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73.5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ource_2.sender_i.routed_msg_pub.network" table:style-name="ta1">
        <table:shapes>
          <draw:frame draw:z-index="0" draw:style-name="gr1" draw:text-style-name="P1" svg:width="658.69pt" svg:height="475.11pt" svg:x="596.32pt" svg:y="60.24pt">
            <draw:object draw:notify-on-update-of-ranges="'source_2.sender_i.routed_msg_pub.network'.D1:'source_2.sender_i.routed_msg_pub.network'.D1 'source_2.sender_i.routed_msg_pub.network'.D2:'source_2.sender_i.routed_msg_pub.network'.D208 'source_2.sender_i.routed_msg_pub.network'.E1:'source_2.sender_i.routed_msg_pub.network'.E1 'source_2.sender_i.routed_msg_pub.network'.E2:'source_2.sender_i.routed_msg_pub.network'.E20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%index</text:p>
          </table:table-cell>
          <table:table-cell office:value-type="string" calcext:value-type="string">
            <text:p><text:s/>%time</text:p>
          </table:table-cell>
          <table:table-cell office:value-type="string" calcext:value-type="string">
            <text:p><text:s/>%length (bits)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data rate (bps)</text:p>
          </table:table-cell>
          <table:table-cell/>
          <table:table-cell office:value-type="string" calcext:value-type="string">
            <text:p><text:s/>%tim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2688065.73086" calcext:value-type="float">
            <text:p>1442688065.73086</text:p>
          </table:table-cell>
          <table:table-cell office:value-type="float" office:value="65632" calcext:value-type="float">
            <text:p>656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42688065.82435" calcext:value-type="float">
            <text:p>1442688065.82435</text:p>
          </table:table-cell>
          <table:table-cell table:formula="of:=[.G2]-[.B2]" office:value-type="float" office:value="0.0934948921203613" calcext:value-type="float">
            <text:p>0.09349489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2688065.79429" calcext:value-type="float">
            <text:p>1442688065.79429</text:p>
          </table:table-cell>
          <table:table-cell office:value-type="float" office:value="65632" calcext:value-type="float">
            <text:p>65632</text:p>
          </table:table-cell>
          <table:table-cell table:formula="of:=[.B3]-[.B$2]" office:value-type="float" office:value="0.0634357929229736" calcext:value-type="float">
            <text:p>0.0634357929</text:p>
          </table:table-cell>
          <table:table-cell table:formula="of:=[.C3]/([.D3]-[.D2])" office:value-type="float" office:value="1034620.94467225" calcext:value-type="float">
            <text:p>1034620.94467225</text:p>
          </table:table-cell>
          <table:table-cell/>
          <table:table-cell office:value-type="float" office:value="1442688065.84426" calcext:value-type="float">
            <text:p>1442688065.84426</text:p>
          </table:table-cell>
          <table:table-cell table:formula="of:=[.G3]-[.B3]" office:value-type="float" office:value="0.0499701499938965" calcext:value-type="float">
            <text:p>0.049970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2688065.85774" calcext:value-type="float">
            <text:p>1442688065.85774</text:p>
          </table:table-cell>
          <table:table-cell office:value-type="float" office:value="65632" calcext:value-type="float">
            <text:p>65632</text:p>
          </table:table-cell>
          <table:table-cell table:formula="of:=[.B4]-[.B$2]" office:value-type="float" office:value="0.126887321472168" calcext:value-type="float">
            <text:p>0.1268873215</text:p>
          </table:table-cell>
          <table:table-cell table:formula="of:=[.C4]/([.D4]-[.D3])" office:value-type="float" office:value="1034364.36443159" calcext:value-type="float">
            <text:p>1034364.36443159</text:p>
          </table:table-cell>
          <table:table-cell/>
          <table:table-cell office:value-type="float" office:value="1442688065.88648" calcext:value-type="float">
            <text:p>1442688065.88648</text:p>
          </table:table-cell>
          <table:table-cell table:formula="of:=[.G4]-[.B4]" office:value-type="float" office:value="0.0287384986877441" calcext:value-type="float">
            <text:p>0.02873849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2688065.92125" calcext:value-type="float">
            <text:p>1442688065.92125</text:p>
          </table:table-cell>
          <table:table-cell office:value-type="float" office:value="65632" calcext:value-type="float">
            <text:p>65632</text:p>
          </table:table-cell>
          <table:table-cell table:formula="of:=[.B5]-[.B$2]" office:value-type="float" office:value="0.190393447875977" calcext:value-type="float">
            <text:p>0.1903934479</text:p>
          </table:table-cell>
          <table:table-cell table:formula="of:=[.C5]/([.D5]-[.D4])" office:value-type="float" office:value="1033475.0947125" calcext:value-type="float">
            <text:p>1033475.0947125</text:p>
          </table:table-cell>
          <table:table-cell/>
          <table:table-cell office:value-type="float" office:value="1442688065.94997" calcext:value-type="float">
            <text:p>1442688065.94997</text:p>
          </table:table-cell>
          <table:table-cell table:formula="of:=[.G5]-[.B5]" office:value-type="float" office:value="0.0287249088287354" calcext:value-type="float">
            <text:p>0.02872490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2688065.9848" calcext:value-type="float">
            <text:p>1442688065.9848</text:p>
          </table:table-cell>
          <table:table-cell office:value-type="float" office:value="65632" calcext:value-type="float">
            <text:p>65632</text:p>
          </table:table-cell>
          <table:table-cell table:formula="of:=[.B6]-[.B$2]" office:value-type="float" office:value="0.253947019577026" calcext:value-type="float">
            <text:p>0.2539470196</text:p>
          </table:table-cell>
          <table:table-cell table:formula="of:=[.C6]/([.D6]-[.D5])" office:value-type="float" office:value="1032703.5639905" calcext:value-type="float">
            <text:p>1032703.5639905</text:p>
          </table:table-cell>
          <table:table-cell/>
          <table:table-cell office:value-type="float" office:value="1442688066.01362" calcext:value-type="float">
            <text:p>1442688066.01362</text:p>
          </table:table-cell>
          <table:table-cell table:formula="of:=[.G6]-[.B6]" office:value-type="float" office:value="0.0288181304931641" calcext:value-type="float">
            <text:p>0.02881813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2688066.04636" calcext:value-type="float">
            <text:p>1442688066.04636</text:p>
          </table:table-cell>
          <table:table-cell office:value-type="float" office:value="65632" calcext:value-type="float">
            <text:p>65632</text:p>
          </table:table-cell>
          <table:table-cell table:formula="of:=[.B7]-[.B$2]" office:value-type="float" office:value="0.31550669670105" calcext:value-type="float">
            <text:p>0.3155066967</text:p>
          </table:table-cell>
          <table:table-cell table:formula="of:=[.C7]/([.D7]-[.D6])" office:value-type="float" office:value="1066152.44046476" calcext:value-type="float">
            <text:p>1066152.44046476</text:p>
          </table:table-cell>
          <table:table-cell/>
          <table:table-cell office:value-type="float" office:value="1442688066.07371" calcext:value-type="float">
            <text:p>1442688066.07371</text:p>
          </table:table-cell>
          <table:table-cell table:formula="of:=[.G7]-[.B7]" office:value-type="float" office:value="0.02734375" calcext:value-type="float">
            <text:p>0.027343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2688066.10682" calcext:value-type="float">
            <text:p>1442688066.10682</text:p>
          </table:table-cell>
          <table:table-cell office:value-type="float" office:value="65632" calcext:value-type="float">
            <text:p>65632</text:p>
          </table:table-cell>
          <table:table-cell table:formula="of:=[.B8]-[.B$2]" office:value-type="float" office:value="0.375964403152466" calcext:value-type="float">
            <text:p>0.3759644032</text:p>
          </table:table-cell>
          <table:table-cell table:formula="of:=[.C8]/([.D8]-[.D7])" office:value-type="float" office:value="1085585.34308181" calcext:value-type="float">
            <text:p>1085585.34308181</text:p>
          </table:table-cell>
          <table:table-cell/>
          <table:table-cell office:value-type="float" office:value="1442688066.13414" calcext:value-type="float">
            <text:p>1442688066.13414</text:p>
          </table:table-cell>
          <table:table-cell table:formula="of:=[.G8]-[.B8]" office:value-type="float" office:value="0.0273163318634033" calcext:value-type="float">
            <text:p>0.02731633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2688066.16737" calcext:value-type="float">
            <text:p>1442688066.16737</text:p>
          </table:table-cell>
          <table:table-cell office:value-type="float" office:value="65632" calcext:value-type="float">
            <text:p>65632</text:p>
          </table:table-cell>
          <table:table-cell table:formula="of:=[.B9]-[.B$2]" office:value-type="float" office:value="0.436511039733887" calcext:value-type="float">
            <text:p>0.4365110397</text:p>
          </table:table-cell>
          <table:table-cell table:formula="of:=[.C9]/([.D9]-[.D8])" office:value-type="float" office:value="1083990.84913231" calcext:value-type="float">
            <text:p>1083990.84913231</text:p>
          </table:table-cell>
          <table:table-cell/>
          <table:table-cell office:value-type="float" office:value="1442688066.19483" calcext:value-type="float">
            <text:p>1442688066.19483</text:p>
          </table:table-cell>
          <table:table-cell table:formula="of:=[.G9]-[.B9]" office:value-type="float" office:value="0.0274660587310791" calcext:value-type="float">
            <text:p>0.02746605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2688066.22793" calcext:value-type="float">
            <text:p>1442688066.22793</text:p>
          </table:table-cell>
          <table:table-cell office:value-type="float" office:value="65632" calcext:value-type="float">
            <text:p>65632</text:p>
          </table:table-cell>
          <table:table-cell table:formula="of:=[.B10]-[.B$2]" office:value-type="float" office:value="0.497075796127319" calcext:value-type="float">
            <text:p>0.4970757961</text:p>
          </table:table-cell>
          <table:table-cell table:formula="of:=[.C10]/([.D10]-[.D9])" office:value-type="float" office:value="1083666.53988749" calcext:value-type="float">
            <text:p>1083666.53988749</text:p>
          </table:table-cell>
          <table:table-cell/>
          <table:table-cell office:value-type="float" office:value="1442688066.25537" calcext:value-type="float">
            <text:p>1442688066.25537</text:p>
          </table:table-cell>
          <table:table-cell table:formula="of:=[.G10]-[.B10]" office:value-type="float" office:value="0.0274434089660645" calcext:value-type="float">
            <text:p>0.0274434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2688066.28854" calcext:value-type="float">
            <text:p>1442688066.28854</text:p>
          </table:table-cell>
          <table:table-cell office:value-type="float" office:value="65632" calcext:value-type="float">
            <text:p>65632</text:p>
          </table:table-cell>
          <table:table-cell table:formula="of:=[.B11]-[.B$2]" office:value-type="float" office:value="0.557685375213623" calcext:value-type="float">
            <text:p>0.5576853752</text:p>
          </table:table-cell>
          <table:table-cell table:formula="of:=[.C11]/([.D11]-[.D10])" office:value-type="float" office:value="1082865.13434691" calcext:value-type="float">
            <text:p>1082865.13434691</text:p>
          </table:table-cell>
          <table:table-cell/>
          <table:table-cell office:value-type="float" office:value="1442688066.31603" calcext:value-type="float">
            <text:p>1442688066.31603</text:p>
          </table:table-cell>
          <table:table-cell table:formula="of:=[.G11]-[.B11]" office:value-type="float" office:value="0.0274865627288818" calcext:value-type="float">
            <text:p>0.02748656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2688066.34918" calcext:value-type="float">
            <text:p>1442688066.34918</text:p>
          </table:table-cell>
          <table:table-cell office:value-type="float" office:value="65632" calcext:value-type="float">
            <text:p>65632</text:p>
          </table:table-cell>
          <table:table-cell table:formula="of:=[.B12]-[.B$2]" office:value-type="float" office:value="0.618326902389526" calcext:value-type="float">
            <text:p>0.6183269024</text:p>
          </table:table-cell>
          <table:table-cell table:formula="of:=[.C12]/([.D12]-[.D11])" office:value-type="float" office:value="1082294.64290404" calcext:value-type="float">
            <text:p>1082294.64290404</text:p>
          </table:table-cell>
          <table:table-cell/>
          <table:table-cell office:value-type="float" office:value="1442688066.37672" calcext:value-type="float">
            <text:p>1442688066.37672</text:p>
          </table:table-cell>
          <table:table-cell table:formula="of:=[.G12]-[.B12]" office:value-type="float" office:value="0.0275404453277588" calcext:value-type="float">
            <text:p>0.02754044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2688066.4098" calcext:value-type="float">
            <text:p>1442688066.4098</text:p>
          </table:table-cell>
          <table:table-cell office:value-type="float" office:value="65632" calcext:value-type="float">
            <text:p>65632</text:p>
          </table:table-cell>
          <table:table-cell table:formula="of:=[.B13]-[.B$2]" office:value-type="float" office:value="0.678946018218994" calcext:value-type="float">
            <text:p>0.6789460182</text:p>
          </table:table-cell>
          <table:table-cell table:formula="of:=[.C13]/([.D13]-[.D12])" office:value-type="float" office:value="1082694.77543411" calcext:value-type="float">
            <text:p>1082694.77543411</text:p>
          </table:table-cell>
          <table:table-cell/>
          <table:table-cell office:value-type="float" office:value="1442688066.43736" calcext:value-type="float">
            <text:p>1442688066.43736</text:p>
          </table:table-cell>
          <table:table-cell table:formula="of:=[.G13]-[.B13]" office:value-type="float" office:value="0.0275552272796631" calcext:value-type="float">
            <text:p>0.027555227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2688066.47037" calcext:value-type="float">
            <text:p>1442688066.47037</text:p>
          </table:table-cell>
          <table:table-cell office:value-type="float" office:value="65632" calcext:value-type="float">
            <text:p>65632</text:p>
          </table:table-cell>
          <table:table-cell table:formula="of:=[.B14]-[.B$2]" office:value-type="float" office:value="0.739512205123901" calcext:value-type="float">
            <text:p>0.7395122051</text:p>
          </table:table-cell>
          <table:table-cell table:formula="of:=[.C14]/([.D14]-[.D13])" office:value-type="float" office:value="1083640.94479064" calcext:value-type="float">
            <text:p>1083640.94479064</text:p>
          </table:table-cell>
          <table:table-cell/>
          <table:table-cell office:value-type="float" office:value="1442688066.49793" calcext:value-type="float">
            <text:p>1442688066.49793</text:p>
          </table:table-cell>
          <table:table-cell table:formula="of:=[.G14]-[.B14]" office:value-type="float" office:value="0.0275595188140869" calcext:value-type="float">
            <text:p>0.02755951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2688066.53088" calcext:value-type="float">
            <text:p>1442688066.53088</text:p>
          </table:table-cell>
          <table:table-cell office:value-type="float" office:value="65632" calcext:value-type="float">
            <text:p>65632</text:p>
          </table:table-cell>
          <table:table-cell table:formula="of:=[.B15]-[.B$2]" office:value-type="float" office:value="0.800027132034302" calcext:value-type="float">
            <text:p>0.800027132</text:p>
          </table:table-cell>
          <table:table-cell table:formula="of:=[.C15]/([.D15]-[.D14])" office:value-type="float" office:value="1084558.85763815" calcext:value-type="float">
            <text:p>1084558.85763815</text:p>
          </table:table-cell>
          <table:table-cell/>
          <table:table-cell office:value-type="float" office:value="1442688066.55826" calcext:value-type="float">
            <text:p>1442688066.55826</text:p>
          </table:table-cell>
          <table:table-cell table:formula="of:=[.G15]-[.B15]" office:value-type="float" office:value="0.0273759365081787" calcext:value-type="float">
            <text:p>0.027375936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2688066.59144" calcext:value-type="float">
            <text:p>1442688066.59144</text:p>
          </table:table-cell>
          <table:table-cell office:value-type="float" office:value="65632" calcext:value-type="float">
            <text:p>65632</text:p>
          </table:table-cell>
          <table:table-cell table:formula="of:=[.B16]-[.B$2]" office:value-type="float" office:value="0.86058521270752" calcext:value-type="float">
            <text:p>0.8605852127</text:p>
          </table:table-cell>
          <table:table-cell table:formula="of:=[.C16]/([.D16]-[.D15])" office:value-type="float" office:value="1083785.99966142" calcext:value-type="float">
            <text:p>1083785.99966142</text:p>
          </table:table-cell>
          <table:table-cell/>
          <table:table-cell office:value-type="float" office:value="1442688066.61891" calcext:value-type="float">
            <text:p>1442688066.61891</text:p>
          </table:table-cell>
          <table:table-cell table:formula="of:=[.G16]-[.B16]" office:value-type="float" office:value="0.0274672508239746" calcext:value-type="float">
            <text:p>0.02746725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2688066.65207" calcext:value-type="float">
            <text:p>1442688066.65207</text:p>
          </table:table-cell>
          <table:table-cell office:value-type="float" office:value="65632" calcext:value-type="float">
            <text:p>65632</text:p>
          </table:table-cell>
          <table:table-cell table:formula="of:=[.B17]-[.B$2]" office:value-type="float" office:value="0.921212196350098" calcext:value-type="float">
            <text:p>0.9212121964</text:p>
          </table:table-cell>
          <table:table-cell table:formula="of:=[.C17]/([.D17]-[.D16])" office:value-type="float" office:value="1082554.26967848" calcext:value-type="float">
            <text:p>1082554.26967848</text:p>
          </table:table-cell>
          <table:table-cell/>
          <table:table-cell office:value-type="float" office:value="1442688066.67948" calcext:value-type="float">
            <text:p>1442688066.67948</text:p>
          </table:table-cell>
          <table:table-cell table:formula="of:=[.G17]-[.B17]" office:value-type="float" office:value="0.027411937713623" calcext:value-type="float">
            <text:p>0.02741193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2688066.71265" calcext:value-type="float">
            <text:p>1442688066.71265</text:p>
          </table:table-cell>
          <table:table-cell office:value-type="float" office:value="65632" calcext:value-type="float">
            <text:p>65632</text:p>
          </table:table-cell>
          <table:table-cell table:formula="of:=[.B18]-[.B$2]" office:value-type="float" office:value="0.981794118881226" calcext:value-type="float">
            <text:p>0.9817941189</text:p>
          </table:table-cell>
          <table:table-cell table:formula="of:=[.C18]/([.D18]-[.D17])" office:value-type="float" office:value="1083359.47850247" calcext:value-type="float">
            <text:p>1083359.47850247</text:p>
          </table:table-cell>
          <table:table-cell/>
          <table:table-cell office:value-type="float" office:value="1442688066.74018" calcext:value-type="float">
            <text:p>1442688066.74018</text:p>
          </table:table-cell>
          <table:table-cell table:formula="of:=[.G18]-[.B18]" office:value-type="float" office:value="0.0275275707244873" calcext:value-type="float">
            <text:p>0.027527570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2688066.77327" calcext:value-type="float">
            <text:p>1442688066.77327</text:p>
          </table:table-cell>
          <table:table-cell office:value-type="float" office:value="65632" calcext:value-type="float">
            <text:p>65632</text:p>
          </table:table-cell>
          <table:table-cell table:formula="of:=[.B19]-[.B$2]" office:value-type="float" office:value="1.0424120426178" calcext:value-type="float">
            <text:p>1.0424120426</text:p>
          </table:table-cell>
          <table:table-cell table:formula="of:=[.C19]/([.D19]-[.D18])" office:value-type="float" office:value="1082716.06736676" calcext:value-type="float">
            <text:p>1082716.06736676</text:p>
          </table:table-cell>
          <table:table-cell/>
          <table:table-cell office:value-type="float" office:value="1442688066.80076" calcext:value-type="float">
            <text:p>1442688066.80076</text:p>
          </table:table-cell>
          <table:table-cell table:formula="of:=[.G19]-[.B19]" office:value-type="float" office:value="0.0274956226348877" calcext:value-type="float">
            <text:p>0.027495622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2688066.83382" calcext:value-type="float">
            <text:p>1442688066.83382</text:p>
          </table:table-cell>
          <table:table-cell office:value-type="float" office:value="65632" calcext:value-type="float">
            <text:p>65632</text:p>
          </table:table-cell>
          <table:table-cell table:formula="of:=[.B20]-[.B$2]" office:value-type="float" office:value="1.10296440124512" calcext:value-type="float">
            <text:p>1.1029644012</text:p>
          </table:table-cell>
          <table:table-cell table:formula="of:=[.C20]/([.D20]-[.D19])" office:value-type="float" office:value="1083888.41471798" calcext:value-type="float">
            <text:p>1083888.41471798</text:p>
          </table:table-cell>
          <table:table-cell/>
          <table:table-cell office:value-type="float" office:value="1442688066.86138" calcext:value-type="float">
            <text:p>1442688066.86138</text:p>
          </table:table-cell>
          <table:table-cell table:formula="of:=[.G20]-[.B20]" office:value-type="float" office:value="0.0275654792785645" calcext:value-type="float">
            <text:p>0.027565479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2688066.89432" calcext:value-type="float">
            <text:p>1442688066.89432</text:p>
          </table:table-cell>
          <table:table-cell office:value-type="float" office:value="65632" calcext:value-type="float">
            <text:p>65632</text:p>
          </table:table-cell>
          <table:table-cell table:formula="of:=[.B21]-[.B$2]" office:value-type="float" office:value="1.1634681224823" calcext:value-type="float">
            <text:p>1.1634681225</text:p>
          </table:table-cell>
          <table:table-cell table:formula="of:=[.C21]/([.D21]-[.D20])" office:value-type="float" office:value="1084759.72482277" calcext:value-type="float">
            <text:p>1084759.72482277</text:p>
          </table:table-cell>
          <table:table-cell/>
          <table:table-cell office:value-type="float" office:value="1442688066.92181" calcext:value-type="float">
            <text:p>1442688066.92181</text:p>
          </table:table-cell>
          <table:table-cell table:formula="of:=[.G21]-[.B21]" office:value-type="float" office:value="0.0274848937988281" calcext:value-type="float">
            <text:p>0.02748489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2688066.95488" calcext:value-type="float">
            <text:p>1442688066.95488</text:p>
          </table:table-cell>
          <table:table-cell office:value-type="float" office:value="65632" calcext:value-type="float">
            <text:p>65632</text:p>
          </table:table-cell>
          <table:table-cell table:formula="of:=[.B22]-[.B$2]" office:value-type="float" office:value="1.22402596473694" calcext:value-type="float">
            <text:p>1.2240259647</text:p>
          </table:table-cell>
          <table:table-cell table:formula="of:=[.C22]/([.D22]-[.D21])" office:value-type="float" office:value="1083790.26656903" calcext:value-type="float">
            <text:p>1083790.26656903</text:p>
          </table:table-cell>
          <table:table-cell/>
          <table:table-cell office:value-type="float" office:value="1442688066.98234" calcext:value-type="float">
            <text:p>1442688066.98234</text:p>
          </table:table-cell>
          <table:table-cell table:formula="of:=[.G22]-[.B22]" office:value-type="float" office:value="0.0274624824523926" calcext:value-type="float">
            <text:p>0.027462482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2688080.0203" calcext:value-type="float">
            <text:p>1442688080.0203</text:p>
          </table:table-cell>
          <table:table-cell office:value-type="float" office:value="65632" calcext:value-type="float">
            <text:p>65632</text:p>
          </table:table-cell>
          <table:table-cell table:formula="of:=[.B23]-[.B$2]" office:value-type="float" office:value="14.2894423007965" calcext:value-type="float">
            <text:p>14.2894423008</text:p>
          </table:table-cell>
          <table:table-cell table:formula="of:=[.C23]/([.D23]-[.D22])" office:value-type="float" office:value="5023.33781885393" calcext:value-type="float">
            <text:p>5023.3378188539</text:p>
          </table:table-cell>
          <table:table-cell/>
          <table:table-cell office:value-type="float" office:value="1442688080.05554" calcext:value-type="float">
            <text:p>1442688080.05554</text:p>
          </table:table-cell>
          <table:table-cell table:formula="of:=[.G23]-[.B23]" office:value-type="float" office:value="0.0352392196655273" calcext:value-type="float">
            <text:p>0.035239219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2688080.10274" calcext:value-type="float">
            <text:p>1442688080.10274</text:p>
          </table:table-cell>
          <table:table-cell office:value-type="float" office:value="65632" calcext:value-type="float">
            <text:p>65632</text:p>
          </table:table-cell>
          <table:table-cell table:formula="of:=[.B24]-[.B$2]" office:value-type="float" office:value="14.3718862533569" calcext:value-type="float">
            <text:p>14.3718862534</text:p>
          </table:table-cell>
          <table:table-cell table:formula="of:=[.C24]/([.D24]-[.D23])" office:value-type="float" office:value="796080.221310314" calcext:value-type="float">
            <text:p>796080.221310314</text:p>
          </table:table-cell>
          <table:table-cell/>
          <table:table-cell office:value-type="float" office:value="1442688080.13794" calcext:value-type="float">
            <text:p>1442688080.13794</text:p>
          </table:table-cell>
          <table:table-cell table:formula="of:=[.G24]-[.B24]" office:value-type="float" office:value="0.0351991653442383" calcext:value-type="float">
            <text:p>0.035199165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2688080.18511" calcext:value-type="float">
            <text:p>1442688080.18511</text:p>
          </table:table-cell>
          <table:table-cell office:value-type="float" office:value="65632" calcext:value-type="float">
            <text:p>65632</text:p>
          </table:table-cell>
          <table:table-cell table:formula="of:=[.B25]-[.B$2]" office:value-type="float" office:value="14.4542582035065" calcext:value-type="float">
            <text:p>14.4542582035</text:p>
          </table:table-cell>
          <table:table-cell table:formula="of:=[.C25]/([.D25]-[.D24])" office:value-type="float" office:value="796776.085558897" calcext:value-type="float">
            <text:p>796776.085558897</text:p>
          </table:table-cell>
          <table:table-cell/>
          <table:table-cell office:value-type="float" office:value="1442688080.22033" calcext:value-type="float">
            <text:p>1442688080.22033</text:p>
          </table:table-cell>
          <table:table-cell table:formula="of:=[.G25]-[.B25]" office:value-type="float" office:value="0.0352151393890381" calcext:value-type="float">
            <text:p>0.035215139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2688080.26751" calcext:value-type="float">
            <text:p>1442688080.26751</text:p>
          </table:table-cell>
          <table:table-cell office:value-type="float" office:value="65632" calcext:value-type="float">
            <text:p>65632</text:p>
          </table:table-cell>
          <table:table-cell table:formula="of:=[.B26]-[.B$2]" office:value-type="float" office:value="14.5366566181183" calcext:value-type="float">
            <text:p>14.5366566181</text:p>
          </table:table-cell>
          <table:table-cell table:formula="of:=[.C26]/([.D26]-[.D25])" office:value-type="float" office:value="796520.179534959" calcext:value-type="float">
            <text:p>796520.179534959</text:p>
          </table:table-cell>
          <table:table-cell/>
          <table:table-cell office:value-type="float" office:value="1442688080.30269" calcext:value-type="float">
            <text:p>1442688080.30269</text:p>
          </table:table-cell>
          <table:table-cell table:formula="of:=[.G26]-[.B26]" office:value-type="float" office:value="0.0351788997650146" calcext:value-type="float">
            <text:p>0.035178899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2688080.34992" calcext:value-type="float">
            <text:p>1442688080.34992</text:p>
          </table:table-cell>
          <table:table-cell office:value-type="float" office:value="65632" calcext:value-type="float">
            <text:p>65632</text:p>
          </table:table-cell>
          <table:table-cell table:formula="of:=[.B27]-[.B$2]" office:value-type="float" office:value="14.6190602779388" calcext:value-type="float">
            <text:p>14.6190602779</text:p>
          </table:table-cell>
          <table:table-cell table:formula="of:=[.C27]/([.D27]-[.D26])" office:value-type="float" office:value="796469.478939663" calcext:value-type="float">
            <text:p>796469.478939663</text:p>
          </table:table-cell>
          <table:table-cell/>
          <table:table-cell office:value-type="float" office:value="1442688080.38512" calcext:value-type="float">
            <text:p>1442688080.38512</text:p>
          </table:table-cell>
          <table:table-cell table:formula="of:=[.G27]-[.B27]" office:value-type="float" office:value="0.0352082252502441" calcext:value-type="float">
            <text:p>0.035208225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2688080.43237" calcext:value-type="float">
            <text:p>1442688080.43237</text:p>
          </table:table-cell>
          <table:table-cell office:value-type="float" office:value="65632" calcext:value-type="float">
            <text:p>65632</text:p>
          </table:table-cell>
          <table:table-cell table:formula="of:=[.B28]-[.B$2]" office:value-type="float" office:value="14.7015109062195" calcext:value-type="float">
            <text:p>14.7015109062</text:p>
          </table:table-cell>
          <table:table-cell table:formula="of:=[.C28]/([.D28]-[.D27])" office:value-type="float" office:value="796015.765660468" calcext:value-type="float">
            <text:p>796015.765660468</text:p>
          </table:table-cell>
          <table:table-cell/>
          <table:table-cell office:value-type="float" office:value="1442688080.46758" calcext:value-type="float">
            <text:p>1442688080.46758</text:p>
          </table:table-cell>
          <table:table-cell table:formula="of:=[.G28]-[.B28]" office:value-type="float" office:value="0.0352098941802979" calcext:value-type="float">
            <text:p>0.035209894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2688080.51477" calcext:value-type="float">
            <text:p>1442688080.51477</text:p>
          </table:table-cell>
          <table:table-cell office:value-type="float" office:value="65632" calcext:value-type="float">
            <text:p>65632</text:p>
          </table:table-cell>
          <table:table-cell table:formula="of:=[.B29]-[.B$2]" office:value-type="float" office:value="14.7839121818542" calcext:value-type="float">
            <text:p>14.7839121819</text:p>
          </table:table-cell>
          <table:table-cell table:formula="of:=[.C29]/([.D29]-[.D28])" office:value-type="float" office:value="796492.523864636" calcext:value-type="float">
            <text:p>796492.523864636</text:p>
          </table:table-cell>
          <table:table-cell/>
          <table:table-cell office:value-type="float" office:value="1442688080.55" calcext:value-type="float">
            <text:p>1442688080.55</text:p>
          </table:table-cell>
          <table:table-cell table:formula="of:=[.G29]-[.B29]" office:value-type="float" office:value="0.0352320671081543" calcext:value-type="float">
            <text:p>0.035232067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2688080.59719" calcext:value-type="float">
            <text:p>1442688080.59719</text:p>
          </table:table-cell>
          <table:table-cell office:value-type="float" office:value="65632" calcext:value-type="float">
            <text:p>65632</text:p>
          </table:table-cell>
          <table:table-cell table:formula="of:=[.B30]-[.B$2]" office:value-type="float" office:value="14.8663351535797" calcext:value-type="float">
            <text:p>14.8663351536</text:p>
          </table:table-cell>
          <table:table-cell table:formula="of:=[.C30]/([.D30]-[.D29])" office:value-type="float" office:value="796282.864182675" calcext:value-type="float">
            <text:p>796282.864182675</text:p>
          </table:table-cell>
          <table:table-cell/>
          <table:table-cell office:value-type="float" office:value="1442688080.63238" calcext:value-type="float">
            <text:p>1442688080.63238</text:p>
          </table:table-cell>
          <table:table-cell table:formula="of:=[.G30]-[.B30]" office:value-type="float" office:value="0.0351889133453369" calcext:value-type="float">
            <text:p>0.035188913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2688080.67962" calcext:value-type="float">
            <text:p>1442688080.67962</text:p>
          </table:table-cell>
          <table:table-cell office:value-type="float" office:value="65632" calcext:value-type="float">
            <text:p>65632</text:p>
          </table:table-cell>
          <table:table-cell table:formula="of:=[.B31]-[.B$2]" office:value-type="float" office:value="14.9487636089325" calcext:value-type="float">
            <text:p>14.9487636089</text:p>
          </table:table-cell>
          <table:table-cell table:formula="of:=[.C31]/([.D31]-[.D30])" office:value-type="float" office:value="796229.890747115" calcext:value-type="float">
            <text:p>796229.890747115</text:p>
          </table:table-cell>
          <table:table-cell/>
          <table:table-cell office:value-type="float" office:value="1442688080.71471" calcext:value-type="float">
            <text:p>1442688080.71471</text:p>
          </table:table-cell>
          <table:table-cell table:formula="of:=[.G31]-[.B31]" office:value-type="float" office:value="0.0350933074951172" calcext:value-type="float">
            <text:p>0.03509330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2688080.7621" calcext:value-type="float">
            <text:p>1442688080.7621</text:p>
          </table:table-cell>
          <table:table-cell office:value-type="float" office:value="65632" calcext:value-type="float">
            <text:p>65632</text:p>
          </table:table-cell>
          <table:table-cell table:formula="of:=[.B32]-[.B$2]" office:value-type="float" office:value="15.0312428474426" calcext:value-type="float">
            <text:p>15.0312428474</text:p>
          </table:table-cell>
          <table:table-cell table:formula="of:=[.C32]/([.D32]-[.D31])" office:value-type="float" office:value="795739.645340417" calcext:value-type="float">
            <text:p>795739.645340417</text:p>
          </table:table-cell>
          <table:table-cell/>
          <table:table-cell office:value-type="float" office:value="1442688080.79731" calcext:value-type="float">
            <text:p>1442688080.79731</text:p>
          </table:table-cell>
          <table:table-cell table:formula="of:=[.G32]-[.B32]" office:value-type="float" office:value="0.035210132598877" calcext:value-type="float">
            <text:p>0.035210132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2688080.84452" calcext:value-type="float">
            <text:p>1442688080.84452</text:p>
          </table:table-cell>
          <table:table-cell office:value-type="float" office:value="65632" calcext:value-type="float">
            <text:p>65632</text:p>
          </table:table-cell>
          <table:table-cell table:formula="of:=[.B33]-[.B$2]" office:value-type="float" office:value="15.1136636734009" calcext:value-type="float">
            <text:p>15.1136636734</text:p>
          </table:table-cell>
          <table:table-cell table:formula="of:=[.C33]/([.D33]-[.D32])" office:value-type="float" office:value="796303.594837112" calcext:value-type="float">
            <text:p>796303.594837112</text:p>
          </table:table-cell>
          <table:table-cell/>
          <table:table-cell office:value-type="float" office:value="1442688080.87975" calcext:value-type="float">
            <text:p>1442688080.87975</text:p>
          </table:table-cell>
          <table:table-cell table:formula="of:=[.G33]-[.B33]" office:value-type="float" office:value="0.0352318286895752" calcext:value-type="float">
            <text:p>0.035231828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2688080.92697" calcext:value-type="float">
            <text:p>1442688080.92697</text:p>
          </table:table-cell>
          <table:table-cell office:value-type="float" office:value="65632" calcext:value-type="float">
            <text:p>65632</text:p>
          </table:table-cell>
          <table:table-cell table:formula="of:=[.B34]-[.B$2]" office:value-type="float" office:value="15.1961114406586" calcext:value-type="float">
            <text:p>15.1961114407</text:p>
          </table:table-cell>
          <table:table-cell table:formula="of:=[.C34]/([.D34]-[.D33])" office:value-type="float" office:value="796043.3882323" calcext:value-type="float">
            <text:p>796043.3882323</text:p>
          </table:table-cell>
          <table:table-cell/>
          <table:table-cell office:value-type="float" office:value="1442688080.96218" calcext:value-type="float">
            <text:p>1442688080.96218</text:p>
          </table:table-cell>
          <table:table-cell table:formula="of:=[.G34]-[.B34]" office:value-type="float" office:value="0.03521728515625" calcext:value-type="float">
            <text:p>0.035217285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2688081.00952" calcext:value-type="float">
            <text:p>1442688081.00952</text:p>
          </table:table-cell>
          <table:table-cell office:value-type="float" office:value="65632" calcext:value-type="float">
            <text:p>65632</text:p>
          </table:table-cell>
          <table:table-cell table:formula="of:=[.B35]-[.B$2]" office:value-type="float" office:value="15.2786641120911" calcext:value-type="float">
            <text:p>15.2786641121</text:p>
          </table:table-cell>
          <table:table-cell table:formula="of:=[.C35]/([.D35]-[.D34])" office:value-type="float" office:value="795031.812552166" calcext:value-type="float">
            <text:p>795031.812552166</text:p>
          </table:table-cell>
          <table:table-cell/>
          <table:table-cell office:value-type="float" office:value="1442688081.04408" calcext:value-type="float">
            <text:p>1442688081.04408</text:p>
          </table:table-cell>
          <table:table-cell table:formula="of:=[.G35]-[.B35]" office:value-type="float" office:value="0.0345637798309326" calcext:value-type="float">
            <text:p>0.034563779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2688081.08817" calcext:value-type="float">
            <text:p>1442688081.08817</text:p>
          </table:table-cell>
          <table:table-cell office:value-type="float" office:value="65632" calcext:value-type="float">
            <text:p>65632</text:p>
          </table:table-cell>
          <table:table-cell table:formula="of:=[.B36]-[.B$2]" office:value-type="float" office:value="15.3573150634766" calcext:value-type="float">
            <text:p>15.3573150635</text:p>
          </table:table-cell>
          <table:table-cell table:formula="of:=[.C36]/([.D36]-[.D35])" office:value-type="float" office:value="834471.787611478" calcext:value-type="float">
            <text:p>834471.787611478</text:p>
          </table:table-cell>
          <table:table-cell/>
          <table:table-cell office:value-type="float" office:value="1442688081.12256" calcext:value-type="float">
            <text:p>1442688081.12256</text:p>
          </table:table-cell>
          <table:table-cell table:formula="of:=[.G36]-[.B36]" office:value-type="float" office:value="0.0343871116638184" calcext:value-type="float">
            <text:p>0.034387111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2688081.16679" calcext:value-type="float">
            <text:p>1442688081.16679</text:p>
          </table:table-cell>
          <table:table-cell office:value-type="float" office:value="65632" calcext:value-type="float">
            <text:p>65632</text:p>
          </table:table-cell>
          <table:table-cell table:formula="of:=[.B37]-[.B$2]" office:value-type="float" office:value="15.4359366893768" calcext:value-type="float">
            <text:p>15.4359366894</text:p>
          </table:table-cell>
          <table:table-cell table:formula="of:=[.C37]/([.D37]-[.D36])" office:value-type="float" office:value="834783.041541956" calcext:value-type="float">
            <text:p>834783.041541956</text:p>
          </table:table-cell>
          <table:table-cell/>
          <table:table-cell office:value-type="float" office:value="1442688081.20122" calcext:value-type="float">
            <text:p>1442688081.20122</text:p>
          </table:table-cell>
          <table:table-cell table:formula="of:=[.G37]-[.B37]" office:value-type="float" office:value="0.0344269275665283" calcext:value-type="float">
            <text:p>0.034426927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2688081.24536" calcext:value-type="float">
            <text:p>1442688081.24536</text:p>
          </table:table-cell>
          <table:table-cell office:value-type="float" office:value="65632" calcext:value-type="float">
            <text:p>65632</text:p>
          </table:table-cell>
          <table:table-cell table:formula="of:=[.B38]-[.B$2]" office:value-type="float" office:value="15.5145065784454" calcext:value-type="float">
            <text:p>15.5145065784</text:p>
          </table:table-cell>
          <table:table-cell table:formula="of:=[.C38]/([.D38]-[.D37])" office:value-type="float" office:value="835332.73087217" calcext:value-type="float">
            <text:p>835332.73087217</text:p>
          </table:table-cell>
          <table:table-cell/>
          <table:table-cell office:value-type="float" office:value="1442688081.27977" calcext:value-type="float">
            <text:p>1442688081.27977</text:p>
          </table:table-cell>
          <table:table-cell table:formula="of:=[.G38]-[.B38]" office:value-type="float" office:value="0.0344109535217285" calcext:value-type="float">
            <text:p>0.034410953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2688081.32394" calcext:value-type="float">
            <text:p>1442688081.32394</text:p>
          </table:table-cell>
          <table:table-cell office:value-type="float" office:value="65632" calcext:value-type="float">
            <text:p>65632</text:p>
          </table:table-cell>
          <table:table-cell table:formula="of:=[.B39]-[.B$2]" office:value-type="float" office:value="15.5930802822113" calcext:value-type="float">
            <text:p>15.5930802822</text:p>
          </table:table-cell>
          <table:table-cell table:formula="of:=[.C39]/([.D39]-[.D38])" office:value-type="float" office:value="835292.176063988" calcext:value-type="float">
            <text:p>835292.176063988</text:p>
          </table:table-cell>
          <table:table-cell/>
          <table:table-cell office:value-type="float" office:value="1442688081.35833" calcext:value-type="float">
            <text:p>1442688081.35833</text:p>
          </table:table-cell>
          <table:table-cell table:formula="of:=[.G39]-[.B39]" office:value-type="float" office:value="0.0343949794769287" calcext:value-type="float">
            <text:p>0.034394979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2688081.40251" calcext:value-type="float">
            <text:p>1442688081.40251</text:p>
          </table:table-cell>
          <table:table-cell office:value-type="float" office:value="65632" calcext:value-type="float">
            <text:p>65632</text:p>
          </table:table-cell>
          <table:table-cell table:formula="of:=[.B40]-[.B$2]" office:value-type="float" office:value="15.671658039093" calcext:value-type="float">
            <text:p>15.6716580391</text:p>
          </table:table-cell>
          <table:table-cell table:formula="of:=[.C40]/([.D40]-[.D39])" office:value-type="float" office:value="835249.090894748" calcext:value-type="float">
            <text:p>835249.090894748</text:p>
          </table:table-cell>
          <table:table-cell/>
          <table:table-cell office:value-type="float" office:value="1442688081.43692" calcext:value-type="float">
            <text:p>1442688081.43692</text:p>
          </table:table-cell>
          <table:table-cell table:formula="of:=[.G40]-[.B40]" office:value-type="float" office:value="0.0344064235687256" calcext:value-type="float">
            <text:p>0.034406423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2688081.48107" calcext:value-type="float">
            <text:p>1442688081.48107</text:p>
          </table:table-cell>
          <table:table-cell office:value-type="float" office:value="65632" calcext:value-type="float">
            <text:p>65632</text:p>
          </table:table-cell>
          <table:table-cell table:formula="of:=[.B41]-[.B$2]" office:value-type="float" office:value="15.7502133846283" calcext:value-type="float">
            <text:p>15.7502133846</text:p>
          </table:table-cell>
          <table:table-cell table:formula="of:=[.C41]/([.D41]-[.D40])" office:value-type="float" office:value="835487.382211633" calcext:value-type="float">
            <text:p>835487.382211633</text:p>
          </table:table-cell>
          <table:table-cell/>
          <table:table-cell office:value-type="float" office:value="1442688081.51548" calcext:value-type="float">
            <text:p>1442688081.51548</text:p>
          </table:table-cell>
          <table:table-cell table:formula="of:=[.G41]-[.B41]" office:value-type="float" office:value="0.0344090461730957" calcext:value-type="float">
            <text:p>0.034409046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2688081.55963" calcext:value-type="float">
            <text:p>1442688081.55963</text:p>
          </table:table-cell>
          <table:table-cell office:value-type="float" office:value="65632" calcext:value-type="float">
            <text:p>65632</text:p>
          </table:table-cell>
          <table:table-cell table:formula="of:=[.B42]-[.B$2]" office:value-type="float" office:value="15.8287713527679" calcext:value-type="float">
            <text:p>15.8287713528</text:p>
          </table:table-cell>
          <table:table-cell table:formula="of:=[.C42]/([.D42]-[.D41])" office:value-type="float" office:value="835459.490033263" calcext:value-type="float">
            <text:p>835459.490033263</text:p>
          </table:table-cell>
          <table:table-cell/>
          <table:table-cell office:value-type="float" office:value="1442688081.59396" calcext:value-type="float">
            <text:p>1442688081.59396</text:p>
          </table:table-cell>
          <table:table-cell table:formula="of:=[.G42]-[.B42]" office:value-type="float" office:value="0.0343332290649414" calcext:value-type="float">
            <text:p>0.034333229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2688081.63817" calcext:value-type="float">
            <text:p>1442688081.63817</text:p>
          </table:table-cell>
          <table:table-cell office:value-type="float" office:value="65632" calcext:value-type="float">
            <text:p>65632</text:p>
          </table:table-cell>
          <table:table-cell table:formula="of:=[.B43]-[.B$2]" office:value-type="float" office:value="15.9073185920715" calcext:value-type="float">
            <text:p>15.9073185921</text:p>
          </table:table-cell>
          <table:table-cell table:formula="of:=[.C43]/([.D43]-[.D42])" office:value-type="float" office:value="835573.606175122" calcext:value-type="float">
            <text:p>835573.606175122</text:p>
          </table:table-cell>
          <table:table-cell/>
          <table:table-cell office:value-type="float" office:value="1442688081.67256" calcext:value-type="float">
            <text:p>1442688081.67256</text:p>
          </table:table-cell>
          <table:table-cell table:formula="of:=[.G43]-[.B43]" office:value-type="float" office:value="0.0343873500823975" calcext:value-type="float">
            <text:p>0.034387350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2688081.71671" calcext:value-type="float">
            <text:p>1442688081.71671</text:p>
          </table:table-cell>
          <table:table-cell office:value-type="float" office:value="65632" calcext:value-type="float">
            <text:p>65632</text:p>
          </table:table-cell>
          <table:table-cell table:formula="of:=[.B44]-[.B$2]" office:value-type="float" office:value="15.9858541488647" calcext:value-type="float">
            <text:p>15.9858541489</text:p>
          </table:table-cell>
          <table:table-cell table:formula="of:=[.C44]/([.D44]-[.D43])" office:value-type="float" office:value="835697.901433507" calcext:value-type="float">
            <text:p>835697.901433507</text:p>
          </table:table-cell>
          <table:table-cell/>
          <table:table-cell office:value-type="float" office:value="1442688081.75119" calcext:value-type="float">
            <text:p>1442688081.75119</text:p>
          </table:table-cell>
          <table:table-cell table:formula="of:=[.G44]-[.B44]" office:value-type="float" office:value="0.0344784259796143" calcext:value-type="float">
            <text:p>0.03447842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2688081.79524" calcext:value-type="float">
            <text:p>1442688081.79524</text:p>
          </table:table-cell>
          <table:table-cell office:value-type="float" office:value="65632" calcext:value-type="float">
            <text:p>65632</text:p>
          </table:table-cell>
          <table:table-cell table:formula="of:=[.B45]-[.B$2]" office:value-type="float" office:value="16.064380645752" calcext:value-type="float">
            <text:p>16.0643806458</text:p>
          </table:table-cell>
          <table:table-cell table:formula="of:=[.C45]/([.D45]-[.D44])" office:value-type="float" office:value="835794.319136275" calcext:value-type="float">
            <text:p>835794.319136275</text:p>
          </table:table-cell>
          <table:table-cell/>
          <table:table-cell office:value-type="float" office:value="1442688081.82965" calcext:value-type="float">
            <text:p>1442688081.82965</text:p>
          </table:table-cell>
          <table:table-cell table:formula="of:=[.G45]-[.B45]" office:value-type="float" office:value="0.034409761428833" calcext:value-type="float">
            <text:p>0.034409761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2688081.87372" calcext:value-type="float">
            <text:p>1442688081.87372</text:p>
          </table:table-cell>
          <table:table-cell office:value-type="float" office:value="65632" calcext:value-type="float">
            <text:p>65632</text:p>
          </table:table-cell>
          <table:table-cell table:formula="of:=[.B46]-[.B$2]" office:value-type="float" office:value="16.1428635120392" calcext:value-type="float">
            <text:p>16.142863512</text:p>
          </table:table-cell>
          <table:table-cell table:formula="of:=[.C46]/([.D46]-[.D45])" office:value-type="float" office:value="836258.958226629" calcext:value-type="float">
            <text:p>836258.958226629</text:p>
          </table:table-cell>
          <table:table-cell/>
          <table:table-cell office:value-type="float" office:value="1442688081.90822" calcext:value-type="float">
            <text:p>1442688081.90822</text:p>
          </table:table-cell>
          <table:table-cell table:formula="of:=[.G46]-[.B46]" office:value-type="float" office:value="0.0345008373260498" calcext:value-type="float">
            <text:p>0.034500837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2688081.95231" calcext:value-type="float">
            <text:p>1442688081.95231</text:p>
          </table:table-cell>
          <table:table-cell office:value-type="float" office:value="65632" calcext:value-type="float">
            <text:p>65632</text:p>
          </table:table-cell>
          <table:table-cell table:formula="of:=[.B47]-[.B$2]" office:value-type="float" office:value="16.2214508056641" calcext:value-type="float">
            <text:p>16.2214508057</text:p>
          </table:table-cell>
          <table:table-cell table:formula="of:=[.C47]/([.D47]-[.D46])" office:value-type="float" office:value="835147.731556737" calcext:value-type="float">
            <text:p>835147.731556737</text:p>
          </table:table-cell>
          <table:table-cell/>
          <table:table-cell office:value-type="float" office:value="1442688081.98677" calcext:value-type="float">
            <text:p>1442688081.98677</text:p>
          </table:table-cell>
          <table:table-cell table:formula="of:=[.G47]-[.B47]" office:value-type="float" office:value="0.034468412399292" calcext:value-type="float">
            <text:p>0.034468412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2688082.02585" calcext:value-type="float">
            <text:p>1442688082.02585</text:p>
          </table:table-cell>
          <table:table-cell office:value-type="float" office:value="65632" calcext:value-type="float">
            <text:p>65632</text:p>
          </table:table-cell>
          <table:table-cell table:formula="of:=[.B48]-[.B$2]" office:value-type="float" office:value="16.2949905395508" calcext:value-type="float">
            <text:p>16.2949905396</text:p>
          </table:table-cell>
          <table:table-cell table:formula="of:=[.C48]/([.D48]-[.D47])" office:value-type="float" office:value="892469.914306463" calcext:value-type="float">
            <text:p>892469.914306463</text:p>
          </table:table-cell>
          <table:table-cell/>
          <table:table-cell office:value-type="float" office:value="1442688082.05799" calcext:value-type="float">
            <text:p>1442688082.05799</text:p>
          </table:table-cell>
          <table:table-cell table:formula="of:=[.G48]-[.B48]" office:value-type="float" office:value="0.032149076461792" calcext:value-type="float">
            <text:p>0.032149076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2688082.0904" calcext:value-type="float">
            <text:p>1442688082.0904</text:p>
          </table:table-cell>
          <table:table-cell office:value-type="float" office:value="65632" calcext:value-type="float">
            <text:p>65632</text:p>
          </table:table-cell>
          <table:table-cell table:formula="of:=[.B49]-[.B$2]" office:value-type="float" office:value="16.3595499992371" calcext:value-type="float">
            <text:p>16.3595499992</text:p>
          </table:table-cell>
          <table:table-cell table:formula="of:=[.C49]/([.D49]-[.D48])" office:value-type="float" office:value="1016613.21700852" calcext:value-type="float">
            <text:p>1016613.21700852</text:p>
          </table:table-cell>
          <table:table-cell/>
          <table:table-cell office:value-type="float" office:value="1442688082.12249" calcext:value-type="float">
            <text:p>1442688082.12249</text:p>
          </table:table-cell>
          <table:table-cell table:formula="of:=[.G49]-[.B49]" office:value-type="float" office:value="0.0320892333984375" calcext:value-type="float">
            <text:p>0.032089233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2688082.15484" calcext:value-type="float">
            <text:p>1442688082.15484</text:p>
          </table:table-cell>
          <table:table-cell office:value-type="float" office:value="65632" calcext:value-type="float">
            <text:p>65632</text:p>
          </table:table-cell>
          <table:table-cell table:formula="of:=[.B50]-[.B$2]" office:value-type="float" office:value="16.4239821434021" calcext:value-type="float">
            <text:p>16.4239821434</text:p>
          </table:table-cell>
          <table:table-cell table:formula="of:=[.C50]/([.D50]-[.D49])" office:value-type="float" office:value="1018622.00692697" calcext:value-type="float">
            <text:p>1018622.00692697</text:p>
          </table:table-cell>
          <table:table-cell/>
          <table:table-cell office:value-type="float" office:value="1442688082.18692" calcext:value-type="float">
            <text:p>1442688082.18692</text:p>
          </table:table-cell>
          <table:table-cell table:formula="of:=[.G50]-[.B50]" office:value-type="float" office:value="0.0320825576782227" calcext:value-type="float">
            <text:p>0.032082557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2688082.21924" calcext:value-type="float">
            <text:p>1442688082.21924</text:p>
          </table:table-cell>
          <table:table-cell office:value-type="float" office:value="65632" calcext:value-type="float">
            <text:p>65632</text:p>
          </table:table-cell>
          <table:table-cell table:formula="of:=[.B51]-[.B$2]" office:value-type="float" office:value="16.4883897304535" calcext:value-type="float">
            <text:p>16.4883897305</text:p>
          </table:table-cell>
          <table:table-cell table:formula="of:=[.C51]/([.D51]-[.D50])" office:value-type="float" office:value="1019010.38378649" calcext:value-type="float">
            <text:p>1019010.38378649</text:p>
          </table:table-cell>
          <table:table-cell/>
          <table:table-cell office:value-type="float" office:value="1442688082.25132" calcext:value-type="float">
            <text:p>1442688082.25132</text:p>
          </table:table-cell>
          <table:table-cell table:formula="of:=[.G51]-[.B51]" office:value-type="float" office:value="0.0320725440979004" calcext:value-type="float">
            <text:p>0.03207254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2688082.28368" calcext:value-type="float">
            <text:p>1442688082.28368</text:p>
          </table:table-cell>
          <table:table-cell office:value-type="float" office:value="65632" calcext:value-type="float">
            <text:p>65632</text:p>
          </table:table-cell>
          <table:table-cell table:formula="of:=[.B52]-[.B$2]" office:value-type="float" office:value="16.5528287887573" calcext:value-type="float">
            <text:p>16.5528287888</text:p>
          </table:table-cell>
          <table:table-cell table:formula="of:=[.C52]/([.D52]-[.D51])" office:value-type="float" office:value="1018512.71150708" calcext:value-type="float">
            <text:p>1018512.71150708</text:p>
          </table:table-cell>
          <table:table-cell/>
          <table:table-cell office:value-type="float" office:value="1442688082.31582" calcext:value-type="float">
            <text:p>1442688082.31582</text:p>
          </table:table-cell>
          <table:table-cell table:formula="of:=[.G52]-[.B52]" office:value-type="float" office:value="0.0321333408355713" calcext:value-type="float">
            <text:p>0.032133340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2688082.34811" calcext:value-type="float">
            <text:p>1442688082.34811</text:p>
          </table:table-cell>
          <table:table-cell office:value-type="float" office:value="65632" calcext:value-type="float">
            <text:p>65632</text:p>
          </table:table-cell>
          <table:table-cell table:formula="of:=[.B53]-[.B$2]" office:value-type="float" office:value="16.617255449295" calcext:value-type="float">
            <text:p>16.6172554493</text:p>
          </table:table-cell>
          <table:table-cell table:formula="of:=[.C53]/([.D53]-[.D52])" office:value-type="float" office:value="1018708.70618189" calcext:value-type="float">
            <text:p>1018708.70618189</text:p>
          </table:table-cell>
          <table:table-cell/>
          <table:table-cell office:value-type="float" office:value="1442688082.38022" calcext:value-type="float">
            <text:p>1442688082.38022</text:p>
          </table:table-cell>
          <table:table-cell table:formula="of:=[.G53]-[.B53]" office:value-type="float" office:value="0.032106876373291" calcext:value-type="float">
            <text:p>0.032106876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2688082.41253" calcext:value-type="float">
            <text:p>1442688082.41253</text:p>
          </table:table-cell>
          <table:table-cell office:value-type="float" office:value="65632" calcext:value-type="float">
            <text:p>65632</text:p>
          </table:table-cell>
          <table:table-cell table:formula="of:=[.B54]-[.B$2]" office:value-type="float" office:value="16.6816704273224" calcext:value-type="float">
            <text:p>16.6816704273</text:p>
          </table:table-cell>
          <table:table-cell table:formula="of:=[.C54]/([.D54]-[.D53])" office:value-type="float" office:value="1018893.46251332" calcext:value-type="float">
            <text:p>1018893.46251332</text:p>
          </table:table-cell>
          <table:table-cell/>
          <table:table-cell office:value-type="float" office:value="1442688082.44468" calcext:value-type="float">
            <text:p>1442688082.44468</text:p>
          </table:table-cell>
          <table:table-cell table:formula="of:=[.G54]-[.B54]" office:value-type="float" office:value="0.032151460647583" calcext:value-type="float">
            <text:p>0.032151460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2688082.477" calcext:value-type="float">
            <text:p>1442688082.477</text:p>
          </table:table-cell>
          <table:table-cell office:value-type="float" office:value="65632" calcext:value-type="float">
            <text:p>65632</text:p>
          </table:table-cell>
          <table:table-cell table:formula="of:=[.B55]-[.B$2]" office:value-type="float" office:value="16.7461402416229" calcext:value-type="float">
            <text:p>16.7461402416</text:p>
          </table:table-cell>
          <table:table-cell table:formula="of:=[.C55]/([.D55]-[.D54])" office:value-type="float" office:value="1018026.8194049" calcext:value-type="float">
            <text:p>1018026.8194049</text:p>
          </table:table-cell>
          <table:table-cell/>
          <table:table-cell office:value-type="float" office:value="1442688082.50912" calcext:value-type="float">
            <text:p>1442688082.50912</text:p>
          </table:table-cell>
          <table:table-cell table:formula="of:=[.G55]-[.B55]" office:value-type="float" office:value="0.0321266651153564" calcext:value-type="float">
            <text:p>0.032126665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2688082.54144" calcext:value-type="float">
            <text:p>1442688082.54144</text:p>
          </table:table-cell>
          <table:table-cell office:value-type="float" office:value="65632" calcext:value-type="float">
            <text:p>65632</text:p>
          </table:table-cell>
          <table:table-cell table:formula="of:=[.B56]-[.B$2]" office:value-type="float" office:value="16.8105864524841" calcext:value-type="float">
            <text:p>16.8105864525</text:p>
          </table:table-cell>
          <table:table-cell table:formula="of:=[.C56]/([.D56]-[.D55])" office:value-type="float" office:value="1018399.67195818" calcext:value-type="float">
            <text:p>1018399.67195818</text:p>
          </table:table-cell>
          <table:table-cell/>
          <table:table-cell office:value-type="float" office:value="1442688082.57355" calcext:value-type="float">
            <text:p>1442688082.57355</text:p>
          </table:table-cell>
          <table:table-cell table:formula="of:=[.G56]-[.B56]" office:value-type="float" office:value="0.0321066379547119" calcext:value-type="float">
            <text:p>0.03210663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2688082.60586" calcext:value-type="float">
            <text:p>1442688082.60586</text:p>
          </table:table-cell>
          <table:table-cell office:value-type="float" office:value="65632" calcext:value-type="float">
            <text:p>65632</text:p>
          </table:table-cell>
          <table:table-cell table:formula="of:=[.B57]-[.B$2]" office:value-type="float" office:value="16.8750023841858" calcext:value-type="float">
            <text:p>16.8750023842</text:p>
          </table:table-cell>
          <table:table-cell table:formula="of:=[.C57]/([.D57]-[.D56])" office:value-type="float" office:value="1018878.3778518" calcext:value-type="float">
            <text:p>1018878.3778518</text:p>
          </table:table-cell>
          <table:table-cell/>
          <table:table-cell office:value-type="float" office:value="1442688082.63791" calcext:value-type="float">
            <text:p>1442688082.63791</text:p>
          </table:table-cell>
          <table:table-cell table:formula="of:=[.G57]-[.B57]" office:value-type="float" office:value="0.0320570468902588" calcext:value-type="float">
            <text:p>0.032057046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2688082.67033" calcext:value-type="float">
            <text:p>1442688082.67033</text:p>
          </table:table-cell>
          <table:table-cell office:value-type="float" office:value="65632" calcext:value-type="float">
            <text:p>65632</text:p>
          </table:table-cell>
          <table:table-cell table:formula="of:=[.B58]-[.B$2]" office:value-type="float" office:value="16.9394731521606" calcext:value-type="float">
            <text:p>16.9394731522</text:p>
          </table:table-cell>
          <table:table-cell table:formula="of:=[.C58]/([.D58]-[.D57])" office:value-type="float" office:value="1018011.76039348" calcext:value-type="float">
            <text:p>1018011.76039348</text:p>
          </table:table-cell>
          <table:table-cell/>
          <table:table-cell office:value-type="float" office:value="1442688082.70237" calcext:value-type="float">
            <text:p>1442688082.70237</text:p>
          </table:table-cell>
          <table:table-cell table:formula="of:=[.G58]-[.B58]" office:value-type="float" office:value="0.0320441722869873" calcext:value-type="float">
            <text:p>0.032044172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2688082.73469" calcext:value-type="float">
            <text:p>1442688082.73469</text:p>
          </table:table-cell>
          <table:table-cell office:value-type="float" office:value="65632" calcext:value-type="float">
            <text:p>65632</text:p>
          </table:table-cell>
          <table:table-cell table:formula="of:=[.B59]-[.B$2]" office:value-type="float" office:value="17.0038375854492" calcext:value-type="float">
            <text:p>17.0038375854</text:p>
          </table:table-cell>
          <table:table-cell table:formula="of:=[.C59]/([.D59]-[.D58])" office:value-type="float" office:value="1019693.58924894" calcext:value-type="float">
            <text:p>1019693.58924894</text:p>
          </table:table-cell>
          <table:table-cell/>
          <table:table-cell office:value-type="float" office:value="1442688082.76678" calcext:value-type="float">
            <text:p>1442688082.76678</text:p>
          </table:table-cell>
          <table:table-cell table:formula="of:=[.G59]-[.B59]" office:value-type="float" office:value="0.0320911407470703" calcext:value-type="float">
            <text:p>0.032091140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2688082.79914" calcext:value-type="float">
            <text:p>1442688082.79914</text:p>
          </table:table-cell>
          <table:table-cell office:value-type="float" office:value="65632" calcext:value-type="float">
            <text:p>65632</text:p>
          </table:table-cell>
          <table:table-cell table:formula="of:=[.B60]-[.B$2]" office:value-type="float" office:value="17.0682857036591" calcext:value-type="float">
            <text:p>17.0682857037</text:p>
          </table:table-cell>
          <table:table-cell table:formula="of:=[.C60]/([.D60]-[.D59])" office:value-type="float" office:value="1018369.532316" calcext:value-type="float">
            <text:p>1018369.532316</text:p>
          </table:table-cell>
          <table:table-cell/>
          <table:table-cell office:value-type="float" office:value="1442688082.83122" calcext:value-type="float">
            <text:p>1442688082.83122</text:p>
          </table:table-cell>
          <table:table-cell table:formula="of:=[.G60]-[.B60]" office:value-type="float" office:value="0.0320839881896973" calcext:value-type="float">
            <text:p>0.032083988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2688082.86353" calcext:value-type="float">
            <text:p>1442688082.86353</text:p>
          </table:table-cell>
          <table:table-cell office:value-type="float" office:value="65632" calcext:value-type="float">
            <text:p>65632</text:p>
          </table:table-cell>
          <table:table-cell table:formula="of:=[.B61]-[.B$2]" office:value-type="float" office:value="17.1326794624329" calcext:value-type="float">
            <text:p>17.1326794624</text:p>
          </table:table-cell>
          <table:table-cell table:formula="of:=[.C61]/([.D61]-[.D60])" office:value-type="float" office:value="1019229.21180212" calcext:value-type="float">
            <text:p>1019229.21180212</text:p>
          </table:table-cell>
          <table:table-cell/>
          <table:table-cell office:value-type="float" office:value="1442688082.8956" calcext:value-type="float">
            <text:p>1442688082.8956</text:p>
          </table:table-cell>
          <table:table-cell table:formula="of:=[.G61]-[.B61]" office:value-type="float" office:value="0.0320694446563721" calcext:value-type="float">
            <text:p>0.032069444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2688082.92795" calcext:value-type="float">
            <text:p>1442688082.92795</text:p>
          </table:table-cell>
          <table:table-cell office:value-type="float" office:value="65632" calcext:value-type="float">
            <text:p>65632</text:p>
          </table:table-cell>
          <table:table-cell table:formula="of:=[.B62]-[.B$2]" office:value-type="float" office:value="17.1970901489258" calcext:value-type="float">
            <text:p>17.1970901489</text:p>
          </table:table-cell>
          <table:table-cell table:formula="of:=[.C62]/([.D62]-[.D61])" office:value-type="float" office:value="1018961.34901798" calcext:value-type="float">
            <text:p>1018961.34901798</text:p>
          </table:table-cell>
          <table:table-cell/>
          <table:table-cell office:value-type="float" office:value="1442688082.96" calcext:value-type="float">
            <text:p>1442688082.96</text:p>
          </table:table-cell>
          <table:table-cell table:formula="of:=[.G62]-[.B62]" office:value-type="float" office:value="0.0320520401000977" calcext:value-type="float">
            <text:p>0.032052040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2688082.99237" calcext:value-type="float">
            <text:p>1442688082.99237</text:p>
          </table:table-cell>
          <table:table-cell office:value-type="float" office:value="65632" calcext:value-type="float">
            <text:p>65632</text:p>
          </table:table-cell>
          <table:table-cell table:formula="of:=[.B63]-[.B$2]" office:value-type="float" office:value="17.2615115642548" calcext:value-type="float">
            <text:p>17.2615115643</text:p>
          </table:table-cell>
          <table:table-cell table:formula="of:=[.C63]/([.D63]-[.D62])" office:value-type="float" office:value="1018791.64971521" calcext:value-type="float">
            <text:p>1018791.64971521</text:p>
          </table:table-cell>
          <table:table-cell/>
          <table:table-cell office:value-type="float" office:value="1442688083.02391" calcext:value-type="float">
            <text:p>1442688083.02391</text:p>
          </table:table-cell>
          <table:table-cell table:formula="of:=[.G63]-[.B63]" office:value-type="float" office:value="0.031545877456665" calcext:value-type="float">
            <text:p>0.031545877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2688083.05899" calcext:value-type="float">
            <text:p>1442688083.05899</text:p>
          </table:table-cell>
          <table:table-cell office:value-type="float" office:value="65632" calcext:value-type="float">
            <text:p>65632</text:p>
          </table:table-cell>
          <table:table-cell table:formula="of:=[.B64]-[.B$2]" office:value-type="float" office:value="17.3281300067902" calcext:value-type="float">
            <text:p>17.3281300068</text:p>
          </table:table-cell>
          <table:table-cell table:formula="of:=[.C64]/([.D64]-[.D63])" office:value-type="float" office:value="985192.650895791" calcext:value-type="float">
            <text:p>985192.650895791</text:p>
          </table:table-cell>
          <table:table-cell/>
          <table:table-cell office:value-type="float" office:value="1442688083.08931" calcext:value-type="float">
            <text:p>1442688083.08931</text:p>
          </table:table-cell>
          <table:table-cell table:formula="of:=[.G64]-[.B64]" office:value-type="float" office:value="0.0303237438201904" calcext:value-type="float">
            <text:p>0.030323743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2688083.12555" calcext:value-type="float">
            <text:p>1442688083.12555</text:p>
          </table:table-cell>
          <table:table-cell office:value-type="float" office:value="65632" calcext:value-type="float">
            <text:p>65632</text:p>
          </table:table-cell>
          <table:table-cell table:formula="of:=[.B65]-[.B$2]" office:value-type="float" office:value="17.3946952819824" calcext:value-type="float">
            <text:p>17.394695282</text:p>
          </table:table-cell>
          <table:table-cell table:formula="of:=[.C65]/([.D65]-[.D64])" office:value-type="float" office:value="985979.548802808" calcext:value-type="float">
            <text:p>985979.548802808</text:p>
          </table:table-cell>
          <table:table-cell/>
          <table:table-cell office:value-type="float" office:value="1442688083.15582" calcext:value-type="float">
            <text:p>1442688083.15582</text:p>
          </table:table-cell>
          <table:table-cell table:formula="of:=[.G65]-[.B65]" office:value-type="float" office:value="0.030266284942627" calcext:value-type="float">
            <text:p>0.030266284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2688083.19209" calcext:value-type="float">
            <text:p>1442688083.19209</text:p>
          </table:table-cell>
          <table:table-cell office:value-type="float" office:value="65632" calcext:value-type="float">
            <text:p>65632</text:p>
          </table:table-cell>
          <table:table-cell table:formula="of:=[.B66]-[.B$2]" office:value-type="float" office:value="17.4612317085266" calcext:value-type="float">
            <text:p>17.4612317085</text:p>
          </table:table-cell>
          <table:table-cell table:formula="of:=[.C66]/([.D66]-[.D65])" office:value-type="float" office:value="986407.04661846" calcext:value-type="float">
            <text:p>986407.04661846</text:p>
          </table:table-cell>
          <table:table-cell/>
          <table:table-cell office:value-type="float" office:value="1442688083.22249" calcext:value-type="float">
            <text:p>1442688083.22249</text:p>
          </table:table-cell>
          <table:table-cell table:formula="of:=[.G66]-[.B66]" office:value-type="float" office:value="0.0304014682769775" calcext:value-type="float">
            <text:p>0.030401468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2688083.25871" calcext:value-type="float">
            <text:p>1442688083.25871</text:p>
          </table:table-cell>
          <table:table-cell office:value-type="float" office:value="65632" calcext:value-type="float">
            <text:p>65632</text:p>
          </table:table-cell>
          <table:table-cell table:formula="of:=[.B67]-[.B$2]" office:value-type="float" office:value="17.5278508663178" calcext:value-type="float">
            <text:p>17.5278508663</text:p>
          </table:table-cell>
          <table:table-cell table:formula="of:=[.C67]/([.D67]-[.D66])" office:value-type="float" office:value="985182.073387469" calcext:value-type="float">
            <text:p>985182.073387469</text:p>
          </table:table-cell>
          <table:table-cell/>
          <table:table-cell office:value-type="float" office:value="1442688083.28896" calcext:value-type="float">
            <text:p>1442688083.28896</text:p>
          </table:table-cell>
          <table:table-cell table:formula="of:=[.G67]-[.B67]" office:value-type="float" office:value="0.0302553176879883" calcext:value-type="float">
            <text:p>0.030255317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2688083.32525" calcext:value-type="float">
            <text:p>1442688083.32525</text:p>
          </table:table-cell>
          <table:table-cell office:value-type="float" office:value="65632" calcext:value-type="float">
            <text:p>65632</text:p>
          </table:table-cell>
          <table:table-cell table:formula="of:=[.B68]-[.B$2]" office:value-type="float" office:value="17.5943918228149" calcext:value-type="float">
            <text:p>17.5943918228</text:p>
          </table:table-cell>
          <table:table-cell table:formula="of:=[.C68]/([.D68]-[.D67])" office:value-type="float" office:value="986339.894329131" calcext:value-type="float">
            <text:p>986339.894329131</text:p>
          </table:table-cell>
          <table:table-cell/>
          <table:table-cell office:value-type="float" office:value="1442688083.3555" calcext:value-type="float">
            <text:p>1442688083.3555</text:p>
          </table:table-cell>
          <table:table-cell table:formula="of:=[.G68]-[.B68]" office:value-type="float" office:value="0.0302574634552002" calcext:value-type="float">
            <text:p>0.030257463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2688083.3918" calcext:value-type="float">
            <text:p>1442688083.3918</text:p>
          </table:table-cell>
          <table:table-cell office:value-type="float" office:value="65632" calcext:value-type="float">
            <text:p>65632</text:p>
          </table:table-cell>
          <table:table-cell table:formula="of:=[.B69]-[.B$2]" office:value-type="float" office:value="17.6609497070313" calcext:value-type="float">
            <text:p>17.660949707</text:p>
          </table:table-cell>
          <table:table-cell table:formula="of:=[.C69]/([.D69]-[.D68])" office:value-type="float" office:value="986089.037726928" calcext:value-type="float">
            <text:p>986089.037726928</text:p>
          </table:table-cell>
          <table:table-cell/>
          <table:table-cell office:value-type="float" office:value="1442688083.42215" calcext:value-type="float">
            <text:p>1442688083.42215</text:p>
          </table:table-cell>
          <table:table-cell table:formula="of:=[.G69]-[.B69]" office:value-type="float" office:value="0.0303413867950439" calcext:value-type="float">
            <text:p>0.030341386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2688083.45836" calcext:value-type="float">
            <text:p>1442688083.45836</text:p>
          </table:table-cell>
          <table:table-cell office:value-type="float" office:value="65632" calcext:value-type="float">
            <text:p>65632</text:p>
          </table:table-cell>
          <table:table-cell table:formula="of:=[.B70]-[.B$2]" office:value-type="float" office:value="17.7275013923645" calcext:value-type="float">
            <text:p>17.7275013924</text:p>
          </table:table-cell>
          <table:table-cell table:formula="of:=[.C70]/([.D70]-[.D69])" office:value-type="float" office:value="986180.885898731" calcext:value-type="float">
            <text:p>986180.885898731</text:p>
          </table:table-cell>
          <table:table-cell/>
          <table:table-cell office:value-type="float" office:value="1442688083.48878" calcext:value-type="float">
            <text:p>1442688083.48878</text:p>
          </table:table-cell>
          <table:table-cell table:formula="of:=[.G70]-[.B70]" office:value-type="float" office:value="0.0304200649261475" calcext:value-type="float">
            <text:p>0.030420064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2688083.52492" calcext:value-type="float">
            <text:p>1442688083.52492</text:p>
          </table:table-cell>
          <table:table-cell office:value-type="float" office:value="65632" calcext:value-type="float">
            <text:p>65632</text:p>
          </table:table-cell>
          <table:table-cell table:formula="of:=[.B71]-[.B$2]" office:value-type="float" office:value="17.7940616607666" calcext:value-type="float">
            <text:p>17.7940616608</text:p>
          </table:table-cell>
          <table:table-cell table:formula="of:=[.C71]/([.D71]-[.D70])" office:value-type="float" office:value="986053.716062384" calcext:value-type="float">
            <text:p>986053.716062384</text:p>
          </table:table-cell>
          <table:table-cell/>
          <table:table-cell office:value-type="float" office:value="1442688083.55529" calcext:value-type="float">
            <text:p>1442688083.55529</text:p>
          </table:table-cell>
          <table:table-cell table:formula="of:=[.G71]-[.B71]" office:value-type="float" office:value="0.0303728580474854" calcext:value-type="float">
            <text:p>0.03037285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2688083.5915" calcext:value-type="float">
            <text:p>1442688083.5915</text:p>
          </table:table-cell>
          <table:table-cell office:value-type="float" office:value="65632" calcext:value-type="float">
            <text:p>65632</text:p>
          </table:table-cell>
          <table:table-cell table:formula="of:=[.B72]-[.B$2]" office:value-type="float" office:value="17.8606493473053" calcext:value-type="float">
            <text:p>17.8606493473</text:p>
          </table:table-cell>
          <table:table-cell table:formula="of:=[.C72]/([.D72]-[.D71])" office:value-type="float" office:value="985647.69872068" calcext:value-type="float">
            <text:p>985647.69872068</text:p>
          </table:table-cell>
          <table:table-cell/>
          <table:table-cell office:value-type="float" office:value="1442688083.62172" calcext:value-type="float">
            <text:p>1442688083.62172</text:p>
          </table:table-cell>
          <table:table-cell table:formula="of:=[.G72]-[.B72]" office:value-type="float" office:value="0.0302143096923828" calcext:value-type="float">
            <text:p>0.030214309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2688083.65812" calcext:value-type="float">
            <text:p>1442688083.65812</text:p>
          </table:table-cell>
          <table:table-cell office:value-type="float" office:value="65632" calcext:value-type="float">
            <text:p>65632</text:p>
          </table:table-cell>
          <table:table-cell table:formula="of:=[.B73]-[.B$2]" office:value-type="float" office:value="17.9272658824921" calcext:value-type="float">
            <text:p>17.9272658825</text:p>
          </table:table-cell>
          <table:table-cell table:formula="of:=[.C73]/([.D73]-[.D72])" office:value-type="float" office:value="985220.858695108" calcext:value-type="float">
            <text:p>985220.858695108</text:p>
          </table:table-cell>
          <table:table-cell/>
          <table:table-cell office:value-type="float" office:value="1442688083.68841" calcext:value-type="float">
            <text:p>1442688083.68841</text:p>
          </table:table-cell>
          <table:table-cell table:formula="of:=[.G73]-[.B73]" office:value-type="float" office:value="0.0302896499633789" calcext:value-type="float">
            <text:p>0.0302896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2688083.7247" calcext:value-type="float">
            <text:p>1442688083.7247</text:p>
          </table:table-cell>
          <table:table-cell office:value-type="float" office:value="65632" calcext:value-type="float">
            <text:p>65632</text:p>
          </table:table-cell>
          <table:table-cell table:formula="of:=[.B74]-[.B$2]" office:value-type="float" office:value="17.9938497543335" calcext:value-type="float">
            <text:p>17.9938497543</text:p>
          </table:table-cell>
          <table:table-cell table:formula="of:=[.C74]/([.D74]-[.D73])" office:value-type="float" office:value="985704.16806494" calcext:value-type="float">
            <text:p>985704.16806494</text:p>
          </table:table-cell>
          <table:table-cell/>
          <table:table-cell office:value-type="float" office:value="1442688083.75501" calcext:value-type="float">
            <text:p>1442688083.75501</text:p>
          </table:table-cell>
          <table:table-cell table:formula="of:=[.G74]-[.B74]" office:value-type="float" office:value="0.0303080081939697" calcext:value-type="float">
            <text:p>0.030308008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2688083.79132" calcext:value-type="float">
            <text:p>1442688083.79132</text:p>
          </table:table-cell>
          <table:table-cell office:value-type="float" office:value="65632" calcext:value-type="float">
            <text:p>65632</text:p>
          </table:table-cell>
          <table:table-cell table:formula="of:=[.B75]-[.B$2]" office:value-type="float" office:value="18.0604643821716" calcext:value-type="float">
            <text:p>18.0604643822</text:p>
          </table:table-cell>
          <table:table-cell table:formula="of:=[.C75]/([.D75]-[.D74])" office:value-type="float" office:value="985249.068109749" calcext:value-type="float">
            <text:p>985249.068109749</text:p>
          </table:table-cell>
          <table:table-cell/>
          <table:table-cell office:value-type="float" office:value="1442688083.8216" calcext:value-type="float">
            <text:p>1442688083.8216</text:p>
          </table:table-cell>
          <table:table-cell table:formula="of:=[.G75]-[.B75]" office:value-type="float" office:value="0.0302836894989014" calcext:value-type="float">
            <text:p>0.030283689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2688083.85785" calcext:value-type="float">
            <text:p>1442688083.85785</text:p>
          </table:table-cell>
          <table:table-cell office:value-type="float" office:value="65632" calcext:value-type="float">
            <text:p>65632</text:p>
          </table:table-cell>
          <table:table-cell table:formula="of:=[.B76]-[.B$2]" office:value-type="float" office:value="18.1269955635071" calcext:value-type="float">
            <text:p>18.1269955635</text:p>
          </table:table-cell>
          <table:table-cell table:formula="of:=[.C76]/([.D76]-[.D75])" office:value-type="float" office:value="986484.813325115" calcext:value-type="float">
            <text:p>986484.813325115</text:p>
          </table:table-cell>
          <table:table-cell/>
          <table:table-cell office:value-type="float" office:value="1442688083.88826" calcext:value-type="float">
            <text:p>1442688083.88826</text:p>
          </table:table-cell>
          <table:table-cell table:formula="of:=[.G76]-[.B76]" office:value-type="float" office:value="0.0304110050201416" calcext:value-type="float">
            <text:p>0.03041100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2688083.92461" calcext:value-type="float">
            <text:p>1442688083.92461</text:p>
          </table:table-cell>
          <table:table-cell office:value-type="float" office:value="65632" calcext:value-type="float">
            <text:p>65632</text:p>
          </table:table-cell>
          <table:table-cell table:formula="of:=[.B77]-[.B$2]" office:value-type="float" office:value="18.1937506198883" calcext:value-type="float">
            <text:p>18.1937506199</text:p>
          </table:table-cell>
          <table:table-cell table:formula="of:=[.C77]/([.D77]-[.D76])" office:value-type="float" office:value="983176.45970049" calcext:value-type="float">
            <text:p>983176.45970049</text:p>
          </table:table-cell>
          <table:table-cell/>
          <table:table-cell office:value-type="float" office:value="1442688083.95493" calcext:value-type="float">
            <text:p>1442688083.95493</text:p>
          </table:table-cell>
          <table:table-cell table:formula="of:=[.G77]-[.B77]" office:value-type="float" office:value="0.0303270816802979" calcext:value-type="float">
            <text:p>0.030327081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2688083.99122" calcext:value-type="float">
            <text:p>1442688083.99122</text:p>
          </table:table-cell>
          <table:table-cell office:value-type="float" office:value="65632" calcext:value-type="float">
            <text:p>65632</text:p>
          </table:table-cell>
          <table:table-cell table:formula="of:=[.B78]-[.B$2]" office:value-type="float" office:value="18.2603604793549" calcext:value-type="float">
            <text:p>18.2603604794</text:p>
          </table:table-cell>
          <table:table-cell table:formula="of:=[.C78]/([.D78]-[.D77])" office:value-type="float" office:value="985319.598714305" calcext:value-type="float">
            <text:p>985319.598714305</text:p>
          </table:table-cell>
          <table:table-cell/>
          <table:table-cell office:value-type="float" office:value="1442688084.02158" calcext:value-type="float">
            <text:p>1442688084.02158</text:p>
          </table:table-cell>
          <table:table-cell table:formula="of:=[.G78]-[.B78]" office:value-type="float" office:value="0.0303628444671631" calcext:value-type="float">
            <text:p>0.030362844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2688084.05786" calcext:value-type="float">
            <text:p>1442688084.05786</text:p>
          </table:table-cell>
          <table:table-cell office:value-type="float" office:value="65632" calcext:value-type="float">
            <text:p>65632</text:p>
          </table:table-cell>
          <table:table-cell table:formula="of:=[.B79]-[.B$2]" office:value-type="float" office:value="18.3270080089569" calcext:value-type="float">
            <text:p>18.327008009</text:p>
          </table:table-cell>
          <table:table-cell table:formula="of:=[.C79]/([.D79]-[.D78])" office:value-type="float" office:value="984762.682006153" calcext:value-type="float">
            <text:p>984762.682006153</text:p>
          </table:table-cell>
          <table:table-cell/>
          <table:table-cell office:value-type="float" office:value="1442688084.08818" calcext:value-type="float">
            <text:p>1442688084.08818</text:p>
          </table:table-cell>
          <table:table-cell table:formula="of:=[.G79]-[.B79]" office:value-type="float" office:value="0.0303137302398682" calcext:value-type="float">
            <text:p>0.030313730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2688084.12449" calcext:value-type="float">
            <text:p>1442688084.12449</text:p>
          </table:table-cell>
          <table:table-cell office:value-type="float" office:value="65632" calcext:value-type="float">
            <text:p>65632</text:p>
          </table:table-cell>
          <table:table-cell table:formula="of:=[.B80]-[.B$2]" office:value-type="float" office:value="18.3936371803284" calcext:value-type="float">
            <text:p>18.3936371803</text:p>
          </table:table-cell>
          <table:table-cell table:formula="of:=[.C80]/([.D80]-[.D79])" office:value-type="float" office:value="985034.012116094" calcext:value-type="float">
            <text:p>985034.012116094</text:p>
          </table:table-cell>
          <table:table-cell/>
          <table:table-cell office:value-type="float" office:value="1442688084.15468" calcext:value-type="float">
            <text:p>1442688084.15468</text:p>
          </table:table-cell>
          <table:table-cell table:formula="of:=[.G80]-[.B80]" office:value-type="float" office:value="0.0301921367645264" calcext:value-type="float">
            <text:p>0.030192136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2688084.19105" calcext:value-type="float">
            <text:p>1442688084.19105</text:p>
          </table:table-cell>
          <table:table-cell office:value-type="float" office:value="65632" calcext:value-type="float">
            <text:p>65632</text:p>
          </table:table-cell>
          <table:table-cell table:formula="of:=[.B81]-[.B$2]" office:value-type="float" office:value="18.4601936340332" calcext:value-type="float">
            <text:p>18.460193634</text:p>
          </table:table-cell>
          <table:table-cell table:formula="of:=[.C81]/([.D81]-[.D80])" office:value-type="float" office:value="986110.231940335" calcext:value-type="float">
            <text:p>986110.231940335</text:p>
          </table:table-cell>
          <table:table-cell/>
          <table:table-cell office:value-type="float" office:value="1442688084.22125" calcext:value-type="float">
            <text:p>1442688084.22125</text:p>
          </table:table-cell>
          <table:table-cell table:formula="of:=[.G81]-[.B81]" office:value-type="float" office:value="0.030200719833374" calcext:value-type="float">
            <text:p>0.030200719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2688084.25754" calcext:value-type="float">
            <text:p>1442688084.25754</text:p>
          </table:table-cell>
          <table:table-cell office:value-type="float" office:value="65632" calcext:value-type="float">
            <text:p>65632</text:p>
          </table:table-cell>
          <table:table-cell table:formula="of:=[.B82]-[.B$2]" office:value-type="float" office:value="18.5266864299774" calcext:value-type="float">
            <text:p>18.52668643</text:p>
          </table:table-cell>
          <table:table-cell table:formula="of:=[.C82]/([.D82]-[.D81])" office:value-type="float" office:value="987054.297657508" calcext:value-type="float">
            <text:p>987054.297657508</text:p>
          </table:table-cell>
          <table:table-cell/>
          <table:table-cell office:value-type="float" office:value="1442688084.28786" calcext:value-type="float">
            <text:p>1442688084.28786</text:p>
          </table:table-cell>
          <table:table-cell table:formula="of:=[.G82]-[.B82]" office:value-type="float" office:value="0.0303139686584473" calcext:value-type="float">
            <text:p>0.030313968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2688084.32405" calcext:value-type="float">
            <text:p>1442688084.32405</text:p>
          </table:table-cell>
          <table:table-cell office:value-type="float" office:value="65632" calcext:value-type="float">
            <text:p>65632</text:p>
          </table:table-cell>
          <table:table-cell table:formula="of:=[.B83]-[.B$2]" office:value-type="float" office:value="18.5931987762451" calcext:value-type="float">
            <text:p>18.5931987762</text:p>
          </table:table-cell>
          <table:table-cell table:formula="of:=[.C83]/([.D83]-[.D82])" office:value-type="float" office:value="986764.167600449" calcext:value-type="float">
            <text:p>986764.167600449</text:p>
          </table:table-cell>
          <table:table-cell/>
          <table:table-cell office:value-type="float" office:value="1442688084.3543" calcext:value-type="float">
            <text:p>1442688084.3543</text:p>
          </table:table-cell>
          <table:table-cell table:formula="of:=[.G83]-[.B83]" office:value-type="float" office:value="0.0302426815032959" calcext:value-type="float">
            <text:p>0.030242681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2688084.39058" calcext:value-type="float">
            <text:p>1442688084.39058</text:p>
          </table:table-cell>
          <table:table-cell office:value-type="float" office:value="65632" calcext:value-type="float">
            <text:p>65632</text:p>
          </table:table-cell>
          <table:table-cell table:formula="of:=[.B84]-[.B$2]" office:value-type="float" office:value="18.6597230434418" calcext:value-type="float">
            <text:p>18.6597230434</text:p>
          </table:table-cell>
          <table:table-cell table:formula="of:=[.C84]/([.D84]-[.D83])" office:value-type="float" office:value="986587.342720851" calcext:value-type="float">
            <text:p>986587.342720851</text:p>
          </table:table-cell>
          <table:table-cell/>
          <table:table-cell office:value-type="float" office:value="1442688084.42094" calcext:value-type="float">
            <text:p>1442688084.42094</text:p>
          </table:table-cell>
          <table:table-cell table:formula="of:=[.G84]-[.B84]" office:value-type="float" office:value="0.0303573608398437" calcext:value-type="float">
            <text:p>0.030357360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2688084.45715" calcext:value-type="float">
            <text:p>1442688084.45715</text:p>
          </table:table-cell>
          <table:table-cell office:value-type="float" office:value="65632" calcext:value-type="float">
            <text:p>65632</text:p>
          </table:table-cell>
          <table:table-cell table:formula="of:=[.B85]-[.B$2]" office:value-type="float" office:value="18.7262954711914" calcext:value-type="float">
            <text:p>18.7262954712</text:p>
          </table:table-cell>
          <table:table-cell table:formula="of:=[.C85]/([.D85]-[.D84])" office:value-type="float" office:value="985873.61492703" calcext:value-type="float">
            <text:p>985873.61492703</text:p>
          </table:table-cell>
          <table:table-cell/>
          <table:table-cell office:value-type="float" office:value="1442688084.48737" calcext:value-type="float">
            <text:p>1442688084.48737</text:p>
          </table:table-cell>
          <table:table-cell table:formula="of:=[.G85]-[.B85]" office:value-type="float" office:value="0.0302174091339111" calcext:value-type="float">
            <text:p>0.030217409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2688084.52372" calcext:value-type="float">
            <text:p>1442688084.52372</text:p>
          </table:table-cell>
          <table:table-cell office:value-type="float" office:value="65632" calcext:value-type="float">
            <text:p>65632</text:p>
          </table:table-cell>
          <table:table-cell table:formula="of:=[.B86]-[.B$2]" office:value-type="float" office:value="18.7928690910339" calcext:value-type="float">
            <text:p>18.792869091</text:p>
          </table:table-cell>
          <table:table-cell table:formula="of:=[.C86]/([.D86]-[.D85])" office:value-type="float" office:value="985855.961494109" calcext:value-type="float">
            <text:p>985855.961494109</text:p>
          </table:table-cell>
          <table:table-cell/>
          <table:table-cell office:value-type="float" office:value="1442688084.55398" calcext:value-type="float">
            <text:p>1442688084.55398</text:p>
          </table:table-cell>
          <table:table-cell table:formula="of:=[.G86]-[.B86]" office:value-type="float" office:value="0.030254602432251" calcext:value-type="float">
            <text:p>0.030254602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2688084.59032" calcext:value-type="float">
            <text:p>1442688084.59032</text:p>
          </table:table-cell>
          <table:table-cell office:value-type="float" office:value="65632" calcext:value-type="float">
            <text:p>65632</text:p>
          </table:table-cell>
          <table:table-cell table:formula="of:=[.B87]-[.B$2]" office:value-type="float" office:value="18.8594691753387" calcext:value-type="float">
            <text:p>18.8594691753</text:p>
          </table:table-cell>
          <table:table-cell table:formula="of:=[.C87]/([.D87]-[.D86])" office:value-type="float" office:value="985464.218027429" calcext:value-type="float">
            <text:p>985464.218027429</text:p>
          </table:table-cell>
          <table:table-cell/>
          <table:table-cell office:value-type="float" office:value="1442688084.62052" calcext:value-type="float">
            <text:p>1442688084.62052</text:p>
          </table:table-cell>
          <table:table-cell table:formula="of:=[.G87]-[.B87]" office:value-type="float" office:value="0.0301990509033203" calcext:value-type="float">
            <text:p>0.030199050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2688084.65685" calcext:value-type="float">
            <text:p>1442688084.65685</text:p>
          </table:table-cell>
          <table:table-cell office:value-type="float" office:value="65632" calcext:value-type="float">
            <text:p>65632</text:p>
          </table:table-cell>
          <table:table-cell table:formula="of:=[.B88]-[.B$2]" office:value-type="float" office:value="18.9259955883026" calcext:value-type="float">
            <text:p>18.9259955883</text:p>
          </table:table-cell>
          <table:table-cell table:formula="of:=[.C88]/([.D88]-[.D87])" office:value-type="float" office:value="986555.520972505" calcext:value-type="float">
            <text:p>986555.520972505</text:p>
          </table:table-cell>
          <table:table-cell/>
          <table:table-cell office:value-type="float" office:value="1442688084.68713" calcext:value-type="float">
            <text:p>1442688084.68713</text:p>
          </table:table-cell>
          <table:table-cell table:formula="of:=[.G88]-[.B88]" office:value-type="float" office:value="0.0302751064300537" calcext:value-type="float">
            <text:p>0.030275106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2688084.72338" calcext:value-type="float">
            <text:p>1442688084.72338</text:p>
          </table:table-cell>
          <table:table-cell office:value-type="float" office:value="65632" calcext:value-type="float">
            <text:p>65632</text:p>
          </table:table-cell>
          <table:table-cell table:formula="of:=[.B89]-[.B$2]" office:value-type="float" office:value="18.992520570755" calcext:value-type="float">
            <text:p>18.9925205708</text:p>
          </table:table-cell>
          <table:table-cell table:formula="of:=[.C89]/([.D89]-[.D88])" office:value-type="float" office:value="986576.735243311" calcext:value-type="float">
            <text:p>986576.735243311</text:p>
          </table:table-cell>
          <table:table-cell/>
          <table:table-cell office:value-type="float" office:value="1442688084.7536" calcext:value-type="float">
            <text:p>1442688084.7536</text:p>
          </table:table-cell>
          <table:table-cell table:formula="of:=[.G89]-[.B89]" office:value-type="float" office:value="0.030224084854126" calcext:value-type="float">
            <text:p>0.030224084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2688084.78991" calcext:value-type="float">
            <text:p>1442688084.78991</text:p>
          </table:table-cell>
          <table:table-cell office:value-type="float" office:value="65632" calcext:value-type="float">
            <text:p>65632</text:p>
          </table:table-cell>
          <table:table-cell table:formula="of:=[.B90]-[.B$2]" office:value-type="float" office:value="19.0590553283691" calcext:value-type="float">
            <text:p>19.0590553284</text:p>
          </table:table-cell>
          <table:table-cell table:formula="of:=[.C90]/([.D90]-[.D89])" office:value-type="float" office:value="986431.789240577" calcext:value-type="float">
            <text:p>986431.789240577</text:p>
          </table:table-cell>
          <table:table-cell/>
          <table:table-cell office:value-type="float" office:value="1442688084.82023" calcext:value-type="float">
            <text:p>1442688084.82023</text:p>
          </table:table-cell>
          <table:table-cell table:formula="of:=[.G90]-[.B90]" office:value-type="float" office:value="0.030320405960083" calcext:value-type="float">
            <text:p>0.03032040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2688084.85648" calcext:value-type="float">
            <text:p>1442688084.85648</text:p>
          </table:table-cell>
          <table:table-cell office:value-type="float" office:value="65632" calcext:value-type="float">
            <text:p>65632</text:p>
          </table:table-cell>
          <table:table-cell table:formula="of:=[.B91]-[.B$2]" office:value-type="float" office:value="19.1256291866302" calcext:value-type="float">
            <text:p>19.1256291866</text:p>
          </table:table-cell>
          <table:table-cell table:formula="of:=[.C91]/([.D91]-[.D90])" office:value-type="float" office:value="985852.430883391" calcext:value-type="float">
            <text:p>985852.430883391</text:p>
          </table:table-cell>
          <table:table-cell/>
          <table:table-cell office:value-type="float" office:value="1442688084.88669" calcext:value-type="float">
            <text:p>1442688084.88669</text:p>
          </table:table-cell>
          <table:table-cell table:formula="of:=[.G91]-[.B91]" office:value-type="float" office:value="0.0302062034606934" calcext:value-type="float">
            <text:p>0.030206203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2688084.92301" calcext:value-type="float">
            <text:p>1442688084.92301</text:p>
          </table:table-cell>
          <table:table-cell office:value-type="float" office:value="65632" calcext:value-type="float">
            <text:p>65632</text:p>
          </table:table-cell>
          <table:table-cell table:formula="of:=[.B92]-[.B$2]" office:value-type="float" office:value="19.1921515464783" calcext:value-type="float">
            <text:p>19.1921515465</text:p>
          </table:table-cell>
          <table:table-cell table:formula="of:=[.C92]/([.D92]-[.D91])" office:value-type="float" office:value="986615.630442808" calcext:value-type="float">
            <text:p>986615.630442808</text:p>
          </table:table-cell>
          <table:table-cell/>
          <table:table-cell office:value-type="float" office:value="1442688084.95325" calcext:value-type="float">
            <text:p>1442688084.95325</text:p>
          </table:table-cell>
          <table:table-cell table:formula="of:=[.G92]-[.B92]" office:value-type="float" office:value="0.0302417278289795" calcext:value-type="float">
            <text:p>0.030241727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2688084.98957" calcext:value-type="float">
            <text:p>1442688084.98957</text:p>
          </table:table-cell>
          <table:table-cell office:value-type="float" office:value="65632" calcext:value-type="float">
            <text:p>65632</text:p>
          </table:table-cell>
          <table:table-cell table:formula="of:=[.B93]-[.B$2]" office:value-type="float" office:value="19.2587115764618" calcext:value-type="float">
            <text:p>19.2587115765</text:p>
          </table:table-cell>
          <table:table-cell table:formula="of:=[.C93]/([.D93]-[.D92])" office:value-type="float" office:value="986057.248114968" calcext:value-type="float">
            <text:p>986057.248114968</text:p>
          </table:table-cell>
          <table:table-cell/>
          <table:table-cell office:value-type="float" office:value="1442688085.01956" calcext:value-type="float">
            <text:p>1442688085.01956</text:p>
          </table:table-cell>
          <table:table-cell table:formula="of:=[.G93]-[.B93]" office:value-type="float" office:value="0.0299932956695557" calcext:value-type="float">
            <text:p>0.029993295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2688085.05316" calcext:value-type="float">
            <text:p>1442688085.05316</text:p>
          </table:table-cell>
          <table:table-cell office:value-type="float" office:value="65632" calcext:value-type="float">
            <text:p>65632</text:p>
          </table:table-cell>
          <table:table-cell table:formula="of:=[.B94]-[.B$2]" office:value-type="float" office:value="19.3223021030426" calcext:value-type="float">
            <text:p>19.322302103</text:p>
          </table:table-cell>
          <table:table-cell table:formula="of:=[.C94]/([.D94]-[.D93])" office:value-type="float" office:value="1032103.42057154" calcext:value-type="float">
            <text:p>1032103.42057154</text:p>
          </table:table-cell>
          <table:table-cell/>
          <table:table-cell office:value-type="float" office:value="1442688085.08186" calcext:value-type="float">
            <text:p>1442688085.08186</text:p>
          </table:table-cell>
          <table:table-cell table:formula="of:=[.G94]-[.B94]" office:value-type="float" office:value="0.0287041664123535" calcext:value-type="float">
            <text:p>0.028704166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2688085.11674" calcext:value-type="float">
            <text:p>1442688085.11674</text:p>
          </table:table-cell>
          <table:table-cell office:value-type="float" office:value="65632" calcext:value-type="float">
            <text:p>65632</text:p>
          </table:table-cell>
          <table:table-cell table:formula="of:=[.B95]-[.B$2]" office:value-type="float" office:value="19.3858833312988" calcext:value-type="float">
            <text:p>19.3858833313</text:p>
          </table:table-cell>
          <table:table-cell table:formula="of:=[.C95]/([.D95]-[.D94])" office:value-type="float" office:value="1032254.35871591" calcext:value-type="float">
            <text:p>1032254.35871591</text:p>
          </table:table-cell>
          <table:table-cell/>
          <table:table-cell office:value-type="float" office:value="1442688085.14531" calcext:value-type="float">
            <text:p>1442688085.14531</text:p>
          </table:table-cell>
          <table:table-cell table:formula="of:=[.G95]-[.B95]" office:value-type="float" office:value="0.0285732746124268" calcext:value-type="float">
            <text:p>0.028573274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2688085.18032" calcext:value-type="float">
            <text:p>1442688085.18032</text:p>
          </table:table-cell>
          <table:table-cell office:value-type="float" office:value="65632" calcext:value-type="float">
            <text:p>65632</text:p>
          </table:table-cell>
          <table:table-cell table:formula="of:=[.B96]-[.B$2]" office:value-type="float" office:value="19.4494626522064" calcext:value-type="float">
            <text:p>19.4494626522</text:p>
          </table:table-cell>
          <table:table-cell table:formula="of:=[.C96]/([.D96]-[.D95])" office:value-type="float" office:value="1032285.32584346" calcext:value-type="float">
            <text:p>1032285.32584346</text:p>
          </table:table-cell>
          <table:table-cell/>
          <table:table-cell office:value-type="float" office:value="1442688085.209" calcext:value-type="float">
            <text:p>1442688085.209</text:p>
          </table:table-cell>
          <table:table-cell table:formula="of:=[.G96]-[.B96]" office:value-type="float" office:value="0.0286843776702881" calcext:value-type="float">
            <text:p>0.028684377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2688085.24386" calcext:value-type="float">
            <text:p>1442688085.24386</text:p>
          </table:table-cell>
          <table:table-cell office:value-type="float" office:value="65632" calcext:value-type="float">
            <text:p>65632</text:p>
          </table:table-cell>
          <table:table-cell table:formula="of:=[.B97]-[.B$2]" office:value-type="float" office:value="19.513002872467" calcext:value-type="float">
            <text:p>19.5130028725</text:p>
          </table:table-cell>
          <table:table-cell table:formula="of:=[.C97]/([.D97]-[.D96])" office:value-type="float" office:value="1032920.5616663" calcext:value-type="float">
            <text:p>1032920.5616663</text:p>
          </table:table-cell>
          <table:table-cell/>
          <table:table-cell office:value-type="float" office:value="1442688085.27255" calcext:value-type="float">
            <text:p>1442688085.27255</text:p>
          </table:table-cell>
          <table:table-cell table:formula="of:=[.G97]-[.B97]" office:value-type="float" office:value="0.0286903381347656" calcext:value-type="float">
            <text:p>0.028690338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2688085.3074" calcext:value-type="float">
            <text:p>1442688085.3074</text:p>
          </table:table-cell>
          <table:table-cell office:value-type="float" office:value="65632" calcext:value-type="float">
            <text:p>65632</text:p>
          </table:table-cell>
          <table:table-cell table:formula="of:=[.B98]-[.B$2]" office:value-type="float" office:value="19.5765459537506" calcext:value-type="float">
            <text:p>19.5765459538</text:p>
          </table:table-cell>
          <table:table-cell table:formula="of:=[.C98]/([.D98]-[.D97])" office:value-type="float" office:value="1032874.05448767" calcext:value-type="float">
            <text:p>1032874.05448767</text:p>
          </table:table-cell>
          <table:table-cell/>
          <table:table-cell office:value-type="float" office:value="1442688085.33611" calcext:value-type="float">
            <text:p>1442688085.33611</text:p>
          </table:table-cell>
          <table:table-cell table:formula="of:=[.G98]-[.B98]" office:value-type="float" office:value="0.0287079811096191" calcext:value-type="float">
            <text:p>0.028707981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2688085.37097" calcext:value-type="float">
            <text:p>1442688085.37097</text:p>
          </table:table-cell>
          <table:table-cell office:value-type="float" office:value="65632" calcext:value-type="float">
            <text:p>65632</text:p>
          </table:table-cell>
          <table:table-cell table:formula="of:=[.B99]-[.B$2]" office:value-type="float" office:value="19.6401152610779" calcext:value-type="float">
            <text:p>19.6401152611</text:p>
          </table:table-cell>
          <table:table-cell table:formula="of:=[.C99]/([.D99]-[.D98])" office:value-type="float" office:value="1032447.93375064" calcext:value-type="float">
            <text:p>1032447.93375064</text:p>
          </table:table-cell>
          <table:table-cell/>
          <table:table-cell office:value-type="float" office:value="1442688085.39963" calcext:value-type="float">
            <text:p>1442688085.39963</text:p>
          </table:table-cell>
          <table:table-cell table:formula="of:=[.G99]-[.B99]" office:value-type="float" office:value="0.0286586284637451" calcext:value-type="float">
            <text:p>0.028658628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2688085.43457" calcext:value-type="float">
            <text:p>1442688085.43457</text:p>
          </table:table-cell>
          <table:table-cell office:value-type="float" office:value="65632" calcext:value-type="float">
            <text:p>65632</text:p>
          </table:table-cell>
          <table:table-cell table:formula="of:=[.B100]-[.B$2]" office:value-type="float" office:value="19.703711271286" calcext:value-type="float">
            <text:p>19.7037112713</text:p>
          </table:table-cell>
          <table:table-cell table:formula="of:=[.C100]/([.D100]-[.D99])" office:value-type="float" office:value="1032014.42645862" calcext:value-type="float">
            <text:p>1032014.42645862</text:p>
          </table:table-cell>
          <table:table-cell/>
          <table:table-cell office:value-type="float" office:value="1442688085.46338" calcext:value-type="float">
            <text:p>1442688085.46338</text:p>
          </table:table-cell>
          <table:table-cell table:formula="of:=[.G100]-[.B100]" office:value-type="float" office:value="0.0288095474243164" calcext:value-type="float">
            <text:p>0.028809547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2688085.49817" calcext:value-type="float">
            <text:p>1442688085.49817</text:p>
          </table:table-cell>
          <table:table-cell office:value-type="float" office:value="65632" calcext:value-type="float">
            <text:p>65632</text:p>
          </table:table-cell>
          <table:table-cell table:formula="of:=[.B101]-[.B$2]" office:value-type="float" office:value="19.7673182487488" calcext:value-type="float">
            <text:p>19.7673182487</text:p>
          </table:table-cell>
          <table:table-cell table:formula="of:=[.C101]/([.D101]-[.D100])" office:value-type="float" office:value="1031836.48426647" calcext:value-type="float">
            <text:p>1031836.48426647</text:p>
          </table:table-cell>
          <table:table-cell/>
          <table:table-cell office:value-type="float" office:value="1442688085.52674" calcext:value-type="float">
            <text:p>1442688085.52674</text:p>
          </table:table-cell>
          <table:table-cell table:formula="of:=[.G101]-[.B101]" office:value-type="float" office:value="0.0285685062408447" calcext:value-type="float">
            <text:p>0.028568506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2688085.56173" calcext:value-type="float">
            <text:p>1442688085.56173</text:p>
          </table:table-cell>
          <table:table-cell office:value-type="float" office:value="65632" calcext:value-type="float">
            <text:p>65632</text:p>
          </table:table-cell>
          <table:table-cell table:formula="of:=[.B102]-[.B$2]" office:value-type="float" office:value="19.8308734893799" calcext:value-type="float">
            <text:p>19.8308734894</text:p>
          </table:table-cell>
          <table:table-cell table:formula="of:=[.C102]/([.D102]-[.D101])" office:value-type="float" office:value="1032676.44569156" calcext:value-type="float">
            <text:p>1032676.44569156</text:p>
          </table:table-cell>
          <table:table-cell/>
          <table:table-cell office:value-type="float" office:value="1442688085.59035" calcext:value-type="float">
            <text:p>1442688085.59035</text:p>
          </table:table-cell>
          <table:table-cell table:formula="of:=[.G102]-[.B102]" office:value-type="float" office:value="0.028618335723877" calcext:value-type="float">
            <text:p>0.028618335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2688085.62524" calcext:value-type="float">
            <text:p>1442688085.62524</text:p>
          </table:table-cell>
          <table:table-cell office:value-type="float" office:value="65632" calcext:value-type="float">
            <text:p>65632</text:p>
          </table:table-cell>
          <table:table-cell table:formula="of:=[.B103]-[.B$2]" office:value-type="float" office:value="19.8943803310394" calcext:value-type="float">
            <text:p>19.894380331</text:p>
          </table:table-cell>
          <table:table-cell table:formula="of:=[.C103]/([.D103]-[.D102])" office:value-type="float" office:value="1033463.4550376" calcext:value-type="float">
            <text:p>1033463.4550376</text:p>
          </table:table-cell>
          <table:table-cell/>
          <table:table-cell office:value-type="float" office:value="1442688085.65384" calcext:value-type="float">
            <text:p>1442688085.65384</text:p>
          </table:table-cell>
          <table:table-cell table:formula="of:=[.G103]-[.B103]" office:value-type="float" office:value="0.0286068916320801" calcext:value-type="float">
            <text:p>0.028606891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2688085.68876" calcext:value-type="float">
            <text:p>1442688085.68876</text:p>
          </table:table-cell>
          <table:table-cell office:value-type="float" office:value="65632" calcext:value-type="float">
            <text:p>65632</text:p>
          </table:table-cell>
          <table:table-cell table:formula="of:=[.B104]-[.B$2]" office:value-type="float" office:value="19.9579036235809" calcext:value-type="float">
            <text:p>19.9579036236</text:p>
          </table:table-cell>
          <table:table-cell table:formula="of:=[.C104]/([.D104]-[.D103])" office:value-type="float" office:value="1033195.81485985" calcext:value-type="float">
            <text:p>1033195.81485985</text:p>
          </table:table-cell>
          <table:table-cell/>
          <table:table-cell office:value-type="float" office:value="1442688085.71737" calcext:value-type="float">
            <text:p>1442688085.71737</text:p>
          </table:table-cell>
          <table:table-cell table:formula="of:=[.G104]-[.B104]" office:value-type="float" office:value="0.0286126136779785" calcext:value-type="float">
            <text:p>0.028612613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2688085.75234" calcext:value-type="float">
            <text:p>1442688085.75234</text:p>
          </table:table-cell>
          <table:table-cell office:value-type="float" office:value="65632" calcext:value-type="float">
            <text:p>65632</text:p>
          </table:table-cell>
          <table:table-cell table:formula="of:=[.B105]-[.B$2]" office:value-type="float" office:value="20.0214831829071" calcext:value-type="float">
            <text:p>20.0214831829</text:p>
          </table:table-cell>
          <table:table-cell table:formula="of:=[.C105]/([.D105]-[.D104])" office:value-type="float" office:value="1032281.4548509" calcext:value-type="float">
            <text:p>1032281.4548509</text:p>
          </table:table-cell>
          <table:table-cell/>
          <table:table-cell office:value-type="float" office:value="1442688085.78075" calcext:value-type="float">
            <text:p>1442688085.78075</text:p>
          </table:table-cell>
          <table:table-cell table:formula="of:=[.G105]-[.B105]" office:value-type="float" office:value="0.0284159183502197" calcext:value-type="float">
            <text:p>0.028415918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2688085.81576" calcext:value-type="float">
            <text:p>1442688085.81576</text:p>
          </table:table-cell>
          <table:table-cell office:value-type="float" office:value="65632" calcext:value-type="float">
            <text:p>65632</text:p>
          </table:table-cell>
          <table:table-cell table:formula="of:=[.B106]-[.B$2]" office:value-type="float" office:value="20.0849094390869" calcext:value-type="float">
            <text:p>20.0849094391</text:p>
          </table:table-cell>
          <table:table-cell table:formula="of:=[.C106]/([.D106]-[.D105])" office:value-type="float" office:value="1034776.50980908" calcext:value-type="float">
            <text:p>1034776.50980908</text:p>
          </table:table-cell>
          <table:table-cell/>
          <table:table-cell office:value-type="float" office:value="1442688085.84429" calcext:value-type="float">
            <text:p>1442688085.84429</text:p>
          </table:table-cell>
          <table:table-cell table:formula="of:=[.G106]-[.B106]" office:value-type="float" office:value="0.0285248756408691" calcext:value-type="float">
            <text:p>0.028524875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2688085.87921" calcext:value-type="float">
            <text:p>1442688085.87921</text:p>
          </table:table-cell>
          <table:table-cell office:value-type="float" office:value="65632" calcext:value-type="float">
            <text:p>65632</text:p>
          </table:table-cell>
          <table:table-cell table:formula="of:=[.B107]-[.B$2]" office:value-type="float" office:value="20.148353099823" calcext:value-type="float">
            <text:p>20.1483530998</text:p>
          </table:table-cell>
          <table:table-cell table:formula="of:=[.C107]/([.D107]-[.D106])" office:value-type="float" office:value="1034492.63864233" calcext:value-type="float">
            <text:p>1034492.63864233</text:p>
          </table:table-cell>
          <table:table-cell/>
          <table:table-cell office:value-type="float" office:value="1442688085.90765" calcext:value-type="float">
            <text:p>1442688085.90765</text:p>
          </table:table-cell>
          <table:table-cell table:formula="of:=[.G107]-[.B107]" office:value-type="float" office:value="0.0284442901611328" calcext:value-type="float">
            <text:p>0.028444290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2688085.94271" calcext:value-type="float">
            <text:p>1442688085.94271</text:p>
          </table:table-cell>
          <table:table-cell office:value-type="float" office:value="65632" calcext:value-type="float">
            <text:p>65632</text:p>
          </table:table-cell>
          <table:table-cell table:formula="of:=[.B108]-[.B$2]" office:value-type="float" office:value="20.211850643158" calcext:value-type="float">
            <text:p>20.2118506432</text:p>
          </table:table-cell>
          <table:table-cell table:formula="of:=[.C108]/([.D108]-[.D107])" office:value-type="float" office:value="1033614.79126491" calcext:value-type="float">
            <text:p>1033614.79126491</text:p>
          </table:table-cell>
          <table:table-cell/>
          <table:table-cell office:value-type="float" office:value="1442688085.97129" calcext:value-type="float">
            <text:p>1442688085.97129</text:p>
          </table:table-cell>
          <table:table-cell table:formula="of:=[.G108]-[.B108]" office:value-type="float" office:value="0.0285861492156982" calcext:value-type="float">
            <text:p>0.028586149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2688086.00615" calcext:value-type="float">
            <text:p>1442688086.00615</text:p>
          </table:table-cell>
          <table:table-cell office:value-type="float" office:value="65632" calcext:value-type="float">
            <text:p>65632</text:p>
          </table:table-cell>
          <table:table-cell table:formula="of:=[.B109]-[.B$2]" office:value-type="float" office:value="20.2752985954285" calcext:value-type="float">
            <text:p>20.2752985954</text:p>
          </table:table-cell>
          <table:table-cell table:formula="of:=[.C109]/([.D109]-[.D108])" office:value-type="float" office:value="1034422.66694724" calcext:value-type="float">
            <text:p>1034422.66694724</text:p>
          </table:table-cell>
          <table:table-cell/>
          <table:table-cell office:value-type="float" office:value="1442688086.03365" calcext:value-type="float">
            <text:p>1442688086.03365</text:p>
          </table:table-cell>
          <table:table-cell table:formula="of:=[.G109]-[.B109]" office:value-type="float" office:value="0.0275003910064697" calcext:value-type="float">
            <text:p>0.02750039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2688086.06677" calcext:value-type="float">
            <text:p>1442688086.06677</text:p>
          </table:table-cell>
          <table:table-cell office:value-type="float" office:value="65632" calcext:value-type="float">
            <text:p>65632</text:p>
          </table:table-cell>
          <table:table-cell table:formula="of:=[.B110]-[.B$2]" office:value-type="float" office:value="20.3359105587006" calcext:value-type="float">
            <text:p>20.3359105587</text:p>
          </table:table-cell>
          <table:table-cell table:formula="of:=[.C110]/([.D110]-[.D109])" office:value-type="float" office:value="1082822.53959288" calcext:value-type="float">
            <text:p>1082822.53959288</text:p>
          </table:table-cell>
          <table:table-cell/>
          <table:table-cell office:value-type="float" office:value="1442688086.0941" calcext:value-type="float">
            <text:p>1442688086.0941</text:p>
          </table:table-cell>
          <table:table-cell table:formula="of:=[.G110]-[.B110]" office:value-type="float" office:value="0.027329683303833" calcext:value-type="float">
            <text:p>0.027329683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2688086.12739" calcext:value-type="float">
            <text:p>1442688086.12739</text:p>
          </table:table-cell>
          <table:table-cell office:value-type="float" office:value="65632" calcext:value-type="float">
            <text:p>65632</text:p>
          </table:table-cell>
          <table:table-cell table:formula="of:=[.B111]-[.B$2]" office:value-type="float" office:value="20.3965311050415" calcext:value-type="float">
            <text:p>20.396531105</text:p>
          </table:table-cell>
          <table:table-cell table:formula="of:=[.C111]/([.D111]-[.D110])" office:value-type="float" office:value="1082669.2262203" calcext:value-type="float">
            <text:p>1082669.2262203</text:p>
          </table:table-cell>
          <table:table-cell/>
          <table:table-cell office:value-type="float" office:value="1442688086.15471" calcext:value-type="float">
            <text:p>1442688086.15471</text:p>
          </table:table-cell>
          <table:table-cell table:formula="of:=[.G111]-[.B111]" office:value-type="float" office:value="0.0273218154907227" calcext:value-type="float">
            <text:p>0.027321815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2688086.18789" calcext:value-type="float">
            <text:p>1442688086.18789</text:p>
          </table:table-cell>
          <table:table-cell office:value-type="float" office:value="65632" calcext:value-type="float">
            <text:p>65632</text:p>
          </table:table-cell>
          <table:table-cell table:formula="of:=[.B112]-[.B$2]" office:value-type="float" office:value="20.4570395946503" calcext:value-type="float">
            <text:p>20.4570395947</text:p>
          </table:table-cell>
          <table:table-cell table:formula="of:=[.C112]/([.D112]-[.D111])" office:value-type="float" office:value="1084674.24033161" calcext:value-type="float">
            <text:p>1084674.24033161</text:p>
          </table:table-cell>
          <table:table-cell/>
          <table:table-cell office:value-type="float" office:value="1442688086.21516" calcext:value-type="float">
            <text:p>1442688086.21516</text:p>
          </table:table-cell>
          <table:table-cell table:formula="of:=[.G112]-[.B112]" office:value-type="float" office:value="0.0272610187530518" calcext:value-type="float">
            <text:p>0.027261018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2688086.24843" calcext:value-type="float">
            <text:p>1442688086.24843</text:p>
          </table:table-cell>
          <table:table-cell office:value-type="float" office:value="65632" calcext:value-type="float">
            <text:p>65632</text:p>
          </table:table-cell>
          <table:table-cell table:formula="of:=[.B113]-[.B$2]" office:value-type="float" office:value="20.5175716876984" calcext:value-type="float">
            <text:p>20.5175716877</text:p>
          </table:table-cell>
          <table:table-cell table:formula="of:=[.C113]/([.D113]-[.D112])" office:value-type="float" office:value="1084251.29043286" calcext:value-type="float">
            <text:p>1084251.29043286</text:p>
          </table:table-cell>
          <table:table-cell/>
          <table:table-cell office:value-type="float" office:value="1442688086.27578" calcext:value-type="float">
            <text:p>1442688086.27578</text:p>
          </table:table-cell>
          <table:table-cell table:formula="of:=[.G113]-[.B113]" office:value-type="float" office:value="0.027350902557373" calcext:value-type="float">
            <text:p>0.027350902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2688086.30899" calcext:value-type="float">
            <text:p>1442688086.30899</text:p>
          </table:table-cell>
          <table:table-cell office:value-type="float" office:value="65632" calcext:value-type="float">
            <text:p>65632</text:p>
          </table:table-cell>
          <table:table-cell table:formula="of:=[.B114]-[.B$2]" office:value-type="float" office:value="20.5781393051147" calcext:value-type="float">
            <text:p>20.5781393051</text:p>
          </table:table-cell>
          <table:table-cell table:formula="of:=[.C114]/([.D114]-[.D113])" office:value-type="float" office:value="1083615.35090281" calcext:value-type="float">
            <text:p>1083615.35090281</text:p>
          </table:table-cell>
          <table:table-cell/>
          <table:table-cell office:value-type="float" office:value="1442688086.33634" calcext:value-type="float">
            <text:p>1442688086.33634</text:p>
          </table:table-cell>
          <table:table-cell table:formula="of:=[.G114]-[.B114]" office:value-type="float" office:value="0.0273504257202148" calcext:value-type="float">
            <text:p>0.027350425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2688086.36958" calcext:value-type="float">
            <text:p>1442688086.36958</text:p>
          </table:table-cell>
          <table:table-cell office:value-type="float" office:value="65632" calcext:value-type="float">
            <text:p>65632</text:p>
          </table:table-cell>
          <table:table-cell table:formula="of:=[.B115]-[.B$2]" office:value-type="float" office:value="20.6387202739716" calcext:value-type="float">
            <text:p>20.638720274</text:p>
          </table:table-cell>
          <table:table-cell table:formula="of:=[.C115]/([.D115]-[.D114])" office:value-type="float" office:value="1083376.53290305" calcext:value-type="float">
            <text:p>1083376.53290305</text:p>
          </table:table-cell>
          <table:table-cell/>
          <table:table-cell office:value-type="float" office:value="1442688086.39679" calcext:value-type="float">
            <text:p>1442688086.39679</text:p>
          </table:table-cell>
          <table:table-cell table:formula="of:=[.G115]-[.B115]" office:value-type="float" office:value="0.0272109508514404" calcext:value-type="float">
            <text:p>0.027210950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2688086.43011" calcext:value-type="float">
            <text:p>1442688086.43011</text:p>
          </table:table-cell>
          <table:table-cell office:value-type="float" office:value="65632" calcext:value-type="float">
            <text:p>65632</text:p>
          </table:table-cell>
          <table:table-cell table:formula="of:=[.B116]-[.B$2]" office:value-type="float" office:value="20.6992518901825" calcext:value-type="float">
            <text:p>20.6992518902</text:p>
          </table:table-cell>
          <table:table-cell table:formula="of:=[.C116]/([.D116]-[.D115])" office:value-type="float" office:value="1084259.83161079" calcext:value-type="float">
            <text:p>1084259.83161079</text:p>
          </table:table-cell>
          <table:table-cell/>
          <table:table-cell office:value-type="float" office:value="1442688086.45754" calcext:value-type="float">
            <text:p>1442688086.45754</text:p>
          </table:table-cell>
          <table:table-cell table:formula="of:=[.G116]-[.B116]" office:value-type="float" office:value="0.027437686920166" calcext:value-type="float">
            <text:p>0.027437686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2688086.49065" calcext:value-type="float">
            <text:p>1442688086.49065</text:p>
          </table:table-cell>
          <table:table-cell office:value-type="float" office:value="65632" calcext:value-type="float">
            <text:p>65632</text:p>
          </table:table-cell>
          <table:table-cell table:formula="of:=[.B117]-[.B$2]" office:value-type="float" office:value="20.7597920894623" calcext:value-type="float">
            <text:p>20.7597920895</text:p>
          </table:table-cell>
          <table:table-cell table:formula="of:=[.C117]/([.D117]-[.D116])" office:value-type="float" office:value="1084106.11099384" calcext:value-type="float">
            <text:p>1084106.11099384</text:p>
          </table:table-cell>
          <table:table-cell/>
          <table:table-cell office:value-type="float" office:value="1442688086.51794" calcext:value-type="float">
            <text:p>1442688086.51794</text:p>
          </table:table-cell>
          <table:table-cell table:formula="of:=[.G117]-[.B117]" office:value-type="float" office:value="0.0272965431213379" calcext:value-type="float">
            <text:p>0.027296543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2688086.55123" calcext:value-type="float">
            <text:p>1442688086.55123</text:p>
          </table:table-cell>
          <table:table-cell office:value-type="float" office:value="65632" calcext:value-type="float">
            <text:p>65632</text:p>
          </table:table-cell>
          <table:table-cell table:formula="of:=[.B118]-[.B$2]" office:value-type="float" office:value="20.8203740119934" calcext:value-type="float">
            <text:p>20.820374012</text:p>
          </table:table-cell>
          <table:table-cell table:formula="of:=[.C118]/([.D118]-[.D117])" office:value-type="float" office:value="1083359.47850247" calcext:value-type="float">
            <text:p>1083359.47850247</text:p>
          </table:table-cell>
          <table:table-cell/>
          <table:table-cell office:value-type="float" office:value="1442688086.57855" calcext:value-type="float">
            <text:p>1442688086.57855</text:p>
          </table:table-cell>
          <table:table-cell table:formula="of:=[.G118]-[.B118]" office:value-type="float" office:value="0.0273227691650391" calcext:value-type="float">
            <text:p>0.027322769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2688086.61189" calcext:value-type="float">
            <text:p>1442688086.61189</text:p>
          </table:table-cell>
          <table:table-cell office:value-type="float" office:value="65632" calcext:value-type="float">
            <text:p>65632</text:p>
          </table:table-cell>
          <table:table-cell table:formula="of:=[.B119]-[.B$2]" office:value-type="float" office:value="20.8810374736786" calcext:value-type="float">
            <text:p>20.8810374737</text:p>
          </table:table-cell>
          <table:table-cell table:formula="of:=[.C119]/([.D119]-[.D118])" office:value-type="float" office:value="1081903.31011118" calcext:value-type="float">
            <text:p>1081903.31011118</text:p>
          </table:table-cell>
          <table:table-cell/>
          <table:table-cell office:value-type="float" office:value="1442688086.6392" calcext:value-type="float">
            <text:p>1442688086.6392</text:p>
          </table:table-cell>
          <table:table-cell table:formula="of:=[.G119]-[.B119]" office:value-type="float" office:value="0.0273058414459229" calcext:value-type="float">
            <text:p>0.027305841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2688086.67245" calcext:value-type="float">
            <text:p>1442688086.67245</text:p>
          </table:table-cell>
          <table:table-cell office:value-type="float" office:value="65632" calcext:value-type="float">
            <text:p>65632</text:p>
          </table:table-cell>
          <table:table-cell table:formula="of:=[.B120]-[.B$2]" office:value-type="float" office:value="20.9415996074677" calcext:value-type="float">
            <text:p>20.9415996075</text:p>
          </table:table-cell>
          <table:table-cell table:formula="of:=[.C120]/([.D120]-[.D119])" office:value-type="float" office:value="1083713.46737213" calcext:value-type="float">
            <text:p>1083713.46737213</text:p>
          </table:table-cell>
          <table:table-cell/>
          <table:table-cell office:value-type="float" office:value="1442688086.69971" calcext:value-type="float">
            <text:p>1442688086.69971</text:p>
          </table:table-cell>
          <table:table-cell table:formula="of:=[.G120]-[.B120]" office:value-type="float" office:value="0.0272588729858398" calcext:value-type="float">
            <text:p>0.02725887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2688086.73301" calcext:value-type="float">
            <text:p>1442688086.73301</text:p>
          </table:table-cell>
          <table:table-cell office:value-type="float" office:value="65632" calcext:value-type="float">
            <text:p>65632</text:p>
          </table:table-cell>
          <table:table-cell table:formula="of:=[.B121]-[.B$2]" office:value-type="float" office:value="21.0021553039551" calcext:value-type="float">
            <text:p>21.002155304</text:p>
          </table:table-cell>
          <table:table-cell table:formula="of:=[.C121]/([.D121]-[.D120])" office:value-type="float" office:value="1083828.6702495" calcext:value-type="float">
            <text:p>1083828.6702495</text:p>
          </table:table-cell>
          <table:table-cell/>
          <table:table-cell office:value-type="float" office:value="1442688086.76029" calcext:value-type="float">
            <text:p>1442688086.76029</text:p>
          </table:table-cell>
          <table:table-cell table:formula="of:=[.G121]-[.B121]" office:value-type="float" office:value="0.0272789001464844" calcext:value-type="float">
            <text:p>0.027278900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2688086.79359" calcext:value-type="float">
            <text:p>1442688086.79359</text:p>
          </table:table-cell>
          <table:table-cell office:value-type="float" office:value="65632" calcext:value-type="float">
            <text:p>65632</text:p>
          </table:table-cell>
          <table:table-cell table:formula="of:=[.B122]-[.B$2]" office:value-type="float" office:value="21.0627331733704" calcext:value-type="float">
            <text:p>21.0627331734</text:p>
          </table:table-cell>
          <table:table-cell table:formula="of:=[.C122]/([.D122]-[.D121])" office:value-type="float" office:value="1083431.96341339" calcext:value-type="float">
            <text:p>1083431.96341339</text:p>
          </table:table-cell>
          <table:table-cell/>
          <table:table-cell office:value-type="float" office:value="1442688086.82094" calcext:value-type="float">
            <text:p>1442688086.82094</text:p>
          </table:table-cell>
          <table:table-cell table:formula="of:=[.G122]-[.B122]" office:value-type="float" office:value="0.0273556709289551" calcext:value-type="float">
            <text:p>0.027355670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2688086.85408" calcext:value-type="float">
            <text:p>1442688086.85408</text:p>
          </table:table-cell>
          <table:table-cell office:value-type="float" office:value="65632" calcext:value-type="float">
            <text:p>65632</text:p>
          </table:table-cell>
          <table:table-cell table:formula="of:=[.B123]-[.B$2]" office:value-type="float" office:value="21.1232271194458" calcext:value-type="float">
            <text:p>21.1232271194</text:p>
          </table:table-cell>
          <table:table-cell table:formula="of:=[.C123]/([.D123]-[.D122])" office:value-type="float" office:value="1084935.01016041" calcext:value-type="float">
            <text:p>1084935.01016041</text:p>
          </table:table-cell>
          <table:table-cell/>
          <table:table-cell office:value-type="float" office:value="1442688086.88136" calcext:value-type="float">
            <text:p>1442688086.88136</text:p>
          </table:table-cell>
          <table:table-cell table:formula="of:=[.G123]-[.B123]" office:value-type="float" office:value="0.0272769927978516" calcext:value-type="float">
            <text:p>0.027276992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2688086.9146" calcext:value-type="float">
            <text:p>1442688086.9146</text:p>
          </table:table-cell>
          <table:table-cell office:value-type="float" office:value="65632" calcext:value-type="float">
            <text:p>65632</text:p>
          </table:table-cell>
          <table:table-cell table:formula="of:=[.B124]-[.B$2]" office:value-type="float" office:value="21.1837463378906" calcext:value-type="float">
            <text:p>21.1837463379</text:p>
          </table:table-cell>
          <table:table-cell table:formula="of:=[.C124]/([.D124]-[.D123])" office:value-type="float" office:value="1084481.94947919" calcext:value-type="float">
            <text:p>1084481.94947919</text:p>
          </table:table-cell>
          <table:table-cell/>
          <table:table-cell office:value-type="float" office:value="1442688086.94197" calcext:value-type="float">
            <text:p>1442688086.94197</text:p>
          </table:table-cell>
          <table:table-cell table:formula="of:=[.G124]-[.B124]" office:value-type="float" office:value="0.0273687839508057" calcext:value-type="float">
            <text:p>0.02736878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2688086.97524" calcext:value-type="float">
            <text:p>1442688086.97524</text:p>
          </table:table-cell>
          <table:table-cell office:value-type="float" office:value="65632" calcext:value-type="float">
            <text:p>65632</text:p>
          </table:table-cell>
          <table:table-cell table:formula="of:=[.B125]-[.B$2]" office:value-type="float" office:value="21.2443833351135" calcext:value-type="float">
            <text:p>21.2443833351</text:p>
          </table:table-cell>
          <table:table-cell table:formula="of:=[.C125]/([.D125]-[.D124])" office:value-type="float" office:value="1082375.4969056" calcext:value-type="float">
            <text:p>1082375.4969056</text:p>
          </table:table-cell>
          <table:table-cell/>
          <table:table-cell office:value-type="float" office:value="1442688087.00257" calcext:value-type="float">
            <text:p>1442688087.00257</text:p>
          </table:table-cell>
          <table:table-cell table:formula="of:=[.G125]-[.B125]" office:value-type="float" office:value="0.0273351669311523" calcext:value-type="float">
            <text:p>0.027335166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2688100.04886" calcext:value-type="float">
            <text:p>1442688100.04886</text:p>
          </table:table-cell>
          <table:table-cell office:value-type="float" office:value="65632" calcext:value-type="float">
            <text:p>65632</text:p>
          </table:table-cell>
          <table:table-cell table:formula="of:=[.B126]-[.B$2]" office:value-type="float" office:value="34.3180027008057" calcext:value-type="float">
            <text:p>34.3180027008</text:p>
          </table:table-cell>
          <table:table-cell table:formula="of:=[.C126]/([.D126]-[.D125])" office:value-type="float" office:value="5020.18593047246" calcext:value-type="float">
            <text:p>5020.1859304725</text:p>
          </table:table-cell>
          <table:table-cell/>
          <table:table-cell office:value-type="float" office:value="1442688100.08419" calcext:value-type="float">
            <text:p>1442688100.08419</text:p>
          </table:table-cell>
          <table:table-cell table:formula="of:=[.G126]-[.B126]" office:value-type="float" office:value="0.0353362560272217" calcext:value-type="float">
            <text:p>0.03533625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2688100.13144" calcext:value-type="float">
            <text:p>1442688100.13144</text:p>
          </table:table-cell>
          <table:table-cell office:value-type="float" office:value="65632" calcext:value-type="float">
            <text:p>65632</text:p>
          </table:table-cell>
          <table:table-cell table:formula="of:=[.B127]-[.B$2]" office:value-type="float" office:value="34.4005815982819" calcext:value-type="float">
            <text:p>34.4005815983</text:p>
          </table:table-cell>
          <table:table-cell table:formula="of:=[.C127]/([.D127]-[.D126])" office:value-type="float" office:value="794779.320212149" calcext:value-type="float">
            <text:p>794779.320212149</text:p>
          </table:table-cell>
          <table:table-cell/>
          <table:table-cell office:value-type="float" office:value="1442688100.16659" calcext:value-type="float">
            <text:p>1442688100.16659</text:p>
          </table:table-cell>
          <table:table-cell table:formula="of:=[.G127]-[.B127]" office:value-type="float" office:value="0.0351560115814209" calcext:value-type="float">
            <text:p>0.035156011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2688100.21385" calcext:value-type="float">
            <text:p>1442688100.21385</text:p>
          </table:table-cell>
          <table:table-cell office:value-type="float" office:value="65632" calcext:value-type="float">
            <text:p>65632</text:p>
          </table:table-cell>
          <table:table-cell table:formula="of:=[.B128]-[.B$2]" office:value-type="float" office:value="34.4829943180084" calcext:value-type="float">
            <text:p>34.482994318</text:p>
          </table:table-cell>
          <table:table-cell table:formula="of:=[.C128]/([.D128]-[.D127])" office:value-type="float" office:value="796381.920385114" calcext:value-type="float">
            <text:p>796381.920385114</text:p>
          </table:table-cell>
          <table:table-cell/>
          <table:table-cell office:value-type="float" office:value="1442688100.24905" calcext:value-type="float">
            <text:p>1442688100.24905</text:p>
          </table:table-cell>
          <table:table-cell table:formula="of:=[.G128]-[.B128]" office:value-type="float" office:value="0.0352053642272949" calcext:value-type="float">
            <text:p>0.035205364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2688100.29636" calcext:value-type="float">
            <text:p>1442688100.29636</text:p>
          </table:table-cell>
          <table:table-cell office:value-type="float" office:value="65632" calcext:value-type="float">
            <text:p>65632</text:p>
          </table:table-cell>
          <table:table-cell table:formula="of:=[.B129]-[.B$2]" office:value-type="float" office:value="34.5655069351196" calcext:value-type="float">
            <text:p>34.5655069351</text:p>
          </table:table-cell>
          <table:table-cell table:formula="of:=[.C129]/([.D129]-[.D128])" office:value-type="float" office:value="795417.746979771" calcext:value-type="float">
            <text:p>795417.746979771</text:p>
          </table:table-cell>
          <table:table-cell/>
          <table:table-cell office:value-type="float" office:value="1442688100.33151" calcext:value-type="float">
            <text:p>1442688100.33151</text:p>
          </table:table-cell>
          <table:table-cell table:formula="of:=[.G129]-[.B129]" office:value-type="float" office:value="0.035149097442627" calcext:value-type="float">
            <text:p>0.035149097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2688100.37877" calcext:value-type="float">
            <text:p>1442688100.37877</text:p>
          </table:table-cell>
          <table:table-cell office:value-type="float" office:value="65632" calcext:value-type="float">
            <text:p>65632</text:p>
          </table:table-cell>
          <table:table-cell table:formula="of:=[.B130]-[.B$2]" office:value-type="float" office:value="34.6479158401489" calcext:value-type="float">
            <text:p>34.6479158401</text:p>
          </table:table-cell>
          <table:table-cell table:formula="of:=[.C130]/([.D130]-[.D129])" office:value-type="float" office:value="796418.784798408" calcext:value-type="float">
            <text:p>796418.784798408</text:p>
          </table:table-cell>
          <table:table-cell/>
          <table:table-cell office:value-type="float" office:value="1442688100.41406" calcext:value-type="float">
            <text:p>1442688100.41406</text:p>
          </table:table-cell>
          <table:table-cell table:formula="of:=[.G130]-[.B130]" office:value-type="float" office:value="0.0352864265441895" calcext:value-type="float">
            <text:p>0.035286426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2688100.46139" calcext:value-type="float">
            <text:p>1442688100.46139</text:p>
          </table:table-cell>
          <table:table-cell office:value-type="float" office:value="65632" calcext:value-type="float">
            <text:p>65632</text:p>
          </table:table-cell>
          <table:table-cell table:formula="of:=[.B131]-[.B$2]" office:value-type="float" office:value="34.7305374145508" calcext:value-type="float">
            <text:p>34.7305374146</text:p>
          </table:table-cell>
          <table:table-cell table:formula="of:=[.C131]/([.D131]-[.D130])" office:value-type="float" office:value="794368.788965199" calcext:value-type="float">
            <text:p>794368.788965199</text:p>
          </table:table-cell>
          <table:table-cell/>
          <table:table-cell office:value-type="float" office:value="1442688100.49662" calcext:value-type="float">
            <text:p>1442688100.49662</text:p>
          </table:table-cell>
          <table:table-cell table:formula="of:=[.G131]-[.B131]" office:value-type="float" office:value="0.0352303981781006" calcext:value-type="float">
            <text:p>0.035230398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2688100.54387" calcext:value-type="float">
            <text:p>1442688100.54387</text:p>
          </table:table-cell>
          <table:table-cell office:value-type="float" office:value="65632" calcext:value-type="float">
            <text:p>65632</text:p>
          </table:table-cell>
          <table:table-cell table:formula="of:=[.B132]-[.B$2]" office:value-type="float" office:value="34.8130159378052" calcext:value-type="float">
            <text:p>34.8130159378</text:p>
          </table:table-cell>
          <table:table-cell table:formula="of:=[.C132]/([.D132]-[.D131])" office:value-type="float" office:value="795746.54601376" calcext:value-type="float">
            <text:p>795746.54601376</text:p>
          </table:table-cell>
          <table:table-cell/>
          <table:table-cell office:value-type="float" office:value="1442688100.57909" calcext:value-type="float">
            <text:p>1442688100.57909</text:p>
          </table:table-cell>
          <table:table-cell table:formula="of:=[.G132]-[.B132]" office:value-type="float" office:value="0.0352141857147217" calcext:value-type="float">
            <text:p>0.035214185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2688100.62634" calcext:value-type="float">
            <text:p>1442688100.62634</text:p>
          </table:table-cell>
          <table:table-cell office:value-type="float" office:value="65632" calcext:value-type="float">
            <text:p>65632</text:p>
          </table:table-cell>
          <table:table-cell table:formula="of:=[.B133]-[.B$2]" office:value-type="float" office:value="34.8954820632935" calcext:value-type="float">
            <text:p>34.8954820633</text:p>
          </table:table-cell>
          <table:table-cell table:formula="of:=[.C133]/([.D133]-[.D132])" office:value-type="float" office:value="795866.176704598" calcext:value-type="float">
            <text:p>795866.176704598</text:p>
          </table:table-cell>
          <table:table-cell/>
          <table:table-cell office:value-type="float" office:value="1442688100.66152" calcext:value-type="float">
            <text:p>1442688100.66152</text:p>
          </table:table-cell>
          <table:table-cell table:formula="of:=[.G133]-[.B133]" office:value-type="float" office:value="0.0351784229278564" calcext:value-type="float">
            <text:p>0.035178422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2688100.70875" calcext:value-type="float">
            <text:p>1442688100.70875</text:p>
          </table:table-cell>
          <table:table-cell office:value-type="float" office:value="65632" calcext:value-type="float">
            <text:p>65632</text:p>
          </table:table-cell>
          <table:table-cell table:formula="of:=[.B134]-[.B$2]" office:value-type="float" office:value="34.9778909683228" calcext:value-type="float">
            <text:p>34.9778909683</text:p>
          </table:table-cell>
          <table:table-cell table:formula="of:=[.C134]/([.D134]-[.D133])" office:value-type="float" office:value="796418.784798408" calcext:value-type="float">
            <text:p>796418.784798408</text:p>
          </table:table-cell>
          <table:table-cell/>
          <table:table-cell office:value-type="float" office:value="1442688100.74387" calcext:value-type="float">
            <text:p>1442688100.74387</text:p>
          </table:table-cell>
          <table:table-cell table:formula="of:=[.G134]-[.B134]" office:value-type="float" office:value="0.0351231098175049" calcext:value-type="float">
            <text:p>0.035123109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2688100.79124" calcext:value-type="float">
            <text:p>1442688100.79124</text:p>
          </table:table-cell>
          <table:table-cell office:value-type="float" office:value="65632" calcext:value-type="float">
            <text:p>65632</text:p>
          </table:table-cell>
          <table:table-cell table:formula="of:=[.B135]-[.B$2]" office:value-type="float" office:value="35.0603866577148" calcext:value-type="float">
            <text:p>35.0603866577</text:p>
          </table:table-cell>
          <table:table-cell table:formula="of:=[.C135]/([.D135]-[.D134])" office:value-type="float" office:value="795580.9628799" calcext:value-type="float">
            <text:p>795580.9628799</text:p>
          </table:table-cell>
          <table:table-cell/>
          <table:table-cell office:value-type="float" office:value="1442688100.82638" calcext:value-type="float">
            <text:p>1442688100.82638</text:p>
          </table:table-cell>
          <table:table-cell table:formula="of:=[.G135]-[.B135]" office:value-type="float" office:value="0.0351355075836182" calcext:value-type="float">
            <text:p>0.035135507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2688100.87363" calcext:value-type="float">
            <text:p>1442688100.87363</text:p>
          </table:table-cell>
          <table:table-cell office:value-type="float" office:value="65632" calcext:value-type="float">
            <text:p>65632</text:p>
          </table:table-cell>
          <table:table-cell table:formula="of:=[.B136]-[.B$2]" office:value-type="float" office:value="35.142772436142" calcext:value-type="float">
            <text:p>35.1427724361</text:p>
          </table:table-cell>
          <table:table-cell table:formula="of:=[.C136]/([.D136]-[.D135])" office:value-type="float" office:value="796642.348388516" calcext:value-type="float">
            <text:p>796642.348388516</text:p>
          </table:table-cell>
          <table:table-cell/>
          <table:table-cell office:value-type="float" office:value="1442688100.90883" calcext:value-type="float">
            <text:p>1442688100.90883</text:p>
          </table:table-cell>
          <table:table-cell table:formula="of:=[.G136]-[.B136]" office:value-type="float" office:value="0.0352039337158203" calcext:value-type="float">
            <text:p>0.035203933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2688100.95614" calcext:value-type="float">
            <text:p>1442688100.95614</text:p>
          </table:table-cell>
          <table:table-cell office:value-type="float" office:value="65632" calcext:value-type="float">
            <text:p>65632</text:p>
          </table:table-cell>
          <table:table-cell table:formula="of:=[.B137]-[.B$2]" office:value-type="float" office:value="35.2252886295319" calcext:value-type="float">
            <text:p>35.2252886295</text:p>
          </table:table-cell>
          <table:table-cell table:formula="of:=[.C137]/([.D137]-[.D136])" office:value-type="float" office:value="795383.273315651" calcext:value-type="float">
            <text:p>795383.273315651</text:p>
          </table:table-cell>
          <table:table-cell/>
          <table:table-cell office:value-type="float" office:value="1442688100.99148" calcext:value-type="float">
            <text:p>1442688100.99148</text:p>
          </table:table-cell>
          <table:table-cell table:formula="of:=[.G137]-[.B137]" office:value-type="float" office:value="0.0353398323059082" calcext:value-type="float">
            <text:p>0.035339832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2688101.03674" calcext:value-type="float">
            <text:p>1442688101.03674</text:p>
          </table:table-cell>
          <table:table-cell office:value-type="float" office:value="65632" calcext:value-type="float">
            <text:p>65632</text:p>
          </table:table-cell>
          <table:table-cell table:formula="of:=[.B138]-[.B$2]" office:value-type="float" office:value="35.3058888912201" calcext:value-type="float">
            <text:p>35.3058888912</text:p>
          </table:table-cell>
          <table:table-cell table:formula="of:=[.C138]/([.D138]-[.D137])" office:value-type="float" office:value="814290.160171803" calcext:value-type="float">
            <text:p>814290.160171803</text:p>
          </table:table-cell>
          <table:table-cell/>
          <table:table-cell office:value-type="float" office:value="1442688101.07126" calcext:value-type="float">
            <text:p>1442688101.07126</text:p>
          </table:table-cell>
          <table:table-cell table:formula="of:=[.G138]-[.B138]" office:value-type="float" office:value="0.0345146656036377" calcext:value-type="float">
            <text:p>0.034514665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2688101.11536" calcext:value-type="float">
            <text:p>1442688101.11536</text:p>
          </table:table-cell>
          <table:table-cell office:value-type="float" office:value="65632" calcext:value-type="float">
            <text:p>65632</text:p>
          </table:table-cell>
          <table:table-cell table:formula="of:=[.B139]-[.B$2]" office:value-type="float" office:value="35.3845024108887" calcext:value-type="float">
            <text:p>35.3845024109</text:p>
          </table:table-cell>
          <table:table-cell table:formula="of:=[.C139]/([.D139]-[.D138])" office:value-type="float" office:value="834869.120180512" calcext:value-type="float">
            <text:p>834869.120180512</text:p>
          </table:table-cell>
          <table:table-cell/>
          <table:table-cell office:value-type="float" office:value="1442688101.14972" calcext:value-type="float">
            <text:p>1442688101.14972</text:p>
          </table:table-cell>
          <table:table-cell table:formula="of:=[.G139]-[.B139]" office:value-type="float" office:value="0.03436279296875" calcext:value-type="float">
            <text:p>0.03436279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2688101.1939" calcext:value-type="float">
            <text:p>1442688101.1939</text:p>
          </table:table-cell>
          <table:table-cell office:value-type="float" office:value="65632" calcext:value-type="float">
            <text:p>65632</text:p>
          </table:table-cell>
          <table:table-cell table:formula="of:=[.B140]-[.B$2]" office:value-type="float" office:value="35.4630422592163" calcext:value-type="float">
            <text:p>35.4630422592</text:p>
          </table:table-cell>
          <table:table-cell table:formula="of:=[.C140]/([.D140]-[.D139])" office:value-type="float" office:value="835652.237654059" calcext:value-type="float">
            <text:p>835652.237654059</text:p>
          </table:table-cell>
          <table:table-cell/>
          <table:table-cell office:value-type="float" office:value="1442688101.22847" calcext:value-type="float">
            <text:p>1442688101.22847</text:p>
          </table:table-cell>
          <table:table-cell table:formula="of:=[.G140]-[.B140]" office:value-type="float" office:value="0.0345714092254639" calcext:value-type="float">
            <text:p>0.034571409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2688101.27256" calcext:value-type="float">
            <text:p>1442688101.27256</text:p>
          </table:table-cell>
          <table:table-cell office:value-type="float" office:value="65632" calcext:value-type="float">
            <text:p>65632</text:p>
          </table:table-cell>
          <table:table-cell table:formula="of:=[.B141]-[.B$2]" office:value-type="float" office:value="35.5417075157166" calcext:value-type="float">
            <text:p>35.5417075157</text:p>
          </table:table-cell>
          <table:table-cell table:formula="of:=[.C141]/([.D141]-[.D140])" office:value-type="float" office:value="834320.040636953" calcext:value-type="float">
            <text:p>834320.040636953</text:p>
          </table:table-cell>
          <table:table-cell/>
          <table:table-cell office:value-type="float" office:value="1442688101.30701" calcext:value-type="float">
            <text:p>1442688101.30701</text:p>
          </table:table-cell>
          <table:table-cell table:formula="of:=[.G141]-[.B141]" office:value-type="float" office:value="0.0344464778900146" calcext:value-type="float">
            <text:p>0.034446477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2688101.35114" calcext:value-type="float">
            <text:p>1442688101.35114</text:p>
          </table:table-cell>
          <table:table-cell office:value-type="float" office:value="65632" calcext:value-type="float">
            <text:p>65632</text:p>
          </table:table-cell>
          <table:table-cell table:formula="of:=[.B142]-[.B$2]" office:value-type="float" office:value="35.6202869415283" calcext:value-type="float">
            <text:p>35.6202869415</text:p>
          </table:table-cell>
          <table:table-cell table:formula="of:=[.C142]/([.D142]-[.D141])" office:value-type="float" office:value="835231.351234579" calcext:value-type="float">
            <text:p>835231.351234579</text:p>
          </table:table-cell>
          <table:table-cell/>
          <table:table-cell office:value-type="float" office:value="1442688101.38559" calcext:value-type="float">
            <text:p>1442688101.38559</text:p>
          </table:table-cell>
          <table:table-cell table:formula="of:=[.G142]-[.B142]" office:value-type="float" office:value="0.0344433784484863" calcext:value-type="float">
            <text:p>0.034443378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2688101.42965" calcext:value-type="float">
            <text:p>1442688101.42965</text:p>
          </table:table-cell>
          <table:table-cell office:value-type="float" office:value="65632" calcext:value-type="float">
            <text:p>65632</text:p>
          </table:table-cell>
          <table:table-cell table:formula="of:=[.B143]-[.B$2]" office:value-type="float" office:value="35.698793888092" calcext:value-type="float">
            <text:p>35.6987938881</text:p>
          </table:table-cell>
          <table:table-cell table:formula="of:=[.C143]/([.D143]-[.D142])" office:value-type="float" office:value="836002.454212499" calcext:value-type="float">
            <text:p>836002.454212499</text:p>
          </table:table-cell>
          <table:table-cell/>
          <table:table-cell office:value-type="float" office:value="1442688101.4642" calcext:value-type="float">
            <text:p>1442688101.4642</text:p>
          </table:table-cell>
          <table:table-cell table:formula="of:=[.G143]-[.B143]" office:value-type="float" office:value="0.0345513820648193" calcext:value-type="float">
            <text:p>0.034551382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2688101.5082" calcext:value-type="float">
            <text:p>1442688101.5082</text:p>
          </table:table-cell>
          <table:table-cell office:value-type="float" office:value="65632" calcext:value-type="float">
            <text:p>65632</text:p>
          </table:table-cell>
          <table:table-cell table:formula="of:=[.B144]-[.B$2]" office:value-type="float" office:value="35.7773432731628" calcext:value-type="float">
            <text:p>35.7773432732</text:p>
          </table:table-cell>
          <table:table-cell table:formula="of:=[.C144]/([.D144]-[.D143])" office:value-type="float" office:value="835550.780452862" calcext:value-type="float">
            <text:p>835550.780452862</text:p>
          </table:table-cell>
          <table:table-cell/>
          <table:table-cell office:value-type="float" office:value="1442688101.54265" calcext:value-type="float">
            <text:p>1442688101.54265</text:p>
          </table:table-cell>
          <table:table-cell table:formula="of:=[.G144]-[.B144]" office:value-type="float" office:value="0.0344531536102295" calcext:value-type="float">
            <text:p>0.034453153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2688101.58676" calcext:value-type="float">
            <text:p>1442688101.58676</text:p>
          </table:table-cell>
          <table:table-cell office:value-type="float" office:value="65632" calcext:value-type="float">
            <text:p>65632</text:p>
          </table:table-cell>
          <table:table-cell table:formula="of:=[.B145]-[.B$2]" office:value-type="float" office:value="35.8559029102325" calcext:value-type="float">
            <text:p>35.8559029102</text:p>
          </table:table-cell>
          <table:table-cell table:formula="of:=[.C145]/([.D145]-[.D144])" office:value-type="float" office:value="835441.741434828" calcext:value-type="float">
            <text:p>835441.741434828</text:p>
          </table:table-cell>
          <table:table-cell/>
          <table:table-cell office:value-type="float" office:value="1442688101.62112" calcext:value-type="float">
            <text:p>1442688101.62112</text:p>
          </table:table-cell>
          <table:table-cell table:formula="of:=[.G145]-[.B145]" office:value-type="float" office:value="0.0343666076660156" calcext:value-type="float">
            <text:p>0.034366607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2688101.66533" calcext:value-type="float">
            <text:p>1442688101.66533</text:p>
          </table:table-cell>
          <table:table-cell office:value-type="float" office:value="65632" calcext:value-type="float">
            <text:p>65632</text:p>
          </table:table-cell>
          <table:table-cell table:formula="of:=[.B146]-[.B$2]" office:value-type="float" office:value="35.9344725608826" calcext:value-type="float">
            <text:p>35.9344725609</text:p>
          </table:table-cell>
          <table:table-cell table:formula="of:=[.C146]/([.D146]-[.D145])" office:value-type="float" office:value="835335.265678435" calcext:value-type="float">
            <text:p>835335.265678435</text:p>
          </table:table-cell>
          <table:table-cell/>
          <table:table-cell office:value-type="float" office:value="1442688101.69982" calcext:value-type="float">
            <text:p>1442688101.69982</text:p>
          </table:table-cell>
          <table:table-cell table:formula="of:=[.G146]-[.B146]" office:value-type="float" office:value="0.0344958305358887" calcext:value-type="float">
            <text:p>0.034495830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2688101.74389" calcext:value-type="float">
            <text:p>1442688101.74389</text:p>
          </table:table-cell>
          <table:table-cell office:value-type="float" office:value="65632" calcext:value-type="float">
            <text:p>65632</text:p>
          </table:table-cell>
          <table:table-cell table:formula="of:=[.B147]-[.B$2]" office:value-type="float" office:value="36.0130391120911" calcext:value-type="float">
            <text:p>36.0130391121</text:p>
          </table:table-cell>
          <table:table-cell table:formula="of:=[.C147]/([.D147]-[.D146])" office:value-type="float" office:value="835368.219559861" calcext:value-type="float">
            <text:p>835368.219559861</text:p>
          </table:table-cell>
          <table:table-cell/>
          <table:table-cell office:value-type="float" office:value="1442688101.77839" calcext:value-type="float">
            <text:p>1442688101.77839</text:p>
          </table:table-cell>
          <table:table-cell table:formula="of:=[.G147]-[.B147]" office:value-type="float" office:value="0.0344932079315186" calcext:value-type="float">
            <text:p>0.034493207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2688101.8224" calcext:value-type="float">
            <text:p>1442688101.8224</text:p>
          </table:table-cell>
          <table:table-cell office:value-type="float" office:value="65632" calcext:value-type="float">
            <text:p>65632</text:p>
          </table:table-cell>
          <table:table-cell table:formula="of:=[.B148]-[.B$2]" office:value-type="float" office:value="36.0915484428406" calcext:value-type="float">
            <text:p>36.0915484428</text:p>
          </table:table-cell>
          <table:table-cell table:formula="of:=[.C148]/([.D148]-[.D147])" office:value-type="float" office:value="835977.066336261" calcext:value-type="float">
            <text:p>835977.066336261</text:p>
          </table:table-cell>
          <table:table-cell/>
          <table:table-cell office:value-type="float" office:value="1442688101.85686" calcext:value-type="float">
            <text:p>1442688101.85686</text:p>
          </table:table-cell>
          <table:table-cell table:formula="of:=[.G148]-[.B148]" office:value-type="float" office:value="0.0344610214233398" calcext:value-type="float">
            <text:p>0.034461021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2688101.90102" calcext:value-type="float">
            <text:p>1442688101.90102</text:p>
          </table:table-cell>
          <table:table-cell office:value-type="float" office:value="65632" calcext:value-type="float">
            <text:p>65632</text:p>
          </table:table-cell>
          <table:table-cell table:formula="of:=[.B149]-[.B$2]" office:value-type="float" office:value="36.1701683998108" calcext:value-type="float">
            <text:p>36.1701683998</text:p>
          </table:table-cell>
          <table:table-cell table:formula="of:=[.C149]/([.D149]-[.D148])" office:value-type="float" office:value="834800.762163539" calcext:value-type="float">
            <text:p>834800.762163539</text:p>
          </table:table-cell>
          <table:table-cell/>
          <table:table-cell office:value-type="float" office:value="1442688101.93537" calcext:value-type="float">
            <text:p>1442688101.93537</text:p>
          </table:table-cell>
          <table:table-cell table:formula="of:=[.G149]-[.B149]" office:value-type="float" office:value="0.0343499183654785" calcext:value-type="float">
            <text:p>0.034349918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2688101.9796" calcext:value-type="float">
            <text:p>1442688101.9796</text:p>
          </table:table-cell>
          <table:table-cell office:value-type="float" office:value="65632" calcext:value-type="float">
            <text:p>65632</text:p>
          </table:table-cell>
          <table:table-cell table:formula="of:=[.B150]-[.B$2]" office:value-type="float" office:value="36.2487423419952" calcext:value-type="float">
            <text:p>36.248742342</text:p>
          </table:table-cell>
          <table:table-cell table:formula="of:=[.C150]/([.D150]-[.D149])" office:value-type="float" office:value="835289.641519224" calcext:value-type="float">
            <text:p>835289.641519224</text:p>
          </table:table-cell>
          <table:table-cell/>
          <table:table-cell office:value-type="float" office:value="1442688102.01411" calcext:value-type="float">
            <text:p>1442688102.01411</text:p>
          </table:table-cell>
          <table:table-cell table:formula="of:=[.G150]-[.B150]" office:value-type="float" office:value="0.034508228302002" calcext:value-type="float">
            <text:p>0.034508228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2688102.04818" calcext:value-type="float">
            <text:p>1442688102.04818</text:p>
          </table:table-cell>
          <table:table-cell office:value-type="float" office:value="65632" calcext:value-type="float">
            <text:p>65632</text:p>
          </table:table-cell>
          <table:table-cell table:formula="of:=[.B151]-[.B$2]" office:value-type="float" office:value="36.3173260688782" calcext:value-type="float">
            <text:p>36.3173260689</text:p>
          </table:table-cell>
          <table:table-cell table:formula="of:=[.C151]/([.D151]-[.D150])" office:value-type="float" office:value="956961.701892158" calcext:value-type="float">
            <text:p>956961.701892158</text:p>
          </table:table-cell>
          <table:table-cell/>
          <table:table-cell office:value-type="float" office:value="1442688102.08033" calcext:value-type="float">
            <text:p>1442688102.08033</text:p>
          </table:table-cell>
          <table:table-cell table:formula="of:=[.G151]-[.B151]" office:value-type="float" office:value="0.0321509838104248" calcext:value-type="float">
            <text:p>0.032150983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2688102.11267" calcext:value-type="float">
            <text:p>1442688102.11267</text:p>
          </table:table-cell>
          <table:table-cell office:value-type="float" office:value="65632" calcext:value-type="float">
            <text:p>65632</text:p>
          </table:table-cell>
          <table:table-cell table:formula="of:=[.B152]-[.B$2]" office:value-type="float" office:value="36.3818101882935" calcext:value-type="float">
            <text:p>36.3818101883</text:p>
          </table:table-cell>
          <table:table-cell table:formula="of:=[.C152]/([.D152]-[.D151])" office:value-type="float" office:value="1017800.98100316" calcext:value-type="float">
            <text:p>1017800.98100316</text:p>
          </table:table-cell>
          <table:table-cell/>
          <table:table-cell office:value-type="float" office:value="1442688102.14479" calcext:value-type="float">
            <text:p>1442688102.14479</text:p>
          </table:table-cell>
          <table:table-cell table:formula="of:=[.G152]-[.B152]" office:value-type="float" office:value="0.0321245193481445" calcext:value-type="float">
            <text:p>0.032124519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2688102.17708" calcext:value-type="float">
            <text:p>1442688102.17708</text:p>
          </table:table-cell>
          <table:table-cell office:value-type="float" office:value="65632" calcext:value-type="float">
            <text:p>65632</text:p>
          </table:table-cell>
          <table:table-cell table:formula="of:=[.B153]-[.B$2]" office:value-type="float" office:value="36.4462230205536" calcext:value-type="float">
            <text:p>36.4462230206</text:p>
          </table:table-cell>
          <table:table-cell table:formula="of:=[.C153]/([.D153]-[.D152])" office:value-type="float" office:value="1018927.40463491" calcext:value-type="float">
            <text:p>1018927.40463491</text:p>
          </table:table-cell>
          <table:table-cell/>
          <table:table-cell office:value-type="float" office:value="1442688102.20914" calcext:value-type="float">
            <text:p>1442688102.20914</text:p>
          </table:table-cell>
          <table:table-cell table:formula="of:=[.G153]-[.B153]" office:value-type="float" office:value="0.0320577621459961" calcext:value-type="float">
            <text:p>0.032057762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2688102.24147" calcext:value-type="float">
            <text:p>1442688102.24147</text:p>
          </table:table-cell>
          <table:table-cell office:value-type="float" office:value="65632" calcext:value-type="float">
            <text:p>65632</text:p>
          </table:table-cell>
          <table:table-cell table:formula="of:=[.B154]-[.B$2]" office:value-type="float" office:value="36.5106151103973" calcext:value-type="float">
            <text:p>36.5106151104</text:p>
          </table:table-cell>
          <table:table-cell table:formula="of:=[.C154]/([.D154]-[.D153])" office:value-type="float" office:value="1019255.62843602" calcext:value-type="float">
            <text:p>1019255.62843602</text:p>
          </table:table-cell>
          <table:table-cell/>
          <table:table-cell office:value-type="float" office:value="1442688102.27355" calcext:value-type="float">
            <text:p>1442688102.27355</text:p>
          </table:table-cell>
          <table:table-cell table:formula="of:=[.G154]-[.B154]" office:value-type="float" office:value="0.0320801734924316" calcext:value-type="float">
            <text:p>0.032080173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2688102.30586" calcext:value-type="float">
            <text:p>1442688102.30586</text:p>
          </table:table-cell>
          <table:table-cell office:value-type="float" office:value="65632" calcext:value-type="float">
            <text:p>65632</text:p>
          </table:table-cell>
          <table:table-cell table:formula="of:=[.B155]-[.B$2]" office:value-type="float" office:value="36.5750024318695" calcext:value-type="float">
            <text:p>36.5750024319</text:p>
          </table:table-cell>
          <table:table-cell table:formula="of:=[.C155]/([.D155]-[.D154])" office:value-type="float" office:value="1019331.1120788" calcext:value-type="float">
            <text:p>1019331.1120788</text:p>
          </table:table-cell>
          <table:table-cell/>
          <table:table-cell office:value-type="float" office:value="1442688102.3379" calcext:value-type="float">
            <text:p>1442688102.3379</text:p>
          </table:table-cell>
          <table:table-cell table:formula="of:=[.G155]-[.B155]" office:value-type="float" office:value="0.0320427417755127" calcext:value-type="float">
            <text:p>0.032042741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2688102.37034" calcext:value-type="float">
            <text:p>1442688102.37034</text:p>
          </table:table-cell>
          <table:table-cell office:value-type="float" office:value="65632" calcext:value-type="float">
            <text:p>65632</text:p>
          </table:table-cell>
          <table:table-cell table:formula="of:=[.B156]-[.B$2]" office:value-type="float" office:value="36.6394879817963" calcext:value-type="float">
            <text:p>36.6394879818</text:p>
          </table:table-cell>
          <table:table-cell table:formula="of:=[.C156]/([.D156]-[.D155])" office:value-type="float" office:value="1017778.40267384" calcext:value-type="float">
            <text:p>1017778.40267384</text:p>
          </table:table-cell>
          <table:table-cell/>
          <table:table-cell office:value-type="float" office:value="1442688102.40246" calcext:value-type="float">
            <text:p>1442688102.40246</text:p>
          </table:table-cell>
          <table:table-cell table:formula="of:=[.G156]-[.B156]" office:value-type="float" office:value="0.0321214199066162" calcext:value-type="float">
            <text:p>0.032121419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2688102.43476" calcext:value-type="float">
            <text:p>1442688102.43476</text:p>
          </table:table-cell>
          <table:table-cell office:value-type="float" office:value="65632" calcext:value-type="float">
            <text:p>65632</text:p>
          </table:table-cell>
          <table:table-cell table:formula="of:=[.B157]-[.B$2]" office:value-type="float" office:value="36.7039065361023" calcext:value-type="float">
            <text:p>36.7039065361</text:p>
          </table:table-cell>
          <table:table-cell table:formula="of:=[.C157]/([.D157]-[.D156])" office:value-type="float" office:value="1018836.89733559" calcext:value-type="float">
            <text:p>1018836.89733559</text:p>
          </table:table-cell>
          <table:table-cell/>
          <table:table-cell office:value-type="float" office:value="1442688102.46685" calcext:value-type="float">
            <text:p>1442688102.46685</text:p>
          </table:table-cell>
          <table:table-cell table:formula="of:=[.G157]-[.B157]" office:value-type="float" office:value="0.0320913791656494" calcext:value-type="float">
            <text:p>0.032091379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2688102.49915" calcext:value-type="float">
            <text:p>1442688102.49915</text:p>
          </table:table-cell>
          <table:table-cell office:value-type="float" office:value="65632" calcext:value-type="float">
            <text:p>65632</text:p>
          </table:table-cell>
          <table:table-cell table:formula="of:=[.B158]-[.B$2]" office:value-type="float" office:value="36.7682988643646" calcext:value-type="float">
            <text:p>36.7682988644</text:p>
          </table:table-cell>
          <table:table-cell table:formula="of:=[.C158]/([.D158]-[.D157])" office:value-type="float" office:value="1019251.85454734" calcext:value-type="float">
            <text:p>1019251.85454734</text:p>
          </table:table-cell>
          <table:table-cell/>
          <table:table-cell office:value-type="float" office:value="1442688102.53125" calcext:value-type="float">
            <text:p>1442688102.53125</text:p>
          </table:table-cell>
          <table:table-cell table:formula="of:=[.G158]-[.B158]" office:value-type="float" office:value="0.0320942401885986" calcext:value-type="float">
            <text:p>0.032094240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2688102.56358" calcext:value-type="float">
            <text:p>1442688102.56358</text:p>
          </table:table-cell>
          <table:table-cell office:value-type="float" office:value="65632" calcext:value-type="float">
            <text:p>65632</text:p>
          </table:table-cell>
          <table:table-cell table:formula="of:=[.B159]-[.B$2]" office:value-type="float" office:value="36.8327214717865" calcext:value-type="float">
            <text:p>36.8327214718</text:p>
          </table:table-cell>
          <table:table-cell table:formula="of:=[.C159]/([.D159]-[.D158])" office:value-type="float" office:value="1018772.7977262" calcext:value-type="float">
            <text:p>1018772.7977262</text:p>
          </table:table-cell>
          <table:table-cell/>
          <table:table-cell office:value-type="float" office:value="1442688102.5956" calcext:value-type="float">
            <text:p>1442688102.5956</text:p>
          </table:table-cell>
          <table:table-cell table:formula="of:=[.G159]-[.B159]" office:value-type="float" office:value="0.0320243835449219" calcext:value-type="float">
            <text:p>0.032024383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2688102.62798" calcext:value-type="float">
            <text:p>1442688102.62798</text:p>
          </table:table-cell>
          <table:table-cell office:value-type="float" office:value="65632" calcext:value-type="float">
            <text:p>65632</text:p>
          </table:table-cell>
          <table:table-cell table:formula="of:=[.B160]-[.B$2]" office:value-type="float" office:value="36.8971219062805" calcext:value-type="float">
            <text:p>36.8971219063</text:p>
          </table:table-cell>
          <table:table-cell table:formula="of:=[.C160]/([.D160]-[.D159])" office:value-type="float" office:value="1019123.55895822" calcext:value-type="float">
            <text:p>1019123.55895822</text:p>
          </table:table-cell>
          <table:table-cell/>
          <table:table-cell office:value-type="float" office:value="1442688102.66012" calcext:value-type="float">
            <text:p>1442688102.66012</text:p>
          </table:table-cell>
          <table:table-cell table:formula="of:=[.G160]-[.B160]" office:value-type="float" office:value="0.0321464538574219" calcext:value-type="float">
            <text:p>0.032146453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2688102.69238" calcext:value-type="float">
            <text:p>1442688102.69238</text:p>
          </table:table-cell>
          <table:table-cell office:value-type="float" office:value="65632" calcext:value-type="float">
            <text:p>65632</text:p>
          </table:table-cell>
          <table:table-cell table:formula="of:=[.B161]-[.B$2]" office:value-type="float" office:value="36.9615292549133" calcext:value-type="float">
            <text:p>36.9615292549</text:p>
          </table:table-cell>
          <table:table-cell table:formula="of:=[.C161]/([.D161]-[.D160])" office:value-type="float" office:value="1019014.15588723" calcext:value-type="float">
            <text:p>1019014.15588723</text:p>
          </table:table-cell>
          <table:table-cell/>
          <table:table-cell office:value-type="float" office:value="1442688102.72465" calcext:value-type="float">
            <text:p>1442688102.72465</text:p>
          </table:table-cell>
          <table:table-cell table:formula="of:=[.G161]-[.B161]" office:value-type="float" office:value="0.0322606563568115" calcext:value-type="float">
            <text:p>0.032260656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2688102.7568" calcext:value-type="float">
            <text:p>1442688102.7568</text:p>
          </table:table-cell>
          <table:table-cell office:value-type="float" office:value="65632" calcext:value-type="float">
            <text:p>65632</text:p>
          </table:table-cell>
          <table:table-cell table:formula="of:=[.B162]-[.B$2]" office:value-type="float" office:value="37.0259447097778" calcext:value-type="float">
            <text:p>37.0259447098</text:p>
          </table:table-cell>
          <table:table-cell table:formula="of:=[.C162]/([.D162]-[.D161])" office:value-type="float" office:value="1018885.92012673" calcext:value-type="float">
            <text:p>1018885.92012673</text:p>
          </table:table-cell>
          <table:table-cell/>
          <table:table-cell office:value-type="float" office:value="1442688102.78881" calcext:value-type="float">
            <text:p>1442688102.78881</text:p>
          </table:table-cell>
          <table:table-cell table:formula="of:=[.G162]-[.B162]" office:value-type="float" office:value="0.0320076942443848" calcext:value-type="float">
            <text:p>0.032007694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2688102.82122" calcext:value-type="float">
            <text:p>1442688102.82122</text:p>
          </table:table-cell>
          <table:table-cell office:value-type="float" office:value="65632" calcext:value-type="float">
            <text:p>65632</text:p>
          </table:table-cell>
          <table:table-cell table:formula="of:=[.B163]-[.B$2]" office:value-type="float" office:value="37.090362071991" calcext:value-type="float">
            <text:p>37.090362072</text:p>
          </table:table-cell>
          <table:table-cell table:formula="of:=[.C163]/([.D163]-[.D162])" office:value-type="float" office:value="1018855.75169698" calcext:value-type="float">
            <text:p>1018855.75169698</text:p>
          </table:table-cell>
          <table:table-cell/>
          <table:table-cell office:value-type="float" office:value="1442688102.85335" calcext:value-type="float">
            <text:p>1442688102.85335</text:p>
          </table:table-cell>
          <table:table-cell table:formula="of:=[.G163]-[.B163]" office:value-type="float" office:value="0.0321285724639893" calcext:value-type="float">
            <text:p>0.032128572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2688102.88563" calcext:value-type="float">
            <text:p>1442688102.88563</text:p>
          </table:table-cell>
          <table:table-cell office:value-type="float" office:value="65632" calcext:value-type="float">
            <text:p>65632</text:p>
          </table:table-cell>
          <table:table-cell table:formula="of:=[.B164]-[.B$2]" office:value-type="float" office:value="37.1547741889954" calcext:value-type="float">
            <text:p>37.154774189</text:p>
          </table:table-cell>
          <table:table-cell table:formula="of:=[.C164]/([.D164]-[.D163])" office:value-type="float" office:value="1018938.71917798" calcext:value-type="float">
            <text:p>1018938.71917798</text:p>
          </table:table-cell>
          <table:table-cell/>
          <table:table-cell office:value-type="float" office:value="1442688102.91772" calcext:value-type="float">
            <text:p>1442688102.91772</text:p>
          </table:table-cell>
          <table:table-cell table:formula="of:=[.G164]-[.B164]" office:value-type="float" office:value="0.0320920944213867" calcext:value-type="float">
            <text:p>0.032092094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2688102.95008" calcext:value-type="float">
            <text:p>1442688102.95008</text:p>
          </table:table-cell>
          <table:table-cell office:value-type="float" office:value="65632" calcext:value-type="float">
            <text:p>65632</text:p>
          </table:table-cell>
          <table:table-cell table:formula="of:=[.B165]-[.B$2]" office:value-type="float" office:value="37.2192265987396" calcext:value-type="float">
            <text:p>37.2192265987</text:p>
          </table:table-cell>
          <table:table-cell table:formula="of:=[.C165]/([.D165]-[.D164])" office:value-type="float" office:value="1018301.72464331" calcext:value-type="float">
            <text:p>1018301.72464331</text:p>
          </table:table-cell>
          <table:table-cell/>
          <table:table-cell office:value-type="float" office:value="1442688102.98222" calcext:value-type="float">
            <text:p>1442688102.98222</text:p>
          </table:table-cell>
          <table:table-cell table:formula="of:=[.G165]-[.B165]" office:value-type="float" office:value="0.0321416854858398" calcext:value-type="float">
            <text:p>0.032141685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2688103.01561" calcext:value-type="float">
            <text:p>1442688103.01561</text:p>
          </table:table-cell>
          <table:table-cell office:value-type="float" office:value="65632" calcext:value-type="float">
            <text:p>65632</text:p>
          </table:table-cell>
          <table:table-cell table:formula="of:=[.B166]-[.B$2]" office:value-type="float" office:value="37.2847564220428" calcext:value-type="float">
            <text:p>37.284756422</text:p>
          </table:table-cell>
          <table:table-cell table:formula="of:=[.C166]/([.D166]-[.D165])" office:value-type="float" office:value="1001559.23961987" calcext:value-type="float">
            <text:p>1001559.23961987</text:p>
          </table:table-cell>
          <table:table-cell/>
          <table:table-cell office:value-type="float" office:value="1442688103.04604" calcext:value-type="float">
            <text:p>1442688103.04604</text:p>
          </table:table-cell>
          <table:table-cell table:formula="of:=[.G166]-[.B166]" office:value-type="float" office:value="0.0304310321807861" calcext:value-type="float">
            <text:p>0.030431032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2688103.08226" calcext:value-type="float">
            <text:p>1442688103.08226</text:p>
          </table:table-cell>
          <table:table-cell office:value-type="float" office:value="65632" calcext:value-type="float">
            <text:p>65632</text:p>
          </table:table-cell>
          <table:table-cell table:formula="of:=[.B167]-[.B$2]" office:value-type="float" office:value="37.3514039516449" calcext:value-type="float">
            <text:p>37.3514039516</text:p>
          </table:table-cell>
          <table:table-cell table:formula="of:=[.C167]/([.D167]-[.D166])" office:value-type="float" office:value="984762.682006153" calcext:value-type="float">
            <text:p>984762.682006153</text:p>
          </table:table-cell>
          <table:table-cell/>
          <table:table-cell office:value-type="float" office:value="1442688103.11256" calcext:value-type="float">
            <text:p>1442688103.11256</text:p>
          </table:table-cell>
          <table:table-cell table:formula="of:=[.G167]-[.B167]" office:value-type="float" office:value="0.0303018093109131" calcext:value-type="float">
            <text:p>0.030301809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2688103.14881" calcext:value-type="float">
            <text:p>1442688103.14881</text:p>
          </table:table-cell>
          <table:table-cell office:value-type="float" office:value="65632" calcext:value-type="float">
            <text:p>65632</text:p>
          </table:table-cell>
          <table:table-cell table:formula="of:=[.B168]-[.B$2]" office:value-type="float" office:value="37.4179570674896" calcext:value-type="float">
            <text:p>37.4179570675</text:p>
          </table:table-cell>
          <table:table-cell table:formula="of:=[.C168]/([.D168]-[.D167])" office:value-type="float" office:value="986159.688648153" calcext:value-type="float">
            <text:p>986159.688648153</text:p>
          </table:table-cell>
          <table:table-cell/>
          <table:table-cell office:value-type="float" office:value="1442688103.17919" calcext:value-type="float">
            <text:p>1442688103.17919</text:p>
          </table:table-cell>
          <table:table-cell table:formula="of:=[.G168]-[.B168]" office:value-type="float" office:value="0.0303776264190674" calcext:value-type="float">
            <text:p>0.030377626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2688103.21542" calcext:value-type="float">
            <text:p>1442688103.21542</text:p>
          </table:table-cell>
          <table:table-cell office:value-type="float" office:value="65632" calcext:value-type="float">
            <text:p>65632</text:p>
          </table:table-cell>
          <table:table-cell table:formula="of:=[.B169]-[.B$2]" office:value-type="float" office:value="37.4845609664917" calcext:value-type="float">
            <text:p>37.4845609665</text:p>
          </table:table-cell>
          <table:table-cell table:formula="of:=[.C169]/([.D169]-[.D168])" office:value-type="float" office:value="985407.776171709" calcext:value-type="float">
            <text:p>985407.776171709</text:p>
          </table:table-cell>
          <table:table-cell/>
          <table:table-cell office:value-type="float" office:value="1442688103.24572" calcext:value-type="float">
            <text:p>1442688103.24572</text:p>
          </table:table-cell>
          <table:table-cell table:formula="of:=[.G169]-[.B169]" office:value-type="float" office:value="0.0303056240081787" calcext:value-type="float">
            <text:p>0.03030562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2688103.28194" calcext:value-type="float">
            <text:p>1442688103.28194</text:p>
          </table:table-cell>
          <table:table-cell office:value-type="float" office:value="65632" calcext:value-type="float">
            <text:p>65632</text:p>
          </table:table-cell>
          <table:table-cell table:formula="of:=[.B170]-[.B$2]" office:value-type="float" office:value="37.551084280014" calcext:value-type="float">
            <text:p>37.55108428</text:p>
          </table:table-cell>
          <table:table-cell table:formula="of:=[.C170]/([.D170]-[.D169])" office:value-type="float" office:value="986601.486379064" calcext:value-type="float">
            <text:p>986601.486379064</text:p>
          </table:table-cell>
          <table:table-cell/>
          <table:table-cell office:value-type="float" office:value="1442688103.31226" calcext:value-type="float">
            <text:p>1442688103.31226</text:p>
          </table:table-cell>
          <table:table-cell table:formula="of:=[.G170]-[.B170]" office:value-type="float" office:value="0.0303208827972412" calcext:value-type="float">
            <text:p>0.030320882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42688103.34853" calcext:value-type="float">
            <text:p>1442688103.34853</text:p>
          </table:table-cell>
          <table:table-cell office:value-type="float" office:value="65632" calcext:value-type="float">
            <text:p>65632</text:p>
          </table:table-cell>
          <table:table-cell table:formula="of:=[.B171]-[.B$2]" office:value-type="float" office:value="37.6176769733429" calcext:value-type="float">
            <text:p>37.6176769733</text:p>
          </table:table-cell>
          <table:table-cell table:formula="of:=[.C171]/([.D171]-[.D170])" office:value-type="float" office:value="985573.592524435" calcext:value-type="float">
            <text:p>985573.592524435</text:p>
          </table:table-cell>
          <table:table-cell/>
          <table:table-cell office:value-type="float" office:value="1442688103.37887" calcext:value-type="float">
            <text:p>1442688103.37887</text:p>
          </table:table-cell>
          <table:table-cell table:formula="of:=[.G171]-[.B171]" office:value-type="float" office:value="0.0303361415863037" calcext:value-type="float">
            <text:p>0.030336141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2688103.41511" calcext:value-type="float">
            <text:p>1442688103.41511</text:p>
          </table:table-cell>
          <table:table-cell office:value-type="float" office:value="65632" calcext:value-type="float">
            <text:p>65632</text:p>
          </table:table-cell>
          <table:table-cell table:formula="of:=[.B172]-[.B$2]" office:value-type="float" office:value="37.684253692627" calcext:value-type="float">
            <text:p>37.6842536926</text:p>
          </table:table-cell>
          <table:table-cell table:formula="of:=[.C172]/([.D172]-[.D171])" office:value-type="float" office:value="985810.065527157" calcext:value-type="float">
            <text:p>985810.065527157</text:p>
          </table:table-cell>
          <table:table-cell/>
          <table:table-cell office:value-type="float" office:value="1442688103.44541" calcext:value-type="float">
            <text:p>1442688103.44541</text:p>
          </table:table-cell>
          <table:table-cell table:formula="of:=[.G172]-[.B172]" office:value-type="float" office:value="0.0303001403808594" calcext:value-type="float">
            <text:p>0.030300140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2688103.48166" calcext:value-type="float">
            <text:p>1442688103.48166</text:p>
          </table:table-cell>
          <table:table-cell office:value-type="float" office:value="65632" calcext:value-type="float">
            <text:p>65632</text:p>
          </table:table-cell>
          <table:table-cell table:formula="of:=[.B173]-[.B$2]" office:value-type="float" office:value="37.7508008480072" calcext:value-type="float">
            <text:p>37.750800848</text:p>
          </table:table-cell>
          <table:table-cell table:formula="of:=[.C173]/([.D173]-[.D172])" office:value-type="float" office:value="986248.016537749" calcext:value-type="float">
            <text:p>986248.016537749</text:p>
          </table:table-cell>
          <table:table-cell/>
          <table:table-cell office:value-type="float" office:value="1442688103.51206" calcext:value-type="float">
            <text:p>1442688103.51206</text:p>
          </table:table-cell>
          <table:table-cell table:formula="of:=[.G173]-[.B173]" office:value-type="float" office:value="0.030407190322876" calcext:value-type="float">
            <text:p>0.030407190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42688103.54816" calcext:value-type="float">
            <text:p>1442688103.54816</text:p>
          </table:table-cell>
          <table:table-cell office:value-type="float" office:value="65632" calcext:value-type="float">
            <text:p>65632</text:p>
          </table:table-cell>
          <table:table-cell table:formula="of:=[.B174]-[.B$2]" office:value-type="float" office:value="37.8173067569733" calcext:value-type="float">
            <text:p>37.817306757</text:p>
          </table:table-cell>
          <table:table-cell table:formula="of:=[.C174]/([.D174]-[.D173])" office:value-type="float" office:value="986859.679393144" calcext:value-type="float">
            <text:p>986859.679393144</text:p>
          </table:table-cell>
          <table:table-cell/>
          <table:table-cell office:value-type="float" office:value="1442688103.57851" calcext:value-type="float">
            <text:p>1442688103.57851</text:p>
          </table:table-cell>
          <table:table-cell table:formula="of:=[.G174]-[.B174]" office:value-type="float" office:value="0.0303530693054199" calcext:value-type="float">
            <text:p>0.030353069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42688103.61464" calcext:value-type="float">
            <text:p>1442688103.61464</text:p>
          </table:table-cell>
          <table:table-cell office:value-type="float" office:value="65632" calcext:value-type="float">
            <text:p>65632</text:p>
          </table:table-cell>
          <table:table-cell table:formula="of:=[.B175]-[.B$2]" office:value-type="float" office:value="37.8837831020355" calcext:value-type="float">
            <text:p>37.883783102</text:p>
          </table:table-cell>
          <table:table-cell table:formula="of:=[.C175]/([.D175]-[.D174])" office:value-type="float" office:value="987298.563700139" calcext:value-type="float">
            <text:p>987298.563700139</text:p>
          </table:table-cell>
          <table:table-cell/>
          <table:table-cell office:value-type="float" office:value="1442688103.64492" calcext:value-type="float">
            <text:p>1442688103.64492</text:p>
          </table:table-cell>
          <table:table-cell table:formula="of:=[.G175]-[.B175]" office:value-type="float" office:value="0.030280590057373" calcext:value-type="float">
            <text:p>0.030280590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42688103.68115" calcext:value-type="float">
            <text:p>1442688103.68115</text:p>
          </table:table-cell>
          <table:table-cell office:value-type="float" office:value="65632" calcext:value-type="float">
            <text:p>65632</text:p>
          </table:table-cell>
          <table:table-cell table:formula="of:=[.B176]-[.B$2]" office:value-type="float" office:value="37.9502904415131" calcext:value-type="float">
            <text:p>37.9502904415</text:p>
          </table:table-cell>
          <table:table-cell table:formula="of:=[.C176]/([.D176]-[.D175])" office:value-type="float" office:value="986838.452952479" calcext:value-type="float">
            <text:p>986838.452952479</text:p>
          </table:table-cell>
          <table:table-cell/>
          <table:table-cell office:value-type="float" office:value="1442688103.71156" calcext:value-type="float">
            <text:p>1442688103.71156</text:p>
          </table:table-cell>
          <table:table-cell table:formula="of:=[.G176]-[.B176]" office:value-type="float" office:value="0.0304117202758789" calcext:value-type="float">
            <text:p>0.030411720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42688103.74767" calcext:value-type="float">
            <text:p>1442688103.74767</text:p>
          </table:table-cell>
          <table:table-cell office:value-type="float" office:value="65632" calcext:value-type="float">
            <text:p>65632</text:p>
          </table:table-cell>
          <table:table-cell table:formula="of:=[.B177]-[.B$2]" office:value-type="float" office:value="38.0168151855469" calcext:value-type="float">
            <text:p>38.0168151855</text:p>
          </table:table-cell>
          <table:table-cell table:formula="of:=[.C177]/([.D177]-[.D176])" office:value-type="float" office:value="986580.271043813" calcext:value-type="float">
            <text:p>986580.271043813</text:p>
          </table:table-cell>
          <table:table-cell/>
          <table:table-cell office:value-type="float" office:value="1442688103.77779" calcext:value-type="float">
            <text:p>1442688103.77779</text:p>
          </table:table-cell>
          <table:table-cell table:formula="of:=[.G177]-[.B177]" office:value-type="float" office:value="0.0301167964935303" calcext:value-type="float">
            <text:p>0.030116796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42688103.8141" calcext:value-type="float">
            <text:p>1442688103.8141</text:p>
          </table:table-cell>
          <table:table-cell office:value-type="float" office:value="65632" calcext:value-type="float">
            <text:p>65632</text:p>
          </table:table-cell>
          <table:table-cell table:formula="of:=[.B178]-[.B$2]" office:value-type="float" office:value="38.0832455158234" calcext:value-type="float">
            <text:p>38.0832455158</text:p>
          </table:table-cell>
          <table:table-cell table:formula="of:=[.C178]/([.D178]-[.D177])" office:value-type="float" office:value="987982.44306228" calcext:value-type="float">
            <text:p>987982.44306228</text:p>
          </table:table-cell>
          <table:table-cell/>
          <table:table-cell office:value-type="float" office:value="1442688103.8443" calcext:value-type="float">
            <text:p>1442688103.8443</text:p>
          </table:table-cell>
          <table:table-cell table:formula="of:=[.G178]-[.B178]" office:value-type="float" office:value="0.0301985740661621" calcext:value-type="float">
            <text:p>0.030198574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42688103.88051" calcext:value-type="float">
            <text:p>1442688103.88051</text:p>
          </table:table-cell>
          <table:table-cell office:value-type="float" office:value="65632" calcext:value-type="float">
            <text:p>65632</text:p>
          </table:table-cell>
          <table:table-cell table:formula="of:=[.B179]-[.B$2]" office:value-type="float" office:value="38.1496512889862" calcext:value-type="float">
            <text:p>38.149651289</text:p>
          </table:table-cell>
          <table:table-cell table:formula="of:=[.C179]/([.D179]-[.D178])" office:value-type="float" office:value="988347.802819126" calcext:value-type="float">
            <text:p>988347.802819126</text:p>
          </table:table-cell>
          <table:table-cell/>
          <table:table-cell office:value-type="float" office:value="1442688103.91076" calcext:value-type="float">
            <text:p>1442688103.91076</text:p>
          </table:table-cell>
          <table:table-cell table:formula="of:=[.G179]-[.B179]" office:value-type="float" office:value="0.0302548408508301" calcext:value-type="float">
            <text:p>0.030254840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42688103.94695" calcext:value-type="float">
            <text:p>1442688103.94695</text:p>
          </table:table-cell>
          <table:table-cell office:value-type="float" office:value="65632" calcext:value-type="float">
            <text:p>65632</text:p>
          </table:table-cell>
          <table:table-cell table:formula="of:=[.B180]-[.B$2]" office:value-type="float" office:value="38.2160983085632" calcext:value-type="float">
            <text:p>38.2160983086</text:p>
          </table:table-cell>
          <table:table-cell table:formula="of:=[.C180]/([.D180]-[.D179])" office:value-type="float" office:value="987734.294446697" calcext:value-type="float">
            <text:p>987734.294446697</text:p>
          </table:table-cell>
          <table:table-cell/>
          <table:table-cell office:value-type="float" office:value="1442688103.97729" calcext:value-type="float">
            <text:p>1442688103.97729</text:p>
          </table:table-cell>
          <table:table-cell table:formula="of:=[.G180]-[.B180]" office:value-type="float" office:value="0.0303330421447754" calcext:value-type="float">
            <text:p>0.030333042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42688104.01351" calcext:value-type="float">
            <text:p>1442688104.01351</text:p>
          </table:table-cell>
          <table:table-cell office:value-type="float" office:value="65632" calcext:value-type="float">
            <text:p>65632</text:p>
          </table:table-cell>
          <table:table-cell table:formula="of:=[.B181]-[.B$2]" office:value-type="float" office:value="38.282657623291" calcext:value-type="float">
            <text:p>38.2826576233</text:p>
          </table:table-cell>
          <table:table-cell table:formula="of:=[.C181]/([.D181]-[.D180])" office:value-type="float" office:value="986067.844424544" calcext:value-type="float">
            <text:p>986067.844424544</text:p>
          </table:table-cell>
          <table:table-cell/>
          <table:table-cell office:value-type="float" office:value="1442688104.0438" calcext:value-type="float">
            <text:p>1442688104.0438</text:p>
          </table:table-cell>
          <table:table-cell table:formula="of:=[.G181]-[.B181]" office:value-type="float" office:value="0.0302829742431641" calcext:value-type="float">
            <text:p>0.030282974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42688104.0801" calcext:value-type="float">
            <text:p>1442688104.0801</text:p>
          </table:table-cell>
          <table:table-cell office:value-type="float" office:value="65632" calcext:value-type="float">
            <text:p>65632</text:p>
          </table:table-cell>
          <table:table-cell table:formula="of:=[.B182]-[.B$2]" office:value-type="float" office:value="38.349241733551" calcext:value-type="float">
            <text:p>38.3492417336</text:p>
          </table:table-cell>
          <table:table-cell table:formula="of:=[.C182]/([.D182]-[.D181])" office:value-type="float" office:value="985700.638541361" calcext:value-type="float">
            <text:p>985700.638541361</text:p>
          </table:table-cell>
          <table:table-cell/>
          <table:table-cell office:value-type="float" office:value="1442688104.11026" calcext:value-type="float">
            <text:p>1442688104.11026</text:p>
          </table:table-cell>
          <table:table-cell table:formula="of:=[.G182]-[.B182]" office:value-type="float" office:value="0.0301604270935059" calcext:value-type="float">
            <text:p>0.030160427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42688104.14664" calcext:value-type="float">
            <text:p>1442688104.14664</text:p>
          </table:table-cell>
          <table:table-cell office:value-type="float" office:value="65632" calcext:value-type="float">
            <text:p>65632</text:p>
          </table:table-cell>
          <table:table-cell table:formula="of:=[.B183]-[.B$2]" office:value-type="float" office:value="38.4157831668854" calcext:value-type="float">
            <text:p>38.4157831669</text:p>
          </table:table-cell>
          <table:table-cell table:formula="of:=[.C183]/([.D183]-[.D182])" office:value-type="float" office:value="986332.826198965" calcext:value-type="float">
            <text:p>986332.826198965</text:p>
          </table:table-cell>
          <table:table-cell/>
          <table:table-cell office:value-type="float" office:value="1442688104.17684" calcext:value-type="float">
            <text:p>1442688104.17684</text:p>
          </table:table-cell>
          <table:table-cell table:formula="of:=[.G183]-[.B183]" office:value-type="float" office:value="0.0302047729492187" calcext:value-type="float">
            <text:p>0.030204772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42688104.21317" calcext:value-type="float">
            <text:p>1442688104.21317</text:p>
          </table:table-cell>
          <table:table-cell office:value-type="float" office:value="65632" calcext:value-type="float">
            <text:p>65632</text:p>
          </table:table-cell>
          <table:table-cell table:formula="of:=[.B184]-[.B$2]" office:value-type="float" office:value="38.482314825058" calcext:value-type="float">
            <text:p>38.4823148251</text:p>
          </table:table-cell>
          <table:table-cell table:formula="of:=[.C184]/([.D184]-[.D183])" office:value-type="float" office:value="986477.74311782" calcext:value-type="float">
            <text:p>986477.74311782</text:p>
          </table:table-cell>
          <table:table-cell/>
          <table:table-cell office:value-type="float" office:value="1442688104.2434" calcext:value-type="float">
            <text:p>1442688104.2434</text:p>
          </table:table-cell>
          <table:table-cell table:formula="of:=[.G184]-[.B184]" office:value-type="float" office:value="0.0302255153656006" calcext:value-type="float">
            <text:p>0.030225515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42688104.27972" calcext:value-type="float">
            <text:p>1442688104.27972</text:p>
          </table:table-cell>
          <table:table-cell office:value-type="float" office:value="65632" calcext:value-type="float">
            <text:p>65632</text:p>
          </table:table-cell>
          <table:table-cell table:formula="of:=[.B185]-[.B$2]" office:value-type="float" office:value="38.5488629341125" calcext:value-type="float">
            <text:p>38.5488629341</text:p>
          </table:table-cell>
          <table:table-cell table:formula="of:=[.C185]/([.D185]-[.D184])" office:value-type="float" office:value="986233.883012149" calcext:value-type="float">
            <text:p>986233.883012149</text:p>
          </table:table-cell>
          <table:table-cell/>
          <table:table-cell office:value-type="float" office:value="1442688104.30998" calcext:value-type="float">
            <text:p>1442688104.30998</text:p>
          </table:table-cell>
          <table:table-cell table:formula="of:=[.G185]-[.B185]" office:value-type="float" office:value="0.0302596092224121" calcext:value-type="float">
            <text:p>0.030259609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42688104.34629" calcext:value-type="float">
            <text:p>1442688104.34629</text:p>
          </table:table-cell>
          <table:table-cell office:value-type="float" office:value="65632" calcext:value-type="float">
            <text:p>65632</text:p>
          </table:table-cell>
          <table:table-cell table:formula="of:=[.B186]-[.B$2]" office:value-type="float" office:value="38.6154365539551" calcext:value-type="float">
            <text:p>38.615436554</text:p>
          </table:table-cell>
          <table:table-cell table:formula="of:=[.C186]/([.D186]-[.D185])" office:value-type="float" office:value="985855.961494109" calcext:value-type="float">
            <text:p>985855.961494109</text:p>
          </table:table-cell>
          <table:table-cell/>
          <table:table-cell office:value-type="float" office:value="1442688104.37654" calcext:value-type="float">
            <text:p>1442688104.37654</text:p>
          </table:table-cell>
          <table:table-cell table:formula="of:=[.G186]-[.B186]" office:value-type="float" office:value="0.0302531719207764" calcext:value-type="float">
            <text:p>0.030253171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42688104.41282" calcext:value-type="float">
            <text:p>1442688104.41282</text:p>
          </table:table-cell>
          <table:table-cell office:value-type="float" office:value="65632" calcext:value-type="float">
            <text:p>65632</text:p>
          </table:table-cell>
          <table:table-cell table:formula="of:=[.B187]-[.B$2]" office:value-type="float" office:value="38.6819665431976" calcext:value-type="float">
            <text:p>38.6819665432</text:p>
          </table:table-cell>
          <table:table-cell table:formula="of:=[.C187]/([.D187]-[.D186])" office:value-type="float" office:value="986502.489286751" calcext:value-type="float">
            <text:p>986502.489286751</text:p>
          </table:table-cell>
          <table:table-cell/>
          <table:table-cell office:value-type="float" office:value="1442688104.44307" calcext:value-type="float">
            <text:p>1442688104.44307</text:p>
          </table:table-cell>
          <table:table-cell table:formula="of:=[.G187]-[.B187]" office:value-type="float" office:value="0.0302517414093018" calcext:value-type="float">
            <text:p>0.030251741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42688104.4794" calcext:value-type="float">
            <text:p>1442688104.4794</text:p>
          </table:table-cell>
          <table:table-cell office:value-type="float" office:value="65632" calcext:value-type="float">
            <text:p>65632</text:p>
          </table:table-cell>
          <table:table-cell table:formula="of:=[.B188]-[.B$2]" office:value-type="float" office:value="38.7485430240631" calcext:value-type="float">
            <text:p>38.7485430241</text:p>
          </table:table-cell>
          <table:table-cell table:formula="of:=[.C188]/([.D188]-[.D187])" office:value-type="float" office:value="985813.595834438" calcext:value-type="float">
            <text:p>985813.595834438</text:p>
          </table:table-cell>
          <table:table-cell/>
          <table:table-cell office:value-type="float" office:value="1442688104.50964" calcext:value-type="float">
            <text:p>1442688104.50964</text:p>
          </table:table-cell>
          <table:table-cell table:formula="of:=[.G188]-[.B188]" office:value-type="float" office:value="0.0302443504333496" calcext:value-type="float">
            <text:p>0.030244350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42688104.54599" calcext:value-type="float">
            <text:p>1442688104.54599</text:p>
          </table:table-cell>
          <table:table-cell office:value-type="float" office:value="65632" calcext:value-type="float">
            <text:p>65632</text:p>
          </table:table-cell>
          <table:table-cell table:formula="of:=[.B189]-[.B$2]" office:value-type="float" office:value="38.8151383399963" calcext:value-type="float">
            <text:p>38.81513834</text:p>
          </table:table-cell>
          <table:table-cell table:formula="of:=[.C189]/([.D189]-[.D188])" office:value-type="float" office:value="985534.779440142" calcext:value-type="float">
            <text:p>985534.779440142</text:p>
          </table:table-cell>
          <table:table-cell/>
          <table:table-cell office:value-type="float" office:value="1442688104.57626" calcext:value-type="float">
            <text:p>1442688104.57626</text:p>
          </table:table-cell>
          <table:table-cell table:formula="of:=[.G189]-[.B189]" office:value-type="float" office:value="0.030268669128418" calcext:value-type="float">
            <text:p>0.030268669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42688104.61251" calcext:value-type="float">
            <text:p>1442688104.61251</text:p>
          </table:table-cell>
          <table:table-cell office:value-type="float" office:value="65632" calcext:value-type="float">
            <text:p>65632</text:p>
          </table:table-cell>
          <table:table-cell table:formula="of:=[.B190]-[.B$2]" office:value-type="float" office:value="38.8816590309143" calcext:value-type="float">
            <text:p>38.8816590309</text:p>
          </table:table-cell>
          <table:table-cell table:formula="of:=[.C190]/([.D190]-[.D189])" office:value-type="float" office:value="986640.383530222" calcext:value-type="float">
            <text:p>986640.383530222</text:p>
          </table:table-cell>
          <table:table-cell/>
          <table:table-cell office:value-type="float" office:value="1442688104.64262" calcext:value-type="float">
            <text:p>1442688104.64262</text:p>
          </table:table-cell>
          <table:table-cell table:formula="of:=[.G190]-[.B190]" office:value-type="float" office:value="0.0301096439361572" calcext:value-type="float">
            <text:p>0.030109643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42688104.67907" calcext:value-type="float">
            <text:p>1442688104.67907</text:p>
          </table:table-cell>
          <table:table-cell office:value-type="float" office:value="65632" calcext:value-type="float">
            <text:p>65632</text:p>
          </table:table-cell>
          <table:table-cell table:formula="of:=[.B191]-[.B$2]" office:value-type="float" office:value="38.9482133388519" calcext:value-type="float">
            <text:p>38.9482133389</text:p>
          </table:table-cell>
          <table:table-cell table:formula="of:=[.C191]/([.D191]-[.D190])" office:value-type="float" office:value="986142.024968744" calcext:value-type="float">
            <text:p>986142.024968744</text:p>
          </table:table-cell>
          <table:table-cell/>
          <table:table-cell office:value-type="float" office:value="1442688104.70928" calcext:value-type="float">
            <text:p>1442688104.70928</text:p>
          </table:table-cell>
          <table:table-cell table:formula="of:=[.G191]-[.B191]" office:value-type="float" office:value="0.0302066802978516" calcext:value-type="float">
            <text:p>0.030206680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42688104.74558" calcext:value-type="float">
            <text:p>1442688104.74558</text:p>
          </table:table-cell>
          <table:table-cell office:value-type="float" office:value="65632" calcext:value-type="float">
            <text:p>65632</text:p>
          </table:table-cell>
          <table:table-cell table:formula="of:=[.B192]-[.B$2]" office:value-type="float" office:value="39.0147294998169" calcext:value-type="float">
            <text:p>39.0147294998</text:p>
          </table:table-cell>
          <table:table-cell table:formula="of:=[.C192]/([.D192]-[.D191])" office:value-type="float" office:value="986707.576743169" calcext:value-type="float">
            <text:p>986707.576743169</text:p>
          </table:table-cell>
          <table:table-cell/>
          <table:table-cell office:value-type="float" office:value="1442688104.77573" calcext:value-type="float">
            <text:p>1442688104.77573</text:p>
          </table:table-cell>
          <table:table-cell table:formula="of:=[.G192]-[.B192]" office:value-type="float" office:value="0.0301449298858643" calcext:value-type="float">
            <text:p>0.030144929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42688104.81212" calcext:value-type="float">
            <text:p>1442688104.81212</text:p>
          </table:table-cell>
          <table:table-cell office:value-type="float" office:value="65632" calcext:value-type="float">
            <text:p>65632</text:p>
          </table:table-cell>
          <table:table-cell table:formula="of:=[.B193]-[.B$2]" office:value-type="float" office:value="39.0812673568726" calcext:value-type="float">
            <text:p>39.0812673569</text:p>
          </table:table-cell>
          <table:table-cell table:formula="of:=[.C193]/([.D193]-[.D192])" office:value-type="float" office:value="986385.839644546" calcext:value-type="float">
            <text:p>986385.839644546</text:p>
          </table:table-cell>
          <table:table-cell/>
          <table:table-cell office:value-type="float" office:value="1442688104.84229" calcext:value-type="float">
            <text:p>1442688104.84229</text:p>
          </table:table-cell>
          <table:table-cell table:formula="of:=[.G193]-[.B193]" office:value-type="float" office:value="0.0301671028137207" calcext:value-type="float">
            <text:p>0.030167102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42688104.8787" calcext:value-type="float">
            <text:p>1442688104.8787</text:p>
          </table:table-cell>
          <table:table-cell office:value-type="float" office:value="65632" calcext:value-type="float">
            <text:p>65632</text:p>
          </table:table-cell>
          <table:table-cell table:formula="of:=[.B194]-[.B$2]" office:value-type="float" office:value="39.1478490829468" calcext:value-type="float">
            <text:p>39.1478490829</text:p>
          </table:table-cell>
          <table:table-cell table:formula="of:=[.C194]/([.D194]-[.D193])" office:value-type="float" office:value="985735.934914633" calcext:value-type="float">
            <text:p>985735.934914633</text:p>
          </table:table-cell>
          <table:table-cell/>
          <table:table-cell office:value-type="float" office:value="1442688104.90894" calcext:value-type="float">
            <text:p>1442688104.90894</text:p>
          </table:table-cell>
          <table:table-cell table:formula="of:=[.G194]-[.B194]" office:value-type="float" office:value="0.030235767364502" calcext:value-type="float">
            <text:p>0.030235767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42688104.94526" calcext:value-type="float">
            <text:p>1442688104.94526</text:p>
          </table:table-cell>
          <table:table-cell office:value-type="float" office:value="65632" calcext:value-type="float">
            <text:p>65632</text:p>
          </table:table-cell>
          <table:table-cell table:formula="of:=[.B195]-[.B$2]" office:value-type="float" office:value="39.2144041061401" calcext:value-type="float">
            <text:p>39.2144041061</text:p>
          </table:table-cell>
          <table:table-cell table:formula="of:=[.C195]/([.D195]-[.D194])" office:value-type="float" office:value="986131.427064825" calcext:value-type="float">
            <text:p>986131.427064825</text:p>
          </table:table-cell>
          <table:table-cell/>
          <table:table-cell office:value-type="float" office:value="1442688104.97547" calcext:value-type="float">
            <text:p>1442688104.97547</text:p>
          </table:table-cell>
          <table:table-cell table:formula="of:=[.G195]-[.B195]" office:value-type="float" office:value="0.0302069187164307" calcext:value-type="float">
            <text:p>0.030206918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42688105.01082" calcext:value-type="float">
            <text:p>1442688105.01082</text:p>
          </table:table-cell>
          <table:table-cell office:value-type="float" office:value="65632" calcext:value-type="float">
            <text:p>65632</text:p>
          </table:table-cell>
          <table:table-cell table:formula="of:=[.B196]-[.B$2]" office:value-type="float" office:value="39.2799677848816" calcext:value-type="float">
            <text:p>39.2799677849</text:p>
          </table:table-cell>
          <table:table-cell table:formula="of:=[.C196]/([.D196]-[.D195])" office:value-type="float" office:value="1001042.05956494" calcext:value-type="float">
            <text:p>1001042.05956494</text:p>
          </table:table-cell>
          <table:table-cell/>
          <table:table-cell office:value-type="float" office:value="1442688105.03958" calcext:value-type="float">
            <text:p>1442688105.03958</text:p>
          </table:table-cell>
          <table:table-cell table:formula="of:=[.G196]-[.B196]" office:value-type="float" office:value="0.0287573337554932" calcext:value-type="float">
            <text:p>0.028757333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42688105.07444" calcext:value-type="float">
            <text:p>1442688105.07444</text:p>
          </table:table-cell>
          <table:table-cell office:value-type="float" office:value="65632" calcext:value-type="float">
            <text:p>65632</text:p>
          </table:table-cell>
          <table:table-cell table:formula="of:=[.B197]-[.B$2]" office:value-type="float" office:value="39.3435831069946" calcext:value-type="float">
            <text:p>39.343583107</text:p>
          </table:table-cell>
          <table:table-cell table:formula="of:=[.C197]/([.D197]-[.D196])" office:value-type="float" office:value="1031701.13456911" calcext:value-type="float">
            <text:p>1031701.13456911</text:p>
          </table:table-cell>
          <table:table-cell/>
          <table:table-cell office:value-type="float" office:value="1442688105.10309" calcext:value-type="float">
            <text:p>1442688105.10309</text:p>
          </table:table-cell>
          <table:table-cell table:formula="of:=[.G197]-[.B197]" office:value-type="float" office:value="0.0286538600921631" calcext:value-type="float">
            <text:p>0.028653860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42688105.13796" calcext:value-type="float">
            <text:p>1442688105.13796</text:p>
          </table:table-cell>
          <table:table-cell office:value-type="float" office:value="65632" calcext:value-type="float">
            <text:p>65632</text:p>
          </table:table-cell>
          <table:table-cell table:formula="of:=[.B198]-[.B$2]" office:value-type="float" office:value="39.4071018695831" calcext:value-type="float">
            <text:p>39.4071018696</text:p>
          </table:table-cell>
          <table:table-cell table:formula="of:=[.C198]/([.D198]-[.D197])" office:value-type="float" office:value="1033269.49904848" calcext:value-type="float">
            <text:p>1033269.49904848</text:p>
          </table:table-cell>
          <table:table-cell/>
          <table:table-cell office:value-type="float" office:value="1442688105.16671" calcext:value-type="float">
            <text:p>1442688105.16671</text:p>
          </table:table-cell>
          <table:table-cell table:formula="of:=[.G198]-[.B198]" office:value-type="float" office:value="0.0287497043609619" calcext:value-type="float">
            <text:p>0.028749704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42688105.20152" calcext:value-type="float">
            <text:p>1442688105.20152</text:p>
          </table:table-cell>
          <table:table-cell office:value-type="float" office:value="65632" calcext:value-type="float">
            <text:p>65632</text:p>
          </table:table-cell>
          <table:table-cell table:formula="of:=[.B199]-[.B$2]" office:value-type="float" office:value="39.470666885376" calcext:value-type="float">
            <text:p>39.4706668854</text:p>
          </table:table-cell>
          <table:table-cell table:formula="of:=[.C199]/([.D199]-[.D198])" office:value-type="float" office:value="1032517.63853704" calcext:value-type="float">
            <text:p>1032517.63853704</text:p>
          </table:table-cell>
          <table:table-cell/>
          <table:table-cell office:value-type="float" office:value="1442688105.23016" calcext:value-type="float">
            <text:p>1442688105.23016</text:p>
          </table:table-cell>
          <table:table-cell table:formula="of:=[.G199]-[.B199]" office:value-type="float" office:value="0.0286400318145752" calcext:value-type="float">
            <text:p>0.028640031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42688105.26511" calcext:value-type="float">
            <text:p>1442688105.26511</text:p>
          </table:table-cell>
          <table:table-cell office:value-type="float" office:value="65632" calcext:value-type="float">
            <text:p>65632</text:p>
          </table:table-cell>
          <table:table-cell table:formula="of:=[.B200]-[.B$2]" office:value-type="float" office:value="39.5342538356781" calcext:value-type="float">
            <text:p>39.5342538357</text:p>
          </table:table-cell>
          <table:table-cell table:formula="of:=[.C200]/([.D200]-[.D199])" office:value-type="float" office:value="1032161.46847992" calcext:value-type="float">
            <text:p>1032161.46847992</text:p>
          </table:table-cell>
          <table:table-cell/>
          <table:table-cell office:value-type="float" office:value="1442688105.29378" calcext:value-type="float">
            <text:p>1442688105.29378</text:p>
          </table:table-cell>
          <table:table-cell table:formula="of:=[.G200]-[.B200]" office:value-type="float" office:value="0.0286664962768555" calcext:value-type="float">
            <text:p>0.028666496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42688105.32862" calcext:value-type="float">
            <text:p>1442688105.32862</text:p>
          </table:table-cell>
          <table:table-cell office:value-type="float" office:value="65632" calcext:value-type="float">
            <text:p>65632</text:p>
          </table:table-cell>
          <table:table-cell table:formula="of:=[.B201]-[.B$2]" office:value-type="float" office:value="39.5977699756622" calcext:value-type="float">
            <text:p>39.5977699757</text:p>
          </table:table-cell>
          <table:table-cell table:formula="of:=[.C201]/([.D201]-[.D200])" office:value-type="float" office:value="1033312.16311945" calcext:value-type="float">
            <text:p>1033312.16311945</text:p>
          </table:table-cell>
          <table:table-cell/>
          <table:table-cell office:value-type="float" office:value="1442688105.35721" calcext:value-type="float">
            <text:p>1442688105.35721</text:p>
          </table:table-cell>
          <table:table-cell table:formula="of:=[.G201]-[.B201]" office:value-type="float" office:value="0.0285880565643311" calcext:value-type="float">
            <text:p>0.028588056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42688105.39216" calcext:value-type="float">
            <text:p>1442688105.39216</text:p>
          </table:table-cell>
          <table:table-cell office:value-type="float" office:value="65632" calcext:value-type="float">
            <text:p>65632</text:p>
          </table:table-cell>
          <table:table-cell table:formula="of:=[.B202]-[.B$2]" office:value-type="float" office:value="39.6613075733185" calcext:value-type="float">
            <text:p>39.6613075733</text:p>
          </table:table-cell>
          <table:table-cell table:formula="of:=[.C202]/([.D202]-[.D201])" office:value-type="float" office:value="1032963.19692603" calcext:value-type="float">
            <text:p>1032963.19692603</text:p>
          </table:table-cell>
          <table:table-cell/>
          <table:table-cell office:value-type="float" office:value="1442688105.42079" calcext:value-type="float">
            <text:p>1442688105.42079</text:p>
          </table:table-cell>
          <table:table-cell table:formula="of:=[.G202]-[.B202]" office:value-type="float" office:value="0.0286307334899902" calcext:value-type="float">
            <text:p>0.028630733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42688105.45571" calcext:value-type="float">
            <text:p>1442688105.45571</text:p>
          </table:table-cell>
          <table:table-cell office:value-type="float" office:value="65632" calcext:value-type="float">
            <text:p>65632</text:p>
          </table:table-cell>
          <table:table-cell table:formula="of:=[.B203]-[.B$2]" office:value-type="float" office:value="39.7248511314392" calcext:value-type="float">
            <text:p>39.7248511314</text:p>
          </table:table-cell>
          <table:table-cell table:formula="of:=[.C203]/([.D203]-[.D202])" office:value-type="float" office:value="1032866.3036984" calcext:value-type="float">
            <text:p>1032866.3036984</text:p>
          </table:table-cell>
          <table:table-cell/>
          <table:table-cell office:value-type="float" office:value="1442688105.4844" calcext:value-type="float">
            <text:p>1442688105.4844</text:p>
          </table:table-cell>
          <table:table-cell table:formula="of:=[.G203]-[.B203]" office:value-type="float" office:value="0.0286977291107178" calcext:value-type="float">
            <text:p>0.028697729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42688105.51923" calcext:value-type="float">
            <text:p>1442688105.51923</text:p>
          </table:table-cell>
          <table:table-cell office:value-type="float" office:value="65632" calcext:value-type="float">
            <text:p>65632</text:p>
          </table:table-cell>
          <table:table-cell table:formula="of:=[.B204]-[.B$2]" office:value-type="float" office:value="39.7883772850037" calcext:value-type="float">
            <text:p>39.788377285</text:p>
          </table:table-cell>
          <table:table-cell table:formula="of:=[.C204]/([.D204]-[.D203])" office:value-type="float" office:value="1033149.28289197" calcext:value-type="float">
            <text:p>1033149.28289197</text:p>
          </table:table-cell>
          <table:table-cell/>
          <table:table-cell office:value-type="float" office:value="1442688105.54786" calcext:value-type="float">
            <text:p>1442688105.54786</text:p>
          </table:table-cell>
          <table:table-cell table:formula="of:=[.G204]-[.B204]" office:value-type="float" office:value="0.0286240577697754" calcext:value-type="float">
            <text:p>0.028624057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42688105.58275" calcext:value-type="float">
            <text:p>1442688105.58275</text:p>
          </table:table-cell>
          <table:table-cell office:value-type="float" office:value="65632" calcext:value-type="float">
            <text:p>65632</text:p>
          </table:table-cell>
          <table:table-cell table:formula="of:=[.B205]-[.B$2]" office:value-type="float" office:value="39.8518962860107" calcext:value-type="float">
            <text:p>39.851896286</text:p>
          </table:table-cell>
          <table:table-cell table:formula="of:=[.C205]/([.D205]-[.D204])" office:value-type="float" office:value="1033265.62067128" calcext:value-type="float">
            <text:p>1033265.62067128</text:p>
          </table:table-cell>
          <table:table-cell/>
          <table:table-cell office:value-type="float" office:value="1442688105.61139" calcext:value-type="float">
            <text:p>1442688105.61139</text:p>
          </table:table-cell>
          <table:table-cell table:formula="of:=[.G205]-[.B205]" office:value-type="float" office:value="0.0286388397216797" calcext:value-type="float">
            <text:p>0.028638839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42688105.64626" calcext:value-type="float">
            <text:p>1442688105.64626</text:p>
          </table:table-cell>
          <table:table-cell office:value-type="float" office:value="65632" calcext:value-type="float">
            <text:p>65632</text:p>
          </table:table-cell>
          <table:table-cell table:formula="of:=[.B206]-[.B$2]" office:value-type="float" office:value="39.9154069423676" calcext:value-type="float">
            <text:p>39.9154069424</text:p>
          </table:table-cell>
          <table:table-cell table:formula="of:=[.C206]/([.D206]-[.D205])" office:value-type="float" office:value="1033401.38119925" calcext:value-type="float">
            <text:p>1033401.38119925</text:p>
          </table:table-cell>
          <table:table-cell/>
          <table:table-cell office:value-type="float" office:value="1442688105.67492" calcext:value-type="float">
            <text:p>1442688105.67492</text:p>
          </table:table-cell>
          <table:table-cell table:formula="of:=[.G206]-[.B206]" office:value-type="float" office:value="0.0286622047424316" calcext:value-type="float">
            <text:p>0.028662204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42688105.70981" calcext:value-type="float">
            <text:p>1442688105.70981</text:p>
          </table:table-cell>
          <table:table-cell office:value-type="float" office:value="65632" calcext:value-type="float">
            <text:p>65632</text:p>
          </table:table-cell>
          <table:table-cell table:formula="of:=[.B207]-[.B$2]" office:value-type="float" office:value="39.9789519309998" calcext:value-type="float">
            <text:p>39.978951931</text:p>
          </table:table-cell>
          <table:table-cell table:formula="of:=[.C207]/([.D207]-[.D206])" office:value-type="float" office:value="1032843.0520285" calcext:value-type="float">
            <text:p>1032843.0520285</text:p>
          </table:table-cell>
          <table:table-cell/>
          <table:table-cell office:value-type="float" office:value="1442688105.73846" calcext:value-type="float">
            <text:p>1442688105.73846</text:p>
          </table:table-cell>
          <table:table-cell table:formula="of:=[.G207]-[.B207]" office:value-type="float" office:value="0.0286486148834229" calcext:value-type="float">
            <text:p>0.028648614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42688105.77339" calcext:value-type="float">
            <text:p>1442688105.77339</text:p>
          </table:table-cell>
          <table:table-cell office:value-type="float" office:value="65632" calcext:value-type="float">
            <text:p>65632</text:p>
          </table:table-cell>
          <table:table-cell table:formula="of:=[.B208]-[.B$2]" office:value-type="float" office:value="40.0425324440002" calcext:value-type="float">
            <text:p>40.042532444</text:p>
          </table:table-cell>
          <table:table-cell table:formula="of:=[.C208]/([.D208]-[.D207])" office:value-type="float" office:value="1032265.97117101" calcext:value-type="float">
            <text:p>1032265.97117101</text:p>
          </table:table-cell>
          <table:table-cell/>
          <table:table-cell office:value-type="float" office:value="1442688105.80204" calcext:value-type="float">
            <text:p>1442688105.80204</text:p>
          </table:table-cell>
          <table:table-cell table:formula="of:=[.G208]-[.B208]" office:value-type="float" office:value="0.028653621673584" calcext:value-type="float">
            <text:p>0.02865362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9T14:02:44.049164934</dc:date>
    <meta:editing-duration>PT16M19S</meta:editing-duration>
    <meta:editing-cycles>3</meta:editing-cycles>
    <meta:generator>LibreOffice/4.4.2.2$Linux_X86_64 LibreOffice_project/40m0$Build-2</meta:generator>
    <meta:document-statistic meta:table-count="1" meta:cell-count="14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238cm" svg:height="16.762cm" xlink:href=".." xlink:type="simple" chart:class="chart:scatter" chart:style-name="ch1">
        <chart:legend chart:legend-position="end" svg:x="19.671cm" svg:y="8.082cm" style:legend-expansion="high" chart:style-name="ch2"/>
        <chart:plot-area chart:style-name="ch3" table:cell-range-address="'source_2.sender_i.routed_msg_pub.network'.D1:'source_2.sender_i.routed_msg_pub.network'.E208" chart:data-source-has-labels="row" svg:x="0.464cm" svg:y="0.335cm" svg:width="18.743cm" svg:height="16.092cm">
          <chartooo:coordinate-region svg:x="1.826cm" svg:y="0.534cm" svg:width="17.009cm" svg:height="15.2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ource_2.sender_i.routed_msg_pub.network'.E2:'source_2.sender_i.routed_msg_pub.network'.E208" chart:label-cell-address="'source_2.sender_i.routed_msg_pub.network'.E1:'source_2.sender_i.routed_msg_pub.network'.E1" chart:class="chart:scatter">
            <chart:domain table:cell-range-address="'source_2.sender_i.routed_msg_pub.network'.D2:'source_2.sender_i.routed_msg_pub.network'.D208"/>
            <chart:data-point chart:repeated="20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data rate (bps)</text:p>
                <draw:g>
                  <svg:desc>'source_2.sender_i.routed_msg_pub.network'.E1:'source_2.sender_i.routed_msg_pub.network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ource_2.sender_i.routed_msg_pub.network'.D2:'source_2.sender_i.routed_msg_pub.network'.D208</svg:desc>
                </draw:g>
              </table:table-cell>
              <table:table-cell office:value-type="float" office:value="0">
                <text:p>0</text:p>
                <draw:g>
                  <svg:desc>'source_2.sender_i.routed_msg_pub.network'.E2:'source_2.sender_i.routed_msg_pub.network'.E2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34357929229736">
                <text:p>0.0634357929229736</text:p>
              </table:table-cell>
              <table:table-cell office:value-type="float" office:value="1034620.94467225">
                <text:p>1034620.944672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6887321472168">
                <text:p>0.126887321472168</text:p>
              </table:table-cell>
              <table:table-cell office:value-type="float" office:value="1034364.36443159">
                <text:p>1034364.364431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90393447875977">
                <text:p>0.190393447875977</text:p>
              </table:table-cell>
              <table:table-cell office:value-type="float" office:value="1033475.0947125">
                <text:p>1033475.0947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3947019577026">
                <text:p>0.253947019577026</text:p>
              </table:table-cell>
              <table:table-cell office:value-type="float" office:value="1032703.5639905">
                <text:p>1032703.56399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550669670105">
                <text:p>0.31550669670105</text:p>
              </table:table-cell>
              <table:table-cell office:value-type="float" office:value="1066152.44046476">
                <text:p>1066152.440464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5964403152466">
                <text:p>0.375964403152466</text:p>
              </table:table-cell>
              <table:table-cell office:value-type="float" office:value="1085585.34308181">
                <text:p>1085585.343081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36511039733887">
                <text:p>0.436511039733887</text:p>
              </table:table-cell>
              <table:table-cell office:value-type="float" office:value="1083990.84913231">
                <text:p>1083990.849132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97075796127319">
                <text:p>0.497075796127319</text:p>
              </table:table-cell>
              <table:table-cell office:value-type="float" office:value="1083666.53988749">
                <text:p>1083666.539887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57685375213623">
                <text:p>0.557685375213623</text:p>
              </table:table-cell>
              <table:table-cell office:value-type="float" office:value="1082865.13434691">
                <text:p>1082865.134346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18326902389526">
                <text:p>0.618326902389526</text:p>
              </table:table-cell>
              <table:table-cell office:value-type="float" office:value="1082294.64290404">
                <text:p>1082294.642904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78946018218994">
                <text:p>0.678946018218994</text:p>
              </table:table-cell>
              <table:table-cell office:value-type="float" office:value="1082694.77543411">
                <text:p>1082694.775434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39512205123901">
                <text:p>0.739512205123901</text:p>
              </table:table-cell>
              <table:table-cell office:value-type="float" office:value="1083640.94479064">
                <text:p>1083640.944790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00027132034302">
                <text:p>0.800027132034302</text:p>
              </table:table-cell>
              <table:table-cell office:value-type="float" office:value="1084558.85763815">
                <text:p>1084558.857638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6058521270752">
                <text:p>0.86058521270752</text:p>
              </table:table-cell>
              <table:table-cell office:value-type="float" office:value="1083785.99966142">
                <text:p>1083785.999661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21212196350098">
                <text:p>0.921212196350098</text:p>
              </table:table-cell>
              <table:table-cell office:value-type="float" office:value="1082554.26967848">
                <text:p>1082554.269678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81794118881226">
                <text:p>0.981794118881226</text:p>
              </table:table-cell>
              <table:table-cell office:value-type="float" office:value="1083359.47850247">
                <text:p>1083359.478502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424120426178">
                <text:p>1.0424120426178</text:p>
              </table:table-cell>
              <table:table-cell office:value-type="float" office:value="1082716.06736676">
                <text:p>1082716.067366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10296440124512">
                <text:p>1.10296440124512</text:p>
              </table:table-cell>
              <table:table-cell office:value-type="float" office:value="1083888.41471798">
                <text:p>1083888.414717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634681224823">
                <text:p>1.1634681224823</text:p>
              </table:table-cell>
              <table:table-cell office:value-type="float" office:value="1084759.72482277">
                <text:p>1084759.724822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2402596473694">
                <text:p>1.22402596473694</text:p>
              </table:table-cell>
              <table:table-cell office:value-type="float" office:value="1083790.26656903">
                <text:p>1083790.266569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.2894423007965">
                <text:p>14.2894423007965</text:p>
              </table:table-cell>
              <table:table-cell office:value-type="float" office:value="5023.33781885393">
                <text:p>5023.337818853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.3718862533569">
                <text:p>14.3718862533569</text:p>
              </table:table-cell>
              <table:table-cell office:value-type="float" office:value="796080.221310314">
                <text:p>796080.2213103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.4542582035065">
                <text:p>14.4542582035065</text:p>
              </table:table-cell>
              <table:table-cell office:value-type="float" office:value="796776.085558897">
                <text:p>796776.0855588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.5366566181183">
                <text:p>14.5366566181183</text:p>
              </table:table-cell>
              <table:table-cell office:value-type="float" office:value="796520.179534959">
                <text:p>796520.1795349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.6190602779388">
                <text:p>14.6190602779388</text:p>
              </table:table-cell>
              <table:table-cell office:value-type="float" office:value="796469.478939663">
                <text:p>796469.4789396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.7015109062195">
                <text:p>14.7015109062195</text:p>
              </table:table-cell>
              <table:table-cell office:value-type="float" office:value="796015.765660468">
                <text:p>796015.7656604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.7839121818542">
                <text:p>14.7839121818542</text:p>
              </table:table-cell>
              <table:table-cell office:value-type="float" office:value="796492.523864636">
                <text:p>796492.5238646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.8663351535797">
                <text:p>14.8663351535797</text:p>
              </table:table-cell>
              <table:table-cell office:value-type="float" office:value="796282.864182675">
                <text:p>796282.8641826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.9487636089325">
                <text:p>14.9487636089325</text:p>
              </table:table-cell>
              <table:table-cell office:value-type="float" office:value="796229.890747115">
                <text:p>796229.8907471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.0312428474426">
                <text:p>15.0312428474426</text:p>
              </table:table-cell>
              <table:table-cell office:value-type="float" office:value="795739.645340417">
                <text:p>795739.6453404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1136636734009">
                <text:p>15.1136636734009</text:p>
              </table:table-cell>
              <table:table-cell office:value-type="float" office:value="796303.594837112">
                <text:p>796303.5948371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.1961114406586">
                <text:p>15.1961114406586</text:p>
              </table:table-cell>
              <table:table-cell office:value-type="float" office:value="796043.3882323">
                <text:p>796043.38823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.2786641120911">
                <text:p>15.2786641120911</text:p>
              </table:table-cell>
              <table:table-cell office:value-type="float" office:value="795031.812552166">
                <text:p>795031.8125521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.3573150634766">
                <text:p>15.3573150634766</text:p>
              </table:table-cell>
              <table:table-cell office:value-type="float" office:value="834471.787611478">
                <text:p>834471.7876114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.4359366893768">
                <text:p>15.4359366893768</text:p>
              </table:table-cell>
              <table:table-cell office:value-type="float" office:value="834783.041541956">
                <text:p>834783.0415419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.5145065784454">
                <text:p>15.5145065784454</text:p>
              </table:table-cell>
              <table:table-cell office:value-type="float" office:value="835332.73087217">
                <text:p>835332.730872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.5930802822113">
                <text:p>15.5930802822113</text:p>
              </table:table-cell>
              <table:table-cell office:value-type="float" office:value="835292.176063988">
                <text:p>835292.1760639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.671658039093">
                <text:p>15.671658039093</text:p>
              </table:table-cell>
              <table:table-cell office:value-type="float" office:value="835249.090894748">
                <text:p>835249.0908947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.7502133846283">
                <text:p>15.7502133846283</text:p>
              </table:table-cell>
              <table:table-cell office:value-type="float" office:value="835487.382211633">
                <text:p>835487.3822116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.8287713527679">
                <text:p>15.8287713527679</text:p>
              </table:table-cell>
              <table:table-cell office:value-type="float" office:value="835459.490033263">
                <text:p>835459.4900332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.9073185920715">
                <text:p>15.9073185920715</text:p>
              </table:table-cell>
              <table:table-cell office:value-type="float" office:value="835573.606175122">
                <text:p>835573.6061751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.9858541488647">
                <text:p>15.9858541488647</text:p>
              </table:table-cell>
              <table:table-cell office:value-type="float" office:value="835697.901433507">
                <text:p>835697.9014335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.064380645752">
                <text:p>16.064380645752</text:p>
              </table:table-cell>
              <table:table-cell office:value-type="float" office:value="835794.319136275">
                <text:p>835794.3191362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.1428635120392">
                <text:p>16.1428635120392</text:p>
              </table:table-cell>
              <table:table-cell office:value-type="float" office:value="836258.958226629">
                <text:p>836258.9582266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.2214508056641">
                <text:p>16.2214508056641</text:p>
              </table:table-cell>
              <table:table-cell office:value-type="float" office:value="835147.731556737">
                <text:p>835147.7315567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.2949905395508">
                <text:p>16.2949905395508</text:p>
              </table:table-cell>
              <table:table-cell office:value-type="float" office:value="892469.914306463">
                <text:p>892469.9143064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3595499992371">
                <text:p>16.3595499992371</text:p>
              </table:table-cell>
              <table:table-cell office:value-type="float" office:value="1016613.21700852">
                <text:p>1016613.217008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4239821434021">
                <text:p>16.4239821434021</text:p>
              </table:table-cell>
              <table:table-cell office:value-type="float" office:value="1018622.00692697">
                <text:p>1018622.006926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.4883897304535">
                <text:p>16.4883897304535</text:p>
              </table:table-cell>
              <table:table-cell office:value-type="float" office:value="1019010.38378649">
                <text:p>1019010.383786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.5528287887573">
                <text:p>16.5528287887573</text:p>
              </table:table-cell>
              <table:table-cell office:value-type="float" office:value="1018512.71150708">
                <text:p>1018512.711507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.617255449295">
                <text:p>16.617255449295</text:p>
              </table:table-cell>
              <table:table-cell office:value-type="float" office:value="1018708.70618189">
                <text:p>1018708.706181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.6816704273224">
                <text:p>16.6816704273224</text:p>
              </table:table-cell>
              <table:table-cell office:value-type="float" office:value="1018893.46251332">
                <text:p>1018893.462513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.7461402416229">
                <text:p>16.7461402416229</text:p>
              </table:table-cell>
              <table:table-cell office:value-type="float" office:value="1018026.8194049">
                <text:p>1018026.81940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.8105864524841">
                <text:p>16.8105864524841</text:p>
              </table:table-cell>
              <table:table-cell office:value-type="float" office:value="1018399.67195818">
                <text:p>1018399.671958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.8750023841858">
                <text:p>16.8750023841858</text:p>
              </table:table-cell>
              <table:table-cell office:value-type="float" office:value="1018878.3778518">
                <text:p>1018878.37785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.9394731521606">
                <text:p>16.9394731521606</text:p>
              </table:table-cell>
              <table:table-cell office:value-type="float" office:value="1018011.76039348">
                <text:p>1018011.760393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.0038375854492">
                <text:p>17.0038375854492</text:p>
              </table:table-cell>
              <table:table-cell office:value-type="float" office:value="1019693.58924894">
                <text:p>1019693.589248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.0682857036591">
                <text:p>17.0682857036591</text:p>
              </table:table-cell>
              <table:table-cell office:value-type="float" office:value="1018369.532316">
                <text:p>1018369.5323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.1326794624329">
                <text:p>17.1326794624329</text:p>
              </table:table-cell>
              <table:table-cell office:value-type="float" office:value="1019229.21180212">
                <text:p>1019229.211802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.1970901489258">
                <text:p>17.1970901489258</text:p>
              </table:table-cell>
              <table:table-cell office:value-type="float" office:value="1018961.34901798">
                <text:p>1018961.349017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.2615115642548">
                <text:p>17.2615115642548</text:p>
              </table:table-cell>
              <table:table-cell office:value-type="float" office:value="1018791.64971521">
                <text:p>1018791.649715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.3281300067902">
                <text:p>17.3281300067902</text:p>
              </table:table-cell>
              <table:table-cell office:value-type="float" office:value="985192.650895791">
                <text:p>985192.6508957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.3946952819824">
                <text:p>17.3946952819824</text:p>
              </table:table-cell>
              <table:table-cell office:value-type="float" office:value="985979.548802808">
                <text:p>985979.5488028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.4612317085266">
                <text:p>17.4612317085266</text:p>
              </table:table-cell>
              <table:table-cell office:value-type="float" office:value="986407.04661846">
                <text:p>986407.046618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.5278508663178">
                <text:p>17.5278508663178</text:p>
              </table:table-cell>
              <table:table-cell office:value-type="float" office:value="985182.073387469">
                <text:p>985182.07338746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.5943918228149">
                <text:p>17.5943918228149</text:p>
              </table:table-cell>
              <table:table-cell office:value-type="float" office:value="986339.894329131">
                <text:p>986339.8943291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.6609497070313">
                <text:p>17.6609497070313</text:p>
              </table:table-cell>
              <table:table-cell office:value-type="float" office:value="986089.037726928">
                <text:p>986089.0377269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.7275013923645">
                <text:p>17.7275013923645</text:p>
              </table:table-cell>
              <table:table-cell office:value-type="float" office:value="986180.885898731">
                <text:p>986180.8858987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.7940616607666">
                <text:p>17.7940616607666</text:p>
              </table:table-cell>
              <table:table-cell office:value-type="float" office:value="986053.716062384">
                <text:p>986053.7160623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.8606493473053">
                <text:p>17.8606493473053</text:p>
              </table:table-cell>
              <table:table-cell office:value-type="float" office:value="985647.69872068">
                <text:p>985647.698720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.9272658824921">
                <text:p>17.9272658824921</text:p>
              </table:table-cell>
              <table:table-cell office:value-type="float" office:value="985220.858695108">
                <text:p>985220.8586951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.9938497543335">
                <text:p>17.9938497543335</text:p>
              </table:table-cell>
              <table:table-cell office:value-type="float" office:value="985704.16806494">
                <text:p>985704.168064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.0604643821716">
                <text:p>18.0604643821716</text:p>
              </table:table-cell>
              <table:table-cell office:value-type="float" office:value="985249.068109749">
                <text:p>985249.06810974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.1269955635071">
                <text:p>18.1269955635071</text:p>
              </table:table-cell>
              <table:table-cell office:value-type="float" office:value="986484.813325115">
                <text:p>986484.8133251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.1937506198883">
                <text:p>18.1937506198883</text:p>
              </table:table-cell>
              <table:table-cell office:value-type="float" office:value="983176.45970049">
                <text:p>983176.459700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8.2603604793549">
                <text:p>18.2603604793549</text:p>
              </table:table-cell>
              <table:table-cell office:value-type="float" office:value="985319.598714305">
                <text:p>985319.5987143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8.3270080089569">
                <text:p>18.3270080089569</text:p>
              </table:table-cell>
              <table:table-cell office:value-type="float" office:value="984762.682006153">
                <text:p>984762.68200615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.3936371803284">
                <text:p>18.3936371803284</text:p>
              </table:table-cell>
              <table:table-cell office:value-type="float" office:value="985034.012116094">
                <text:p>985034.0121160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.4601936340332">
                <text:p>18.4601936340332</text:p>
              </table:table-cell>
              <table:table-cell office:value-type="float" office:value="986110.231940335">
                <text:p>986110.2319403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.5266864299774">
                <text:p>18.5266864299774</text:p>
              </table:table-cell>
              <table:table-cell office:value-type="float" office:value="987054.297657508">
                <text:p>987054.2976575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.5931987762451">
                <text:p>18.5931987762451</text:p>
              </table:table-cell>
              <table:table-cell office:value-type="float" office:value="986764.167600449">
                <text:p>986764.16760044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.6597230434418">
                <text:p>18.6597230434418</text:p>
              </table:table-cell>
              <table:table-cell office:value-type="float" office:value="986587.342720851">
                <text:p>986587.34272085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.7262954711914">
                <text:p>18.7262954711914</text:p>
              </table:table-cell>
              <table:table-cell office:value-type="float" office:value="985873.61492703">
                <text:p>985873.614927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.7928690910339">
                <text:p>18.7928690910339</text:p>
              </table:table-cell>
              <table:table-cell office:value-type="float" office:value="985855.961494109">
                <text:p>985855.9614941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.8594691753387">
                <text:p>18.8594691753387</text:p>
              </table:table-cell>
              <table:table-cell office:value-type="float" office:value="985464.218027429">
                <text:p>985464.2180274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.9259955883026">
                <text:p>18.9259955883026</text:p>
              </table:table-cell>
              <table:table-cell office:value-type="float" office:value="986555.520972505">
                <text:p>986555.5209725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.992520570755">
                <text:p>18.992520570755</text:p>
              </table:table-cell>
              <table:table-cell office:value-type="float" office:value="986576.735243311">
                <text:p>986576.7352433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.0590553283691">
                <text:p>19.0590553283691</text:p>
              </table:table-cell>
              <table:table-cell office:value-type="float" office:value="986431.789240577">
                <text:p>986431.78924057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.1256291866302">
                <text:p>19.1256291866302</text:p>
              </table:table-cell>
              <table:table-cell office:value-type="float" office:value="985852.430883391">
                <text:p>985852.4308833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.1921515464783">
                <text:p>19.1921515464783</text:p>
              </table:table-cell>
              <table:table-cell office:value-type="float" office:value="986615.630442808">
                <text:p>986615.6304428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.2587115764618">
                <text:p>19.2587115764618</text:p>
              </table:table-cell>
              <table:table-cell office:value-type="float" office:value="986057.248114968">
                <text:p>986057.24811496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.3223021030426">
                <text:p>19.3223021030426</text:p>
              </table:table-cell>
              <table:table-cell office:value-type="float" office:value="1032103.42057154">
                <text:p>1032103.4205715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.3858833312988">
                <text:p>19.3858833312988</text:p>
              </table:table-cell>
              <table:table-cell office:value-type="float" office:value="1032254.35871591">
                <text:p>1032254.358715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.4494626522064">
                <text:p>19.4494626522064</text:p>
              </table:table-cell>
              <table:table-cell office:value-type="float" office:value="1032285.32584346">
                <text:p>1032285.3258434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.513002872467">
                <text:p>19.513002872467</text:p>
              </table:table-cell>
              <table:table-cell office:value-type="float" office:value="1032920.5616663">
                <text:p>1032920.56166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.5765459537506">
                <text:p>19.5765459537506</text:p>
              </table:table-cell>
              <table:table-cell office:value-type="float" office:value="1032874.05448767">
                <text:p>1032874.054487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.6401152610779">
                <text:p>19.6401152610779</text:p>
              </table:table-cell>
              <table:table-cell office:value-type="float" office:value="1032447.93375064">
                <text:p>1032447.933750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.703711271286">
                <text:p>19.703711271286</text:p>
              </table:table-cell>
              <table:table-cell office:value-type="float" office:value="1032014.42645862">
                <text:p>1032014.4264586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.7673182487488">
                <text:p>19.7673182487488</text:p>
              </table:table-cell>
              <table:table-cell office:value-type="float" office:value="1031836.48426647">
                <text:p>1031836.4842664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9.8308734893799">
                <text:p>19.8308734893799</text:p>
              </table:table-cell>
              <table:table-cell office:value-type="float" office:value="1032676.44569156">
                <text:p>1032676.4456915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9.8943803310394">
                <text:p>19.8943803310394</text:p>
              </table:table-cell>
              <table:table-cell office:value-type="float" office:value="1033463.4550376">
                <text:p>1033463.45503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9.9579036235809">
                <text:p>19.9579036235809</text:p>
              </table:table-cell>
              <table:table-cell office:value-type="float" office:value="1033195.81485985">
                <text:p>1033195.8148598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.0214831829071">
                <text:p>20.0214831829071</text:p>
              </table:table-cell>
              <table:table-cell office:value-type="float" office:value="1032281.4548509">
                <text:p>1032281.454850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.0849094390869">
                <text:p>20.0849094390869</text:p>
              </table:table-cell>
              <table:table-cell office:value-type="float" office:value="1034776.50980908">
                <text:p>1034776.509809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.148353099823">
                <text:p>20.148353099823</text:p>
              </table:table-cell>
              <table:table-cell office:value-type="float" office:value="1034492.63864233">
                <text:p>1034492.638642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.211850643158">
                <text:p>20.211850643158</text:p>
              </table:table-cell>
              <table:table-cell office:value-type="float" office:value="1033614.79126491">
                <text:p>1033614.791264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.2752985954285">
                <text:p>20.2752985954285</text:p>
              </table:table-cell>
              <table:table-cell office:value-type="float" office:value="1034422.66694724">
                <text:p>1034422.666947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.3359105587006">
                <text:p>20.3359105587006</text:p>
              </table:table-cell>
              <table:table-cell office:value-type="float" office:value="1082822.53959288">
                <text:p>1082822.5395928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.3965311050415">
                <text:p>20.3965311050415</text:p>
              </table:table-cell>
              <table:table-cell office:value-type="float" office:value="1082669.2262203">
                <text:p>1082669.226220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.4570395946503">
                <text:p>20.4570395946503</text:p>
              </table:table-cell>
              <table:table-cell office:value-type="float" office:value="1084674.24033161">
                <text:p>1084674.2403316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.5175716876984">
                <text:p>20.5175716876984</text:p>
              </table:table-cell>
              <table:table-cell office:value-type="float" office:value="1084251.29043286">
                <text:p>1084251.2904328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.5781393051147">
                <text:p>20.5781393051147</text:p>
              </table:table-cell>
              <table:table-cell office:value-type="float" office:value="1083615.35090281">
                <text:p>1083615.3509028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.6387202739716">
                <text:p>20.6387202739716</text:p>
              </table:table-cell>
              <table:table-cell office:value-type="float" office:value="1083376.53290305">
                <text:p>1083376.5329030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0.6992518901825">
                <text:p>20.6992518901825</text:p>
              </table:table-cell>
              <table:table-cell office:value-type="float" office:value="1084259.83161079">
                <text:p>1084259.8316107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0.7597920894623">
                <text:p>20.7597920894623</text:p>
              </table:table-cell>
              <table:table-cell office:value-type="float" office:value="1084106.11099384">
                <text:p>1084106.1109938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0.8203740119934">
                <text:p>20.8203740119934</text:p>
              </table:table-cell>
              <table:table-cell office:value-type="float" office:value="1083359.47850247">
                <text:p>1083359.4785024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.8810374736786">
                <text:p>20.8810374736786</text:p>
              </table:table-cell>
              <table:table-cell office:value-type="float" office:value="1081903.31011118">
                <text:p>1081903.3101111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.9415996074677">
                <text:p>20.9415996074677</text:p>
              </table:table-cell>
              <table:table-cell office:value-type="float" office:value="1083713.46737213">
                <text:p>1083713.4673721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1.0021553039551">
                <text:p>21.0021553039551</text:p>
              </table:table-cell>
              <table:table-cell office:value-type="float" office:value="1083828.6702495">
                <text:p>1083828.670249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1.0627331733704">
                <text:p>21.0627331733704</text:p>
              </table:table-cell>
              <table:table-cell office:value-type="float" office:value="1083431.96341339">
                <text:p>1083431.9634133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.1232271194458">
                <text:p>21.1232271194458</text:p>
              </table:table-cell>
              <table:table-cell office:value-type="float" office:value="1084935.01016041">
                <text:p>1084935.0101604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1.1837463378906">
                <text:p>21.1837463378906</text:p>
              </table:table-cell>
              <table:table-cell office:value-type="float" office:value="1084481.94947919">
                <text:p>1084481.949479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1.2443833351135">
                <text:p>21.2443833351135</text:p>
              </table:table-cell>
              <table:table-cell office:value-type="float" office:value="1082375.4969056">
                <text:p>1082375.496905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4.3180027008057">
                <text:p>34.3180027008057</text:p>
              </table:table-cell>
              <table:table-cell office:value-type="float" office:value="5020.18593047246">
                <text:p>5020.1859304724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4.4005815982819">
                <text:p>34.4005815982819</text:p>
              </table:table-cell>
              <table:table-cell office:value-type="float" office:value="794779.320212149">
                <text:p>794779.32021214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4.4829943180084">
                <text:p>34.4829943180084</text:p>
              </table:table-cell>
              <table:table-cell office:value-type="float" office:value="796381.920385114">
                <text:p>796381.92038511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4.5655069351196">
                <text:p>34.5655069351196</text:p>
              </table:table-cell>
              <table:table-cell office:value-type="float" office:value="795417.746979771">
                <text:p>795417.74697977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4.6479158401489">
                <text:p>34.6479158401489</text:p>
              </table:table-cell>
              <table:table-cell office:value-type="float" office:value="796418.784798408">
                <text:p>796418.78479840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4.7305374145508">
                <text:p>34.7305374145508</text:p>
              </table:table-cell>
              <table:table-cell office:value-type="float" office:value="794368.788965199">
                <text:p>794368.78896519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4.8130159378052">
                <text:p>34.8130159378052</text:p>
              </table:table-cell>
              <table:table-cell office:value-type="float" office:value="795746.54601376">
                <text:p>795746.5460137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4.8954820632935">
                <text:p>34.8954820632935</text:p>
              </table:table-cell>
              <table:table-cell office:value-type="float" office:value="795866.176704598">
                <text:p>795866.17670459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4.9778909683228">
                <text:p>34.9778909683228</text:p>
              </table:table-cell>
              <table:table-cell office:value-type="float" office:value="796418.784798408">
                <text:p>796418.78479840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5.0603866577148">
                <text:p>35.0603866577148</text:p>
              </table:table-cell>
              <table:table-cell office:value-type="float" office:value="795580.9628799">
                <text:p>795580.962879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5.142772436142">
                <text:p>35.142772436142</text:p>
              </table:table-cell>
              <table:table-cell office:value-type="float" office:value="796642.348388516">
                <text:p>796642.34838851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.2252886295319">
                <text:p>35.2252886295319</text:p>
              </table:table-cell>
              <table:table-cell office:value-type="float" office:value="795383.273315651">
                <text:p>795383.27331565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5.3058888912201">
                <text:p>35.3058888912201</text:p>
              </table:table-cell>
              <table:table-cell office:value-type="float" office:value="814290.160171803">
                <text:p>814290.16017180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5.3845024108887">
                <text:p>35.3845024108887</text:p>
              </table:table-cell>
              <table:table-cell office:value-type="float" office:value="834869.120180512">
                <text:p>834869.12018051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5.4630422592163">
                <text:p>35.4630422592163</text:p>
              </table:table-cell>
              <table:table-cell office:value-type="float" office:value="835652.237654059">
                <text:p>835652.23765405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5.5417075157166">
                <text:p>35.5417075157166</text:p>
              </table:table-cell>
              <table:table-cell office:value-type="float" office:value="834320.040636953">
                <text:p>834320.04063695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5.6202869415283">
                <text:p>35.6202869415283</text:p>
              </table:table-cell>
              <table:table-cell office:value-type="float" office:value="835231.351234579">
                <text:p>835231.35123457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5.698793888092">
                <text:p>35.698793888092</text:p>
              </table:table-cell>
              <table:table-cell office:value-type="float" office:value="836002.454212499">
                <text:p>836002.4542124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5.7773432731628">
                <text:p>35.7773432731628</text:p>
              </table:table-cell>
              <table:table-cell office:value-type="float" office:value="835550.780452862">
                <text:p>835550.78045286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5.8559029102325">
                <text:p>35.8559029102325</text:p>
              </table:table-cell>
              <table:table-cell office:value-type="float" office:value="835441.741434828">
                <text:p>835441.74143482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5.9344725608826">
                <text:p>35.9344725608826</text:p>
              </table:table-cell>
              <table:table-cell office:value-type="float" office:value="835335.265678435">
                <text:p>835335.26567843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6.0130391120911">
                <text:p>36.0130391120911</text:p>
              </table:table-cell>
              <table:table-cell office:value-type="float" office:value="835368.219559861">
                <text:p>835368.21955986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6.0915484428406">
                <text:p>36.0915484428406</text:p>
              </table:table-cell>
              <table:table-cell office:value-type="float" office:value="835977.066336261">
                <text:p>835977.06633626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6.1701683998108">
                <text:p>36.1701683998108</text:p>
              </table:table-cell>
              <table:table-cell office:value-type="float" office:value="834800.762163539">
                <text:p>834800.76216353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6.2487423419952">
                <text:p>36.2487423419952</text:p>
              </table:table-cell>
              <table:table-cell office:value-type="float" office:value="835289.641519224">
                <text:p>835289.64151922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6.3173260688782">
                <text:p>36.3173260688782</text:p>
              </table:table-cell>
              <table:table-cell office:value-type="float" office:value="956961.701892158">
                <text:p>956961.70189215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6.3818101882935">
                <text:p>36.3818101882935</text:p>
              </table:table-cell>
              <table:table-cell office:value-type="float" office:value="1017800.98100316">
                <text:p>1017800.9810031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6.4462230205536">
                <text:p>36.4462230205536</text:p>
              </table:table-cell>
              <table:table-cell office:value-type="float" office:value="1018927.40463491">
                <text:p>1018927.4046349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6.5106151103973">
                <text:p>36.5106151103973</text:p>
              </table:table-cell>
              <table:table-cell office:value-type="float" office:value="1019255.62843602">
                <text:p>1019255.6284360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6.5750024318695">
                <text:p>36.5750024318695</text:p>
              </table:table-cell>
              <table:table-cell office:value-type="float" office:value="1019331.1120788">
                <text:p>1019331.112078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6.6394879817963">
                <text:p>36.6394879817963</text:p>
              </table:table-cell>
              <table:table-cell office:value-type="float" office:value="1017778.40267384">
                <text:p>1017778.4026738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6.7039065361023">
                <text:p>36.7039065361023</text:p>
              </table:table-cell>
              <table:table-cell office:value-type="float" office:value="1018836.89733559">
                <text:p>1018836.8973355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6.7682988643646">
                <text:p>36.7682988643646</text:p>
              </table:table-cell>
              <table:table-cell office:value-type="float" office:value="1019251.85454734">
                <text:p>1019251.8545473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6.8327214717865">
                <text:p>36.8327214717865</text:p>
              </table:table-cell>
              <table:table-cell office:value-type="float" office:value="1018772.7977262">
                <text:p>1018772.797726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6.8971219062805">
                <text:p>36.8971219062805</text:p>
              </table:table-cell>
              <table:table-cell office:value-type="float" office:value="1019123.55895822">
                <text:p>1019123.5589582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6.9615292549133">
                <text:p>36.9615292549133</text:p>
              </table:table-cell>
              <table:table-cell office:value-type="float" office:value="1019014.15588723">
                <text:p>1019014.1558872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7.0259447097778">
                <text:p>37.0259447097778</text:p>
              </table:table-cell>
              <table:table-cell office:value-type="float" office:value="1018885.92012673">
                <text:p>1018885.9201267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7.090362071991">
                <text:p>37.090362071991</text:p>
              </table:table-cell>
              <table:table-cell office:value-type="float" office:value="1018855.75169698">
                <text:p>1018855.7516969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7.1547741889954">
                <text:p>37.1547741889954</text:p>
              </table:table-cell>
              <table:table-cell office:value-type="float" office:value="1018938.71917798">
                <text:p>1018938.7191779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7.2192265987396">
                <text:p>37.2192265987396</text:p>
              </table:table-cell>
              <table:table-cell office:value-type="float" office:value="1018301.72464331">
                <text:p>1018301.7246433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7.2847564220428">
                <text:p>37.2847564220428</text:p>
              </table:table-cell>
              <table:table-cell office:value-type="float" office:value="1001559.23961987">
                <text:p>1001559.2396198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7.3514039516449">
                <text:p>37.3514039516449</text:p>
              </table:table-cell>
              <table:table-cell office:value-type="float" office:value="984762.682006153">
                <text:p>984762.68200615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7.4179570674896">
                <text:p>37.4179570674896</text:p>
              </table:table-cell>
              <table:table-cell office:value-type="float" office:value="986159.688648153">
                <text:p>986159.68864815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7.4845609664917">
                <text:p>37.4845609664917</text:p>
              </table:table-cell>
              <table:table-cell office:value-type="float" office:value="985407.776171709">
                <text:p>985407.77617170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7.551084280014">
                <text:p>37.551084280014</text:p>
              </table:table-cell>
              <table:table-cell office:value-type="float" office:value="986601.486379064">
                <text:p>986601.48637906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7.6176769733429">
                <text:p>37.6176769733429</text:p>
              </table:table-cell>
              <table:table-cell office:value-type="float" office:value="985573.592524435">
                <text:p>985573.59252443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7.684253692627">
                <text:p>37.684253692627</text:p>
              </table:table-cell>
              <table:table-cell office:value-type="float" office:value="985810.065527157">
                <text:p>985810.06552715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7.7508008480072">
                <text:p>37.7508008480072</text:p>
              </table:table-cell>
              <table:table-cell office:value-type="float" office:value="986248.016537749">
                <text:p>986248.01653774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7.8173067569733">
                <text:p>37.8173067569733</text:p>
              </table:table-cell>
              <table:table-cell office:value-type="float" office:value="986859.679393144">
                <text:p>986859.67939314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7.8837831020355">
                <text:p>37.8837831020355</text:p>
              </table:table-cell>
              <table:table-cell office:value-type="float" office:value="987298.563700139">
                <text:p>987298.56370013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7.9502904415131">
                <text:p>37.9502904415131</text:p>
              </table:table-cell>
              <table:table-cell office:value-type="float" office:value="986838.452952479">
                <text:p>986838.45295247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8.0168151855469">
                <text:p>38.0168151855469</text:p>
              </table:table-cell>
              <table:table-cell office:value-type="float" office:value="986580.271043813">
                <text:p>986580.27104381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8.0832455158234">
                <text:p>38.0832455158234</text:p>
              </table:table-cell>
              <table:table-cell office:value-type="float" office:value="987982.44306228">
                <text:p>987982.4430622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8.1496512889862">
                <text:p>38.1496512889862</text:p>
              </table:table-cell>
              <table:table-cell office:value-type="float" office:value="988347.802819126">
                <text:p>988347.80281912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8.2160983085632">
                <text:p>38.2160983085632</text:p>
              </table:table-cell>
              <table:table-cell office:value-type="float" office:value="987734.294446697">
                <text:p>987734.29444669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8.282657623291">
                <text:p>38.282657623291</text:p>
              </table:table-cell>
              <table:table-cell office:value-type="float" office:value="986067.844424544">
                <text:p>986067.84442454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8.349241733551">
                <text:p>38.349241733551</text:p>
              </table:table-cell>
              <table:table-cell office:value-type="float" office:value="985700.638541361">
                <text:p>985700.63854136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8.4157831668854">
                <text:p>38.4157831668854</text:p>
              </table:table-cell>
              <table:table-cell office:value-type="float" office:value="986332.826198965">
                <text:p>986332.82619896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8.482314825058">
                <text:p>38.482314825058</text:p>
              </table:table-cell>
              <table:table-cell office:value-type="float" office:value="986477.74311782">
                <text:p>986477.7431178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8.5488629341125">
                <text:p>38.5488629341125</text:p>
              </table:table-cell>
              <table:table-cell office:value-type="float" office:value="986233.883012149">
                <text:p>986233.88301214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8.6154365539551">
                <text:p>38.6154365539551</text:p>
              </table:table-cell>
              <table:table-cell office:value-type="float" office:value="985855.961494109">
                <text:p>985855.96149410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8.6819665431976">
                <text:p>38.6819665431976</text:p>
              </table:table-cell>
              <table:table-cell office:value-type="float" office:value="986502.489286751">
                <text:p>986502.48928675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8.7485430240631">
                <text:p>38.7485430240631</text:p>
              </table:table-cell>
              <table:table-cell office:value-type="float" office:value="985813.595834438">
                <text:p>985813.59583443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8.8151383399963">
                <text:p>38.8151383399963</text:p>
              </table:table-cell>
              <table:table-cell office:value-type="float" office:value="985534.779440142">
                <text:p>985534.77944014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8.8816590309143">
                <text:p>38.8816590309143</text:p>
              </table:table-cell>
              <table:table-cell office:value-type="float" office:value="986640.383530222">
                <text:p>986640.38353022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8.9482133388519">
                <text:p>38.9482133388519</text:p>
              </table:table-cell>
              <table:table-cell office:value-type="float" office:value="986142.024968744">
                <text:p>986142.02496874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9.0147294998169">
                <text:p>39.0147294998169</text:p>
              </table:table-cell>
              <table:table-cell office:value-type="float" office:value="986707.576743169">
                <text:p>986707.57674316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9.0812673568726">
                <text:p>39.0812673568726</text:p>
              </table:table-cell>
              <table:table-cell office:value-type="float" office:value="986385.839644546">
                <text:p>986385.83964454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9.1478490829468">
                <text:p>39.1478490829468</text:p>
              </table:table-cell>
              <table:table-cell office:value-type="float" office:value="985735.934914633">
                <text:p>985735.93491463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9.2144041061401">
                <text:p>39.2144041061401</text:p>
              </table:table-cell>
              <table:table-cell office:value-type="float" office:value="986131.427064825">
                <text:p>986131.42706482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9.2799677848816">
                <text:p>39.2799677848816</text:p>
              </table:table-cell>
              <table:table-cell office:value-type="float" office:value="1001042.05956494">
                <text:p>1001042.0595649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.3435831069946">
                <text:p>39.3435831069946</text:p>
              </table:table-cell>
              <table:table-cell office:value-type="float" office:value="1031701.13456911">
                <text:p>1031701.1345691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.4071018695831">
                <text:p>39.4071018695831</text:p>
              </table:table-cell>
              <table:table-cell office:value-type="float" office:value="1033269.49904848">
                <text:p>1033269.4990484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.470666885376">
                <text:p>39.470666885376</text:p>
              </table:table-cell>
              <table:table-cell office:value-type="float" office:value="1032517.63853704">
                <text:p>1032517.6385370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.5342538356781">
                <text:p>39.5342538356781</text:p>
              </table:table-cell>
              <table:table-cell office:value-type="float" office:value="1032161.46847992">
                <text:p>1032161.4684799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9.5977699756622">
                <text:p>39.5977699756622</text:p>
              </table:table-cell>
              <table:table-cell office:value-type="float" office:value="1033312.16311945">
                <text:p>1033312.1631194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9.6613075733185">
                <text:p>39.6613075733185</text:p>
              </table:table-cell>
              <table:table-cell office:value-type="float" office:value="1032963.19692603">
                <text:p>1032963.1969260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9.7248511314392">
                <text:p>39.7248511314392</text:p>
              </table:table-cell>
              <table:table-cell office:value-type="float" office:value="1032866.3036984">
                <text:p>1032866.303698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9.7883772850037">
                <text:p>39.7883772850037</text:p>
              </table:table-cell>
              <table:table-cell office:value-type="float" office:value="1033149.28289197">
                <text:p>1033149.2828919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9.8518962860107">
                <text:p>39.8518962860107</text:p>
              </table:table-cell>
              <table:table-cell office:value-type="float" office:value="1033265.62067128">
                <text:p>1033265.6206712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9.9154069423676">
                <text:p>39.9154069423676</text:p>
              </table:table-cell>
              <table:table-cell office:value-type="float" office:value="1033401.38119925">
                <text:p>1033401.3811992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9.9789519309998">
                <text:p>39.9789519309998</text:p>
              </table:table-cell>
              <table:table-cell office:value-type="float" office:value="1032843.0520285">
                <text:p>1032843.052028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0.0425324440002">
                <text:p>40.0425324440002</text:p>
              </table:table-cell>
              <table:table-cell office:value-type="float" office:value="1032265.97117101">
                <text:p>1032265.971171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